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TablePreview1.svm"/>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2"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3"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4" style:family="graphic">
      <style:graphic-properties style:protect="size"/>
    </style:style>
    <style:style style:name="gr5"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6"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7"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8"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9"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0"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1"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2"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3"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4"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5"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6"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7"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8"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9"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0"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1"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22"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3"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4"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5"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6"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7"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8"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9"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0"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31"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2"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33"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4"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5"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36"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7"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8"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9"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0"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1"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2"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3"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4"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5"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6"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7"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8"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9"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0"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1"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2"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3"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4"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5"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56"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57"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8"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9"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60"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61"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62" style:family="graphic" style:parent-style-name="standard" style:list-style-name="L5">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63"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64"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65"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pr1" style:family="presentation" style:parent-style-name="Default_20_1-notes">
      <style:graphic-properties draw:stroke="none" draw:fill="none" draw:fill-color="#ffffff" draw:auto-grow-height="true" fo:min-height="9.056cm"/>
    </style:style>
    <style:style style:name="pr2" style:family="presentation" style:parent-style-name="Default-outline1" style:list-style-name="L6">
      <style:graphic-properties fo:min-height="15.906cm"/>
    </style:style>
    <style:style style:name="pr3" style:family="presentation" style:parent-style-name="Default-notes">
      <style:graphic-properties draw:stroke="none" draw:fill="none" draw:fill-color="#ffffff" draw:auto-grow-height="true" fo:min-height="9.691cm"/>
    </style:style>
    <style:style style:name="pr4" style:family="presentation" style:parent-style-name="Default-outline1" style:list-style-name="L6">
      <style:graphic-properties fo:min-height="15.875cm"/>
    </style:style>
    <style:style style:name="pr5" style:family="presentation" style:parent-style-name="Default-outline1" style:list-style-name="L6">
      <style:graphic-properties fo:min-height="17.591cm"/>
    </style:style>
    <style:style style:name="pr6" style:family="presentation" style:parent-style-name="Default-outline1" style:list-style-name="L6">
      <style:graphic-properties fo:min-height="15.875cm"/>
    </style:style>
    <style:style style:name="pr7" style:family="presentation" style:parent-style-name="Default-outline1" style:list-style-name="L6">
      <style:graphic-properties fo:min-height="17.017cm"/>
    </style:style>
    <style:style style:name="pr8" style:family="presentation" style:parent-style-name="Default-outline1" style:list-style-name="L6">
      <style:graphic-properties fo:min-height="15.875cm"/>
    </style:style>
    <style:style style:name="pr9" style:family="presentation" style:parent-style-name="Default-outline1" style:list-style-name="L6">
      <style:graphic-properties fo:min-height="15.875cm"/>
    </style:style>
    <style:style style:name="pr10" style:family="presentation" style:parent-style-name="Default-outline1" style:list-style-name="L6">
      <style:graphic-properties fo:min-height="15.875cm"/>
    </style:style>
    <style:style style:name="pr11" style:family="presentation" style:parent-style-name="Default-outline1" style:list-style-name="L6">
      <style:graphic-properties fo:min-height="17.66cm"/>
    </style:style>
    <style:style style:name="pr12" style:family="presentation" style:parent-style-name="Default-outline1" style:list-style-name="L6">
      <style:graphic-properties fo:min-height="17.41cm"/>
    </style:style>
    <style:style style:name="pr13" style:family="presentation" style:parent-style-name="Default-outline1" style:list-style-name="L6">
      <style:graphic-properties fo:min-height="17.916cm"/>
    </style:style>
    <style:style style:name="pr14" style:family="presentation" style:parent-style-name="Default-outline1" style:list-style-name="L6">
      <style:graphic-properties fo:min-height="17.916cm"/>
    </style:style>
    <style:style style:name="pr15" style:family="presentation" style:parent-style-name="Default-outline1" style:list-style-name="L6">
      <style:graphic-properties fo:min-height="17.145cm"/>
    </style:style>
    <style:style style:name="pr16" style:family="presentation" style:parent-style-name="Default-outline1" style:list-style-name="L6">
      <style:graphic-properties fo:min-height="17.145cm"/>
    </style:style>
    <style:style style:name="pr17" style:family="presentation" style:parent-style-name="Default-outline1" style:list-style-name="L6">
      <style:graphic-properties fo:min-height="17.145cm"/>
    </style:style>
    <style:style style:name="pr18" style:family="presentation" style:parent-style-name="Default-outline1" style:list-style-name="L6">
      <style:graphic-properties fo:min-height="17.145cm"/>
    </style:style>
    <style:style style:name="pr19" style:family="presentation" style:parent-style-name="Default-outline1" style:list-style-name="L6">
      <style:graphic-properties fo:min-height="17.145cm"/>
    </style:style>
    <style:style style:name="pr20" style:family="presentation" style:parent-style-name="Default-outline1" style:list-style-name="L6">
      <style:graphic-properties fo:min-height="17.145cm"/>
    </style:style>
    <style:style style:name="pr21" style:family="presentation" style:parent-style-name="Default-outline1" style:list-style-name="L6">
      <style:graphic-properties fo:min-height="17.145cm"/>
    </style:style>
    <style:style style:name="pr22" style:family="presentation" style:parent-style-name="Default-outline1" style:list-style-name="L6">
      <style:graphic-properties fo:min-height="17.607cm"/>
    </style:style>
    <style:style style:name="pr23" style:family="presentation" style:parent-style-name="Default-outline1" style:list-style-name="L6">
      <style:graphic-properties fo:min-height="17.145cm"/>
    </style:style>
    <style:style style:name="pr24" style:family="presentation" style:parent-style-name="Default-outline1" style:list-style-name="L6">
      <style:graphic-properties fo:min-height="17.145cm"/>
    </style:style>
    <style:style style:name="pr25" style:family="presentation" style:parent-style-name="Default-outline1" style:list-style-name="L6">
      <style:graphic-properties fo:min-height="17.145cm"/>
    </style:style>
    <style:style style:name="pr26" style:family="presentation" style:parent-style-name="Default-outline1" style:list-style-name="L6">
      <style:graphic-properties fo:min-height="17.145cm"/>
    </style:style>
    <style:style style:name="pr27" style:family="presentation" style:parent-style-name="Default-outline1" style:list-style-name="L6">
      <style:graphic-properties fo:min-height="17.149cm"/>
    </style:style>
    <style:style style:name="pr28" style:family="presentation" style:parent-style-name="Default-outline1" style:list-style-name="L6">
      <style:graphic-properties fo:min-height="17.387cm"/>
    </style:style>
    <style:style style:name="pr29" style:family="presentation" style:parent-style-name="Default-outline1" style:list-style-name="L6">
      <style:graphic-properties fo:min-height="17.254cm"/>
    </style:style>
    <style:style style:name="pr30" style:family="presentation" style:parent-style-name="Default-outline1" style:list-style-name="L6">
      <style:graphic-properties fo:min-height="17.893cm"/>
    </style:style>
    <style:style style:name="pr31" style:family="presentation" style:parent-style-name="Default-outline1" style:list-style-name="L6">
      <style:graphic-properties fo:min-height="17.893cm"/>
    </style:style>
    <style:style style:name="pr32" style:family="presentation" style:parent-style-name="Default-outline1" style:list-style-name="L6">
      <style:graphic-properties fo:min-height="17.179cm"/>
    </style:style>
    <style:style style:name="pr33" style:family="presentation" style:parent-style-name="Default-outline1" style:list-style-name="L6">
      <style:graphic-properties fo:min-height="17.145cm"/>
    </style:style>
    <style:style style:name="pr34" style:family="presentation" style:parent-style-name="Default-outline1" style:list-style-name="L6">
      <style:graphic-properties fo:min-height="17.145cm"/>
    </style:style>
    <style:style style:name="pr35" style:family="presentation" style:parent-style-name="Default-outline1" style:list-style-name="L6">
      <style:graphic-properties fo:min-height="17.145cm"/>
    </style:style>
    <style:style style:name="pr36" style:family="presentation" style:parent-style-name="Default-outline1" style:list-style-name="L6">
      <style:graphic-properties fo:min-height="17.598cm"/>
    </style:style>
    <style:style style:name="pr37" style:family="presentation" style:parent-style-name="Default-outline1" style:list-style-name="L6">
      <style:graphic-properties fo:min-height="17.145cm"/>
    </style:style>
    <style:style style:name="pr38" style:family="presentation" style:parent-style-name="Default-outline1" style:list-style-name="L6">
      <style:graphic-properties fo:min-height="18.161cm"/>
    </style:style>
    <style:style style:name="pr39" style:family="presentation" style:parent-style-name="Default-outline1" style:list-style-name="L6">
      <style:graphic-properties fo:min-height="17.145cm"/>
    </style:style>
    <style:style style:name="pr40" style:family="presentation" style:parent-style-name="Default-outline1" style:list-style-name="L6">
      <style:graphic-properties fo:min-height="17.145cm"/>
    </style:style>
    <style:style style:name="pr41" style:family="presentation" style:parent-style-name="Default-outline1" style:list-style-name="L6">
      <style:graphic-properties fo:min-height="17.145cm"/>
    </style:style>
    <style:style style:name="pr42" style:family="presentation" style:parent-style-name="Default-outline1" style:list-style-name="L6">
      <style:graphic-properties fo:min-height="17.145cm"/>
    </style:style>
    <style:style style:name="pr43" style:family="presentation" style:parent-style-name="Default-outline1" style:list-style-name="L6">
      <style:graphic-properties fo:min-height="17.145cm"/>
    </style:style>
    <style:style style:name="pr44" style:family="presentation" style:parent-style-name="Default-outline1" style:list-style-name="L6">
      <style:graphic-properties fo:min-height="17.145cm"/>
    </style:style>
    <style:style style:name="pr45" style:family="presentation" style:parent-style-name="Default-outline1" style:list-style-name="L6">
      <style:graphic-properties fo:min-height="17.145cm"/>
    </style:style>
    <style:style style:name="pr46" style:family="presentation" style:parent-style-name="Default-outline1" style:list-style-name="L6">
      <style:graphic-properties fo:min-height="17.145cm"/>
    </style:style>
    <style:style style:name="pr47" style:family="presentation" style:parent-style-name="Default-outline1" style:list-style-name="L6">
      <style:graphic-properties fo:min-height="17.145cm"/>
    </style:style>
    <style:style style:name="pr48" style:family="presentation" style:parent-style-name="Default-outline1" style:list-style-name="L6">
      <style:graphic-properties fo:min-height="17.145cm"/>
    </style:style>
    <style:style style:name="co1" style:family="table-column">
      <style:table-column-properties style:column-width="13.83cm" style:use-optimal-column-width="false"/>
    </style:style>
    <style:style style:name="co2" style:family="table-column">
      <style:table-column-properties style:column-width="5.972cm" style:use-optimal-column-width="false"/>
    </style:style>
    <style:style style:name="co3" style:family="table-column">
      <style:table-column-properties style:column-width="5.598cm" style:use-optimal-column-width="false"/>
    </style:style>
    <style:style style:name="ro1" style:family="table-row">
      <style:table-row-properties style:row-height="2.27cm"/>
    </style:style>
    <style:style style:name="ro2" style:family="table-row">
      <style:table-row-properties style:row-height="1.31cm"/>
    </style:style>
    <style:style style:name="ro3" style:family="table-row">
      <style:table-row-properties style:row-height="1.61cm"/>
    </style:style>
    <style:style style:name="ro4" style:family="table-row">
      <style:table-row-properties style:row-height="3.265cm"/>
    </style:style>
    <style:style style:name="ro5" style:family="table-row">
      <style:table-row-properties style:row-height="1.287cm"/>
    </style:style>
    <style:style style:name="ce1" style:family="table-cell">
      <style:graphic-properties draw:fill-color="#ffffff" style:repeat="repeat" draw:textarea-vertical-align="middle" fo:padding-top="0.1cm" fo:padding-bottom="0.1cm" fo:padding-left="0.1cm" fo:padding-right="0.1cm"/>
      <style:paragraph-properties fo:text-align="center" fo:border-left="0.001cm solid #999999" fo:border-right="none" fo:border-top="0.001cm solid #999999" fo:border-bottom="none"/>
      <style:text-properties fo:font-family="Arial" style:font-family-generic="swiss" style:font-pitch="variable" fo:font-size="20pt" fo:font-weight="bold" style:font-size-asian="20pt" style:font-weight-asian="bold" style:font-size-complex="20pt" style:font-weight-complex="bold"/>
    </style:style>
    <style:style style:name="ce2" style:family="table-cell">
      <style:graphic-properties draw:fill-color="#ffffff" style:repeat="repeat" draw:textarea-vertical-align="middle" fo:padding-top="0.1cm" fo:padding-bottom="0.1cm" fo:padding-left="0.1cm" fo:padding-right="0.1cm"/>
      <style:paragraph-properties fo:text-align="center" fo:border-left="none" fo:border-right="none" fo:border-top="0.001cm solid #999999" fo:border-bottom="none"/>
      <style:text-properties fo:font-family="Arial" style:font-family-generic="swiss" style:font-pitch="variable" fo:font-size="20pt" fo:font-weight="bold" style:font-size-asian="20pt" style:font-weight-asian="bold" style:font-size-complex="20pt" style:font-weight-complex="bold"/>
    </style:style>
    <style:style style:name="ce3" style:family="table-cell">
      <style:graphic-properties draw:fill-color="#ffffff" style:repeat="repeat" draw:textarea-vertical-align="middle" fo:padding-top="0.1cm" fo:padding-bottom="0.1cm" fo:padding-left="0.1cm" fo:padding-right="0.1cm"/>
      <style:paragraph-properties fo:text-align="center" fo:border-left="none" fo:border-right="0.001cm solid #999999" fo:border-top="0.001cm solid #999999" fo:border-bottom="none"/>
      <style:text-properties fo:font-family="Arial" style:font-family-generic="swiss" style:font-pitch="variable" fo:font-size="20pt" fo:font-weight="bold" style:font-size-asian="20pt" style:font-weight-asian="bold" style:font-size-complex="20pt" style:font-weight-complex="bold"/>
    </style:style>
    <style:style style:name="ce4" style:family="table-cell">
      <style:graphic-properties draw:fill-color="#ffffff" style:repeat="repeat" fo:padding-top="0.1cm" fo:padding-bottom="0.1cm" fo:padding-left="0.1cm" fo:padding-right="0.1cm"/>
      <style:paragraph-properties fo:border-left="0.001cm solid #999999" fo:border-right="none" fo:border-top="none" fo:border-bottom="none"/>
      <style:text-properties fo:font-family="Arial" style:font-family-generic="swiss" style:font-pitch="variable" fo:font-size="20pt" style:font-size-asian="20pt" style:font-size-complex="20pt"/>
    </style:style>
    <style:style style:name="ce5" style:family="table-cell">
      <style:graphic-properties draw:fill-color="#ffffff" style:repeat="repeat" fo:padding-top="0.1cm" fo:padding-bottom="0.1cm" fo:padding-left="0.1cm" fo:padding-right="0.1cm"/>
      <style:paragraph-properties fo:border="none"/>
      <style:text-properties fo:font-family="Arial" style:font-family-generic="swiss" style:font-pitch="variable" fo:font-size="20pt" style:font-size-asian="20pt" style:font-size-complex="20pt"/>
    </style:style>
    <style:style style:name="ce6" style:family="table-cell">
      <style:graphic-properties draw:fill-color="#ffffff" style:repeat="repeat" fo:padding-top="0.1cm" fo:padding-bottom="0.1cm" fo:padding-left="0.1cm" fo:padding-right="0.1cm"/>
      <style:paragraph-properties fo:border-left="none" fo:border-right="0.001cm solid #999999" fo:border-top="none" fo:border-bottom="none"/>
      <style:text-properties fo:font-family="Arial" style:font-family-generic="swiss" style:font-pitch="variable" fo:font-size="20pt" style:font-size-asian="20pt" style:font-size-complex="20pt"/>
    </style:style>
    <style:style style:name="P1" style:family="paragraph">
      <style:paragraph-properties fo:margin-left="0cm" fo:margin-right="0cm" fo:margin-top="0cm" fo:margin-bottom="0cm" fo:line-height="90%" fo:text-indent="0cm" style:punctuation-wrap="hanging" style:line-break="strict"/>
    </style:style>
    <style:style style:name="P2"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size="36pt" style:font-size-asian="36pt" style:font-size-complex="36pt"/>
    </style:style>
    <style:style style:name="P3"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family="Arial" style:font-family-generic="swiss" style:font-pitch="variable" fo:font-size="24.2999992370605pt" fo:font-style="italic" fo:font-weight="bold" style:font-size-asian="22pt" style:font-style-asian="italic" style:font-weight-asian="bold" style:font-size-complex="22pt" style:font-style-complex="italic" style:font-weight-complex="bold"/>
    </style:style>
    <style:style style:name="P4"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size="24.2999992370605pt" style:font-size-asian="22pt" style:font-size-complex="22pt"/>
    </style:style>
    <style:style style:name="P5" style:family="paragraph">
      <style:text-properties fo:font-size="13.8000001907349pt"/>
    </style:style>
    <style:style style:name="P6"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size="44pt" style:font-size-asian="44pt" style:font-size-complex="44pt"/>
    </style:style>
    <style:style style:name="P7" style:family="paragraph">
      <style:paragraph-properties fo:line-height="90%" fo:text-align="center"/>
    </style:style>
    <style:style style:name="P8" style:family="paragraph">
      <style:paragraph-properties fo:margin-left="0cm" fo:margin-right="0cm" fo:line-height="90%" fo:text-align="center" fo:text-indent="0cm" style:punctuation-wrap="hanging" style:line-break="strict" style:writing-mode="lr-tb" style:font-independent-line-spacing="true"/>
      <style:text-properties fo:font-family="'Arial Black'" style:font-family-generic="swiss" style:font-pitch="variable" fo:font-size="36pt" style:font-size-asian="36pt" style:font-size-complex="36pt"/>
    </style:style>
    <style:style style:name="P9" style:family="paragraph">
      <style:paragraph-properties fo:margin-top="0cm" fo:margin-bottom="0.152cm"/>
    </style:style>
    <style:style style:name="P10" style:family="paragraph">
      <style:paragraph-properties fo:margin-top="0cm" fo:margin-bottom="0cm"/>
    </style:style>
    <style:style style:name="P11" style:family="paragraph">
      <style:paragraph-properties fo:margin-top="0cm" fo:margin-bottom="0cm"/>
      <style:text-properties fo:font-family="Arial" style:font-family-generic="swiss" style:font-pitch="variable" fo:font-size="16pt" fo:font-weight="normal" style:font-size-asian="16pt" style:font-weight-asian="normal" style:font-size-complex="16pt" style:font-weight-complex="normal"/>
    </style:style>
    <style:style style:name="P12" style:family="paragraph">
      <style:paragraph-properties fo:margin-top="0cm" fo:margin-bottom="0cm"/>
      <style:text-properties fo:font-family="Arial" style:font-family-generic="swiss" style:font-pitch="variable" fo:font-size="22pt" fo:font-weight="normal" style:font-size-asian="22pt" style:font-weight-asian="normal" style:font-size-complex="22pt" style:font-weight-complex="normal"/>
    </style:style>
    <style:style style:name="P13" style:family="paragraph">
      <style:paragraph-properties fo:margin-top="0cm" fo:margin-bottom="0cm"/>
      <style:text-properties fo:font-family="Arial" style:font-family-generic="swiss" style:font-pitch="variable" fo:font-size="20pt" fo:font-weight="normal" style:font-size-asian="20pt" style:font-weight-asian="normal" style:font-size-complex="20pt" style:font-weight-complex="normal"/>
    </style:style>
    <style:style style:name="P14" style:family="paragraph">
      <style:paragraph-properties fo:margin-top="0cm" fo:margin-bottom="0cm"/>
      <style:text-properties fo:font-family="Arial" style:font-family-generic="swiss" style:font-pitch="variable" fo:font-size="24pt" fo:font-weight="normal" style:font-size-asian="24pt" style:font-weight-asian="normal" style:font-size-complex="24pt" style:font-weight-complex="normal"/>
    </style:style>
    <style:style style:name="P15" style:family="paragraph">
      <style:paragraph-properties fo:margin-top="0cm" fo:margin-bottom="0cm"/>
      <style:text-properties fo:font-family="Arial" style:font-family-generic="swiss" style:font-pitch="variable" fo:font-size="26pt" fo:font-weight="normal" style:font-size-asian="26pt" style:font-weight-asian="normal" style:font-size-complex="26pt" style:font-weight-complex="normal"/>
    </style:style>
    <style:style style:name="P16" style:family="paragraph">
      <style:paragraph-properties fo:margin-top="0cm" fo:margin-bottom="0cm"/>
      <style:text-properties fo:font-family="'Courier New'" style:font-family-generic="modern" style:font-pitch="fixed" fo:font-size="26pt" fo:font-weight="normal" style:font-size-asian="26pt" style:font-weight-asian="normal" style:font-size-complex="26pt" style:font-weight-complex="normal"/>
    </style:style>
    <style:style style:name="P17" style:family="paragraph">
      <style:paragraph-properties fo:margin-top="0cm" fo:margin-bottom="0cm"/>
      <style:text-properties fo:font-family="'Courier New'" style:font-family-generic="modern" style:font-pitch="fixed" fo:font-size="22pt" fo:font-weight="normal" style:font-size-asian="22pt" style:font-weight-asian="normal" style:font-size-complex="22pt" style:font-weight-complex="normal"/>
    </style:style>
    <style:style style:name="P18" style:family="paragraph">
      <style:paragraph-properties fo:margin-top="0cm" fo:margin-bottom="0cm"/>
      <style:text-properties fo:font-family="'Courier New'" style:font-family-generic="modern" style:font-pitch="fixed" fo:font-size="20pt" fo:font-weight="normal" style:font-size-asian="20pt" style:font-weight-asian="normal" style:font-size-complex="20pt" style:font-weight-complex="normal"/>
    </style:style>
    <style:style style:name="P19" style:family="paragraph">
      <style:paragraph-properties fo:margin-top="0cm" fo:margin-bottom="0cm"/>
      <style:text-properties fo:font-family="'Courier New'" style:font-family-generic="modern" style:font-pitch="fixed" fo:font-size="15pt" fo:font-weight="normal" style:font-size-asian="15pt" style:font-weight-asian="normal" style:font-size-complex="15pt" style:font-weight-complex="normal"/>
    </style:style>
    <style:style style:name="P2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agraph-properties fo:margin-top="0cm" fo:margin-bottom="0.051cm" fo:text-align="start"/>
      <style:text-properties fo:color="#000000" fo:font-family="Arial" style:font-family-generic="swiss" style:font-pitch="variable" fo:font-size="32pt" fo:font-weight="normal" style:font-size-asian="32pt" style:font-weight-asian="normal" style:font-size-complex="32pt" style:font-weight-complex="normal"/>
    </style:style>
    <style:style style:name="P22" style:family="paragraph">
      <style:paragraph-properties fo:margin-top="0cm" fo:margin-bottom="0.152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agraph-properties fo:margin-top="0cm" fo:margin-bottom="0.152cm" fo:text-align="start"/>
      <style:text-properties fo:color="#000000" fo:font-family="Courier" style:font-family-generic="modern" style:font-pitch="fixed" fo:font-size="20pt" fo:font-weight="normal" style:font-size-asian="20pt" style:font-weight-asian="normal" style:font-size-complex="20pt" style:font-weight-complex="normal"/>
    </style:style>
    <style:style style:name="P24" style:family="paragraph">
      <style:paragraph-properties fo:margin-top="0cm" fo:margin-bottom="0.152cm" fo:text-align="start"/>
      <style:text-properties fo:color="#000000" fo:font-family="Courier" style:font-family-generic="modern" style:font-pitch="fixed" fo:font-size="18pt" fo:font-weight="normal" style:font-size-asian="18pt" style:font-weight-asian="normal" style:font-size-complex="18pt" style:font-weight-complex="normal"/>
    </style:style>
    <style:style style:name="P25" style:family="paragraph">
      <style:paragraph-properties fo:margin-top="0cm" fo:margin-bottom="0.152cm" fo:text-align="start"/>
      <style:text-properties fo:color="#000000" fo:font-family="Courier" style:font-family-generic="modern" style:font-pitch="fixed" fo:font-size="15pt" fo:font-weight="normal" style:font-size-asian="15pt" style:font-weight-asian="normal" style:font-size-complex="15pt" style:font-weight-complex="normal"/>
    </style:style>
    <style:style style:name="P26" style:family="paragraph">
      <style:paragraph-properties fo:margin-top="0cm" fo:margin-bottom="0.152cm" fo:text-align="start"/>
      <style:text-properties fo:color="#000000" fo:font-family="'Courier New'" style:font-family-generic="modern" style:font-pitch="fixed" fo:font-size="26pt" fo:font-weight="normal" style:font-size-asian="26pt" style:font-weight-asian="normal" style:font-size-complex="26pt" style:font-weight-complex="normal"/>
    </style:style>
    <style:style style:name="P27" style:family="paragraph">
      <style:paragraph-properties fo:text-align="center"/>
    </style:style>
    <style:style style:name="P28" style:family="paragraph">
      <style:paragraph-properties fo:margin-left="0cm" fo:margin-right="0cm" fo:line-height="90%" fo:text-align="center" fo:text-indent="0cm" style:punctuation-wrap="hanging" style:line-break="strict" style:writing-mode="lr-tb" style:font-independent-line-spacing="true"/>
      <style:text-properties fo:font-family="'Arial Black'" style:font-family-generic="swiss" style:font-pitch="variable" fo:font-size="28pt" style:font-size-asian="28pt" style:font-size-complex="28pt"/>
    </style:style>
    <style:style style:name="P29" style:family="paragraph">
      <style:paragraph-properties fo:margin-top="0cm" fo:margin-bottom="0.051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0" style:family="paragraph">
      <style:paragraph-properties fo:margin-top="0cm" fo:margin-bottom="0.051cm" fo:text-align="start"/>
      <style:text-properties fo:color="#000000" fo:font-family="Arial" style:font-family-generic="swiss" style:font-pitch="variable" fo:font-size="22pt" fo:font-weight="normal" style:font-size-asian="22pt" style:font-weight-asian="normal" style:font-size-complex="22pt" style:font-weight-complex="normal"/>
    </style:style>
    <style:style style:name="P31" style:family="paragraph">
      <style:paragraph-properties fo:margin-top="0cm" fo:margin-bottom="0.051cm" fo:text-align="start"/>
      <style:text-properties fo:color="#000000" fo:font-family="Arial" style:font-family-generic="swiss" style:font-pitch="variable" fo:font-size="24pt" fo:font-weight="normal" style:font-size-asian="24pt" style:font-weight-asian="normal" style:font-size-complex="24pt" style:font-weight-complex="normal"/>
    </style:style>
    <style:style style:name="P32" style:family="paragraph">
      <style:paragraph-properties fo:margin-top="0cm" fo:margin-bottom="0.051cm" fo:text-align="start"/>
      <style:text-properties fo:color="#000000" fo:font-family="'Courier New'" style:font-family-generic="modern" style:font-pitch="fixed" fo:font-size="22pt" fo:font-weight="normal" style:font-size-asian="22pt" style:font-weight-asian="normal" style:font-size-complex="22pt" style:font-weight-complex="normal"/>
    </style:style>
    <style:style style:name="P33" style:family="paragraph">
      <style:paragraph-properties fo:margin-left="0cm" fo:margin-right="0cm" fo:line-height="90%" fo:text-align="center" fo:text-indent="0cm" style:punctuation-wrap="hanging" style:line-break="strict" style:writing-mode="lr-tb" style:font-independent-line-spacing="true"/>
      <style:text-properties fo:font-family="'Arial Black'" style:font-family-generic="swiss" style:font-pitch="variable" fo:font-size="32pt" style:font-size-asian="32pt" style:font-size-complex="32pt"/>
    </style:style>
    <style:style style:name="P34" style:family="paragraph">
      <style:paragraph-properties fo:margin-top="0cm" fo:margin-bottom="0.051cm" fo:text-align="start"/>
      <style:text-properties fo:color="#000000" fo:font-family="'Courier New'" style:font-family-generic="modern" style:font-pitch="fixed" fo:font-size="20pt" fo:font-weight="normal" style:font-size-asian="20pt" style:font-weight-asian="normal" style:font-size-complex="20pt" style:font-weight-complex="normal"/>
    </style:style>
    <style:style style:name="P35" style:family="paragraph">
      <style:paragraph-properties fo:margin-left="0cm" fo:margin-right="0cm" fo:margin-top="0cm" fo:margin-bottom="0cm" fo:line-height="90%" fo:text-indent="0cm" style:punctuation-wrap="hanging" style:line-break="strict" style:writing-mode="lr-tb"/>
    </style:style>
    <style:style style:name="P36" style:family="paragraph">
      <style:paragraph-properties fo:margin-left="0cm" fo:margin-right="0cm" fo:line-height="90%" fo:text-align="center" fo:text-indent="0cm" style:punctuation-wrap="hanging" style:line-break="strict" style:writing-mode="lr-tb"/>
    </style:style>
    <style:style style:name="P37" style:family="paragraph">
      <style:paragraph-properties fo:margin-top="0cm" fo:margin-bottom="0cm"/>
      <style:text-properties fo:font-family="Arial" style:font-family-generic="swiss" style:font-pitch="variable" fo:font-size="18pt" fo:font-weight="normal" style:font-size-asian="18pt" style:font-weight-asian="normal" style:font-size-complex="18pt" style:font-weight-complex="normal"/>
    </style:style>
    <style:style style:name="P38" style:family="paragraph">
      <style:paragraph-properties fo:margin-top="0cm" fo:margin-bottom="0.254cm"/>
    </style:style>
    <style:style style:name="P39" style:family="paragraph">
      <style:paragraph-properties fo:margin-top="0cm" fo:margin-bottom="0cm" fo:text-align="start"/>
    </style:style>
    <style:style style:name="P40" style:family="paragraph">
      <style:paragraph-properties fo:margin-top="0cm" fo:margin-bottom="0cm" fo:text-align="start"/>
      <style:text-properties fo:font-family="Arial" style:font-family-generic="swiss" style:font-pitch="variable" fo:font-size="22pt" fo:font-weight="normal" style:font-size-asian="22pt" style:font-weight-asian="normal" style:font-size-complex="22pt" style:font-weight-complex="normal"/>
    </style:style>
    <style:style style:name="P41" style:family="paragraph">
      <style:paragraph-properties fo:margin-top="0cm" fo:margin-bottom="0cm" fo:text-align="start"/>
      <style:text-properties fo:font-family="'Courier New'" style:font-family-generic="modern" style:font-pitch="fixed" fo:font-size="16pt" fo:font-weight="normal" style:font-size-asian="16pt" style:font-weight-asian="normal" style:font-size-complex="16pt" style:font-weight-complex="normal"/>
    </style:style>
    <style:style style:name="P42" style:family="paragraph">
      <style:paragraph-properties fo:margin-top="0cm" fo:margin-bottom="0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3" style:family="paragraph">
      <style:paragraph-properties fo:margin-top="0cm" fo:margin-bottom="0cm"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4" style:family="paragraph">
      <style:paragraph-properties fo:margin-top="0cm" fo:margin-bottom="0cm" fo:text-align="start"/>
      <style:text-properties fo:color="#000000" fo:font-family="Courier" style:font-family-generic="modern" style:font-pitch="fixed" fo:font-size="16pt" fo:font-weight="normal" style:font-size-asian="16pt" style:font-weight-asian="normal" style:font-size-complex="16pt" style:font-weight-complex="normal"/>
    </style:style>
    <style:style style:name="P45" style:family="paragraph">
      <style:paragraph-properties fo:margin-top="0cm" fo:margin-bottom="0cm"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Courier" style:font-family-generic="modern" style:font-pitch="fixed" fo:font-size="16pt" fo:font-weight="normal" style:font-size-asian="16pt" style:font-weight-asian="normal" style:font-size-complex="16pt" style:font-weight-complex="normal"/>
    </style:style>
    <style:style style:name="P46" style:family="paragraph">
      <style:paragraph-properties fo:margin-top="0cm" fo:margin-bottom="0cm" fo:text-align="start"/>
      <style:text-properties fo:color="#000000" fo:font-family="Courier" style:font-family-generic="modern" style:font-pitch="fixed" fo:font-size="18pt" fo:font-weight="normal" style:font-size-asian="18pt" style:font-weight-asian="normal" style:font-size-complex="18pt" style:font-weight-complex="normal"/>
    </style:style>
    <style:style style:name="P47" style:family="paragraph">
      <style:paragraph-properties fo:margin-top="0cm" fo:margin-bottom="0cm" style:text-autospace="none"/>
    </style:style>
    <style:style style:name="P48" style:family="paragraph">
      <style:paragraph-properties fo:margin-top="0cm" fo:margin-bottom="0cm" fo:text-align="start"/>
      <style:text-properties fo:color="#000000" fo:font-family="Courier" style:font-family-generic="modern" style:font-pitch="fixed" fo:font-size="20pt" fo:font-weight="normal" style:font-size-asian="20pt" style:font-weight-asian="normal" style:font-size-complex="20pt" style:font-weight-complex="normal"/>
    </style:style>
    <style:style style:name="P49" style:family="paragraph">
      <style:paragraph-properties fo:margin-top="0cm" fo:margin-bottom="0cm" fo:text-align="start"/>
      <style:text-properties fo:color="#000000" fo:font-family="'Courier New'" style:font-family-generic="modern" style:font-pitch="fixed" fo:font-size="22pt" fo:font-weight="normal" style:font-size-asian="22pt" style:font-weight-asian="normal" style:font-size-complex="22pt" style:font-weight-complex="normal"/>
    </style:style>
    <style:style style:name="P50"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size="28pt" style:font-size-asian="28pt" style:font-size-complex="28pt"/>
    </style:style>
    <style:style style:name="T1" style:family="text">
      <style:text-properties fo:color="#000000" fo:font-size="40pt" fo:language="en" fo:country="US" fo:font-weight="bold" style:font-size-asian="40pt" style:font-weight-asian="bold" style:font-size-complex="40pt" style:font-weight-complex="bold"/>
    </style:style>
    <style:style style:name="T2" style:family="text">
      <style:text-properties fo:color="#000000" fo:font-size="36pt" fo:language="en" fo:country="US" fo:font-weight="bold" style:font-size-asian="36pt" style:font-weight-asian="bold" style:font-size-complex="36pt" style:font-weight-complex="bold"/>
    </style:style>
    <style:style style:name="T3" style:family="text">
      <style:text-properties fo:color="#000000" fo:font-family="Arial" style:font-family-generic="swiss" style:font-pitch="variable" fo:font-size="22pt" fo:language="en" fo:country="US" fo:font-style="italic" fo:font-weight="bold" style:font-size-asian="22pt" style:font-style-asian="italic" style:font-weight-asian="bold" style:font-size-complex="22pt" style:font-style-complex="italic" style:font-weight-complex="bold"/>
    </style:style>
    <style:style style:name="T4" style:family="text">
      <style:text-properties fo:color="#000000" fo:font-size="22pt" fo:language="en" fo:country="US" fo:font-weight="bold" style:font-size-asian="22pt" style:font-weight-asian="bold" style:font-size-complex="22pt" style:font-weight-complex="bold"/>
    </style:style>
    <style:style style:name="T5" style:family="text">
      <style:text-properties fo:color="#000000" fo:font-size="44pt" fo:language="en" fo:country="US" fo:font-weight="bold" style:font-size-asian="44pt" style:font-weight-asian="bold" style:font-size-complex="44pt" style:font-weight-complex="bold"/>
    </style:style>
    <style:style style:name="T6" style:family="text">
      <style:text-properties fo:color="#000000" style:text-outline="false" style:text-line-through-style="none" fo:font-family="Arial" style:font-family-generic="swiss" style:font-pitch="variable" fo:font-size="36pt" fo:language="en" fo:country="US" fo:font-style="normal" fo:text-shadow="none" style:text-underline-style="none" fo:font-weight="bold" style:letter-kerning="true" style:font-family-asian="Arial" style:font-family-generic-asian="swiss" style:font-pitch-asian="variable" style:font-size-asian="36pt" style:font-style-asian="normal" style:font-weight-asian="bold" style:font-family-complex="Arial"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Arial"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fo:font-family="'Courier New'" style:font-family-generic="modern" style:font-pitch="fixed"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Courier New'" style:font-family-generic="modern" style:font-pitch="fixed"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Courier New'" style:font-family-generic="modern" style:font-pitch="fixed"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fo:font-family="'Courier New'" style:font-family-generic="modern" style:font-pitch="fixed"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fo:font-family="'Courier New'" style:font-family-generic="modern" style:font-pitch="fixed"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 style:family="text">
      <style:text-properties fo:color="#000000" style:text-outline="false" style:text-line-through-style="none" fo:font-family="'Courier New'" style:font-family-generic="modern" style:font-pitch="fixed"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6" style:family="text">
      <style:text-properties fo:color="#008000" style:text-outline="false" style:text-line-through-style="none" fo:font-family="'Courier New'" style:font-family-generic="modern" style:font-pitch="fixed"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7" style:family="text">
      <style:text-properties fo:color="#cc6633" style:text-outline="false" style:text-line-through-style="none" fo:font-family="'Courier New'" style:font-family-generic="modern" style:font-pitch="fixed"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fo:color="#0000ff" style:text-outline="false" style:text-line-through-style="none" fo:font-family="'Courier New'" style:font-family-generic="modern" style:font-pitch="fixed"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9" style:family="text">
      <style:text-properties fo:color="#0099ff" style:text-outline="false" style:text-line-through-style="none" fo:font-family="'Courier New'" style:font-family-generic="modern" style:font-pitch="fixed"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0" style:family="text">
      <style:text-properties style:use-window-font-color="true" style:text-outline="false" style:text-line-through-style="none" fo:font-family="'Courier New'" style:font-family-generic="modern" style:font-pitch="fixed"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fo:font-family="'Courier New'" style:font-family-generic="modern" style:font-pitch="fixed"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fo:font-family="'Courier New'" style:font-family-generic="modern" style:font-pitch="fixed"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3"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fo:font-family="'Courier New'" style:font-family-generic="modern" style:font-pitch="fixed"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fo:font-family="'Courier New'" style:font-family-generic="modern" style:font-pitch="fixed" fo:font-size="24pt" fo:font-style="normal" fo:text-shadow="none" style:text-underline-style="none" fo:font-weight="normal" style:letter-kerning="true" style:font-family-asian="CourierNewPSMT" style:font-family-generic-asian="modern" style:font-size-asian="24pt" style:font-style-asian="normal" style:font-weight-asian="normal" style:font-family-complex="CourierNewPSMT" style:font-family-generic-complex="modern" style:font-size-complex="24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fo:font-family="Arial" style:font-family-generic="swiss"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fo:font-family="Arial" style:font-family-generic="swiss" style:font-pitch="variable" fo:font-size="26pt"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28" style:family="text">
      <style:text-properties fo:color="#000000" style:text-outline="false" style:text-line-through-style="none" fo:font-family="'Courier New'" style:font-family-generic="modern" style:font-pitch="fixed"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fo:font-family="'Courier New'" style:font-family-generic="modern" style:font-pitch="fixed"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fo:font-family="'Courier New'" style:font-family-generic="modern" style:font-pitch="fixed"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31" style:family="text">
      <style:text-properties fo:color="#000000" style:text-outline="false" style:text-line-through-style="none" fo:font-family="'Courier New'" style:font-family-generic="modern" style:font-pitch="fixed"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fo:font-family="Arial" style:font-family-generic="swiss" style:font-pitch="variable" fo:font-size="32pt" fo:font-style="normal" fo:text-shadow="none" style:text-underline-style="none" fo:font-weight="normal" style:letter-kerning="true" style:font-family-asian="ArialMT" style:font-family-generic-asian="swiss" style:font-size-asian="32pt" style:font-style-asian="normal" style:font-weight-asian="normal" style:font-family-complex="ArialMT" style:font-family-generic-complex="swiss" style:font-size-complex="32pt" style:font-style-complex="normal" style:font-weight-complex="normal" style:text-emphasize="none" style:font-relief="none" style:text-overline-style="none" style:text-overline-color="font-color"/>
    </style:style>
    <style:style style:name="T33" style:family="text">
      <style:text-properties fo:color="#000000" style:text-outline="false" style:text-line-through-style="none" fo:font-family="Courier" style:font-family-generic="modern" style:font-pitch="fixed" fo:font-size="20pt" fo:font-style="normal" fo:text-shadow="none" style:text-underline-style="none" fo:font-weight="normal" style:letter-kerning="true" style:font-family-asian="ArialMT" style:font-family-generic-asian="swiss" style:font-size-asian="20pt" style:font-style-asian="normal" style:font-weight-asian="normal" style:font-family-complex="ArialMT" style:font-family-generic-complex="swiss" style:font-size-complex="20pt"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fo:font-family="'Courier New'" style:font-family-generic="modern" style:font-pitch="fixed" fo:font-size="18pt" fo:font-style="normal" fo:text-shadow="none" style:text-underline-style="none" fo:font-weight="normal" style:letter-kerning="true" style:font-family-asian="ArialMT" style:font-family-generic-asian="swiss" style:font-size-asian="18pt" style:font-style-asian="normal" style:font-weight-asian="normal" style:font-family-complex="ArialMT" style:font-family-generic-complex="swiss" style:font-size-complex="18pt"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fo:font-family="'Courier New'" style:font-family-generic="modern" style:font-pitch="fixed" fo:font-size="18pt" fo:font-style="normal" fo:text-shadow="none" style:text-underline-style="none" fo:font-weight="bold" style:letter-kerning="true" style:font-family-asian="ArialMT" style:font-family-generic-asian="swiss" style:font-size-asian="18pt" style:font-style-asian="normal" style:font-weight-asian="bold" style:font-family-complex="ArialMT" style:font-family-generic-complex="swiss" style:font-size-complex="18pt" style:font-style-complex="normal"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ourier" style:font-family-generic="modern" style:font-pitch="fixed" fo:font-size="18pt" fo:font-style="normal" fo:text-shadow="none" style:text-underline-style="none" fo:font-weight="normal" style:letter-kerning="true" style:font-family-asian="ArialMT" style:font-family-generic-asian="swiss" style:font-size-asian="18pt" style:font-style-asian="normal" style:font-weight-asian="normal" style:font-family-complex="ArialMT" style:font-family-generic-complex="swiss" style:font-size-complex="18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fo:font-family="Courier" style:font-family-generic="modern" style:font-pitch="fixed" fo:font-size="15pt" fo:font-style="normal" fo:text-shadow="none" style:text-underline-style="none" fo:font-weight="normal" style:letter-kerning="true" style:font-family-asian="ArialMT" style:font-family-generic-asian="swiss" style:font-size-asian="15pt" style:font-style-asian="normal" style:font-weight-asian="normal" style:font-family-complex="ArialMT" style:font-family-generic-complex="swiss" style:font-size-complex="15pt" style:font-style-complex="normal" style:font-weight-complex="normal" style:text-emphasize="none" style:font-relief="none" style:text-overline-style="none" style:text-overline-color="font-color"/>
    </style:style>
    <style:style style:name="T38" style:family="text">
      <style:text-properties fo:color="#000000" style:text-outline="false" style:text-line-through-style="none" fo:font-family="'Courier New'" style:font-family-generic="modern" style:font-pitch="fixed" fo:font-size="26pt" fo:font-style="normal" fo:text-shadow="none" style:text-underline-style="none" fo:font-weight="normal" style:letter-kerning="true" style:font-family-asian="ArialMT" style:font-family-generic-asian="swiss" style:font-size-asian="26pt" style:font-style-asian="normal" style:font-weight-asian="normal" style:font-family-complex="ArialMT" style:font-family-generic-complex="swiss" style:font-size-complex="26pt" style:font-style-complex="normal" style:font-weight-complex="normal" style:text-emphasize="none" style:font-relief="none" style:text-overline-style="none" style:text-overline-color="font-color"/>
    </style:style>
    <style:style style:name="T39" style:family="text">
      <style:text-properties fo:font-family="Arial" style:font-family-generic="swiss" style:font-pitch="variable" fo:font-size="18pt" fo:font-weight="bold" style:font-size-asian="20pt" style:font-weight-asian="bold" style:font-size-complex="20pt" style:font-weight-complex="bold"/>
    </style:style>
    <style:style style:name="T40" style:family="text">
      <style:text-properties fo:font-family="Arial" style:font-family-generic="swiss" style:font-pitch="variable" fo:font-size="18pt" style:font-size-asian="20pt" style:font-size-complex="20pt"/>
    </style:style>
    <style:style style:name="T41" style:family="text">
      <style:text-properties fo:color="#000000" style:text-outline="false" style:text-line-through-style="none" fo:font-family="Arial" style:font-family-generic="swiss" style:font-pitch="variable" fo:font-size="28pt" fo:language="en" fo:country="US" fo:font-style="normal" fo:text-shadow="none" style:text-underline-style="none" fo:font-weight="bold" style:letter-kerning="true" style:font-family-asian="Arial" style:font-family-generic-asian="swiss" style:font-pitch-asian="variable" style:font-size-asian="28pt" style:font-style-asian="normal" style:font-weight-asian="bold" style:font-family-complex="Arial"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42"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ArialMT" style:font-family-generic-asian="swiss" style:font-size-asian="22pt" style:font-style-asian="normal" style:font-weight-asian="normal" style:font-family-complex="ArialMT" style:font-family-generic-complex="swiss" style:font-size-complex="22pt"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fo:font-family="Arial" style:font-family-generic="swiss" style:font-pitch="variable" fo:font-size="24pt" fo:font-style="normal" fo:text-shadow="none" style:text-underline-style="none" fo:font-weight="bold" style:letter-kerning="true" style:font-family-asian="ArialMT" style:font-family-generic-asian="swiss" style:font-size-asian="24pt" style:font-style-asian="normal" style:font-weight-asian="bold" style:font-family-complex="ArialMT" style:font-family-generic-complex="swiss" style:font-size-complex="24pt" style:font-style-complex="normal" style:font-weight-complex="bold" style:text-emphasize="none" style:font-relief="none" style:text-overline-style="none" style:text-overline-color="font-color"/>
    </style:style>
    <style:style style:name="T44"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ArialMT" style:font-family-generic-asian="swiss" style:font-size-asian="24pt" style:font-style-asian="normal" style:font-weight-asian="normal" style:font-family-complex="ArialMT" style:font-family-generic-complex="swiss" style:font-size-complex="24pt" style:font-style-complex="normal" style:font-weight-complex="normal" style:text-emphasize="none" style:font-relief="none" style:text-overline-style="none" style:text-overline-color="font-color"/>
    </style:style>
    <style:style style:name="T45" style:family="text">
      <style:text-properties fo:color="#000000" style:text-outline="false" style:text-line-through-style="none" fo:font-family="'Courier New'" style:font-family-generic="modern" style:font-pitch="fixed" fo:font-size="22pt" fo:font-style="normal" fo:text-shadow="none" style:text-underline-style="none" fo:font-weight="normal" style:letter-kerning="true" style:font-family-asian="ArialMT" style:font-family-generic-asian="swiss" style:font-size-asian="22pt" style:font-style-asian="normal" style:font-weight-asian="normal" style:font-family-complex="ArialMT" style:font-family-generic-complex="swiss" style:font-size-complex="22pt" style:font-style-complex="normal" style:font-weight-complex="normal" style:text-emphasize="none" style:font-relief="none" style:text-overline-style="none" style:text-overline-color="font-color"/>
    </style:style>
    <style:style style:name="T46" style:family="text">
      <style:text-properties fo:color="#008000" style:text-outline="false" style:text-line-through-style="none" fo:font-family="'Courier New'" style:font-family-generic="modern" style:font-pitch="fixed" fo:font-size="22pt" fo:font-style="normal" fo:text-shadow="none" style:text-underline-style="none" fo:font-weight="bold" style:letter-kerning="true" style:font-family-asian="ArialMT" style:font-family-generic-asian="swiss" style:font-size-asian="22pt" style:font-style-asian="normal" style:font-weight-asian="bold" style:font-family-complex="ArialMT" style:font-family-generic-complex="swiss" style:font-size-complex="22pt" style:font-style-complex="normal" style:font-weight-complex="bold" style:text-emphasize="none" style:font-relief="none" style:text-overline-style="none" style:text-overline-color="font-color"/>
    </style:style>
    <style:style style:name="T47" style:family="text">
      <style:text-properties fo:color="#0000ff" style:text-outline="false" style:text-line-through-style="none" fo:font-family="'Courier New'" style:font-family-generic="modern" style:font-pitch="fixed" fo:font-size="22pt" fo:font-style="normal" fo:text-shadow="none" style:text-underline-style="none" fo:font-weight="bold" style:letter-kerning="true" style:font-family-asian="ArialMT" style:font-family-generic-asian="swiss" style:font-size-asian="22pt" style:font-style-asian="normal" style:font-weight-asian="bold" style:font-family-complex="ArialMT" style:font-family-generic-complex="swiss" style:font-size-complex="22pt" style:font-style-complex="normal" style:font-weight-complex="bold" style:text-emphasize="none" style:font-relief="none" style:text-overline-style="none" style:text-overline-color="font-color"/>
    </style:style>
    <style:style style:name="T48" style:family="text">
      <style:text-properties fo:color="#ff00ff" style:text-outline="false" style:text-line-through-style="none" fo:font-family="'Courier New'" style:font-family-generic="modern" style:font-pitch="fixed" fo:font-size="22pt" fo:font-style="normal" fo:text-shadow="none" style:text-underline-style="none" fo:font-weight="bold" style:letter-kerning="true" style:font-family-asian="ArialMT" style:font-family-generic-asian="swiss" style:font-size-asian="22pt" style:font-style-asian="normal" style:font-weight-asian="bold" style:font-family-complex="ArialMT" style:font-family-generic-complex="swiss" style:font-size-complex="22pt" style:font-style-complex="normal" style:font-weight-complex="bold" style:text-emphasize="none" style:font-relief="none" style:text-overline-style="none" style:text-overline-color="font-color"/>
    </style:style>
    <style:style style:name="T49" style:family="text">
      <style:text-properties fo:color="#ff0000" style:text-outline="false" style:text-line-through-style="none" fo:font-family="'Courier New'" style:font-family-generic="modern" style:font-pitch="fixed" fo:font-size="22pt" fo:font-style="normal" fo:text-shadow="none" style:text-underline-style="none" fo:font-weight="bold" style:letter-kerning="true" style:font-family-asian="ArialMT" style:font-family-generic-asian="swiss" style:font-size-asian="22pt" style:font-style-asian="normal" style:font-weight-asian="bold" style:font-family-complex="ArialMT" style:font-family-generic-complex="swiss" style:font-size-complex="22pt" style:font-style-complex="normal" style:font-weight-complex="bold" style:text-emphasize="none" style:font-relief="none" style:text-overline-style="none" style:text-overline-color="font-color"/>
    </style:style>
    <style:style style:name="T50" style:family="text">
      <style:text-properties fo:color="#000000" style:text-outline="false" style:text-line-through-style="none" fo:font-family="Arial" style:font-family-generic="swiss" style:font-pitch="variable" fo:font-size="32pt" fo:language="en" fo:country="US" fo:font-style="normal" fo:text-shadow="none" style:text-underline-style="none" fo:font-weight="bold" style:letter-kerning="true" style:font-family-asian="Arial" style:font-family-generic-asian="swiss" style:font-pitch-asian="variable" style:font-size-asian="32pt" style:font-style-asian="normal" style:font-weight-asian="bold" style:font-family-complex="Arial" style:font-family-generic-complex="swiss" style:font-pitch-complex="variable" style:font-size-complex="32pt" style:font-style-complex="normal" style:font-weight-complex="bold" style:text-emphasize="none" style:font-relief="none" style:text-overline-style="none" style:text-overline-color="font-color"/>
    </style:style>
    <style:style style:name="T51" style:family="text">
      <style:text-properties fo:font-family="'Courier New'" style:font-family-generic="modern" style:font-pitch="fixed" fo:font-size="20pt" style:font-size-asian="20pt" style:font-size-complex="20pt"/>
    </style:style>
    <style:style style:name="T52" style:family="text">
      <style:text-properties fo:color="#0000ff" fo:font-family="'Courier New'" style:font-family-generic="modern" style:font-pitch="fixed" fo:font-size="20pt" fo:font-weight="bold" style:font-size-asian="20pt" style:font-weight-asian="bold" style:font-size-complex="20pt" style:font-weight-complex="bold"/>
    </style:style>
    <style:style style:name="T53" style:family="text">
      <style:text-properties fo:color="#ff0000" fo:font-family="'Courier New'" style:font-family-generic="modern" style:font-pitch="fixed" fo:font-size="20pt" fo:font-weight="bold" style:font-size-asian="20pt" style:font-weight-asian="bold" style:font-size-complex="20pt" style:font-weight-complex="bold"/>
    </style:style>
    <style:style style:name="T54" style:family="text">
      <style:text-properties fo:font-family="'Courier New'" style:font-family-generic="modern" style:font-pitch="fixed" fo:font-size="22pt" style:font-size-asian="22pt" style:font-size-complex="22pt"/>
    </style:style>
    <style:style style:name="T55" style:family="text">
      <style:text-properties fo:font-family="'Courier New'" style:font-family-generic="modern" style:font-pitch="fixed" fo:font-size="20pt" fo:font-weight="bold" style:font-size-asian="20pt" style:font-weight-asian="bold" style:font-size-complex="20pt" style:font-weight-complex="bold"/>
    </style:style>
    <style:style style:name="T56" style:family="text">
      <style:text-properties fo:color="#008000" fo:font-family="'Courier New'" style:font-family-generic="modern" style:font-pitch="fixed" fo:font-size="20pt" fo:font-weight="bold" style:font-size-asian="20pt" style:font-weight-asian="bold" style:font-size-complex="20pt" style:font-weight-complex="bold"/>
    </style:style>
    <style:style style:name="T57" style:family="text">
      <style:text-properties fo:color="#5e11a6" fo:font-family="'Courier New'" style:font-family-generic="modern" style:font-pitch="fixed" fo:font-size="20pt" fo:font-weight="bold" style:font-size-asian="20pt" style:font-weight-asian="bold" style:font-size-complex="20pt" style:font-weight-complex="bold"/>
    </style:style>
    <style:style style:name="T58"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fo:font-family="'Courier New'" style:font-family-generic="modern" style:font-pitch="fixed"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60" style:family="text">
      <style:text-properties fo:color="#000000" style:text-outline="false" style:text-line-through-style="none" fo:font-family="'Courier New'" style:font-family-generic="modern" style:font-pitch="fixed"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61"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62" style:family="text">
      <style:text-properties fo:color="#000000" style:text-outline="false" style:text-line-through-style="none" fo:font-family="Courier" style:font-family-generic="modern" style:font-pitch="fixed" fo:font-size="20pt" fo:font-style="normal" fo:text-shadow="none" style:text-underline-style="none" fo:font-weight="bold" style:letter-kerning="true" style:font-family-asian="ArialMT" style:font-family-generic-asian="swiss" style:font-size-asian="20pt" style:font-style-asian="normal" style:font-weight-asian="bold" style:font-family-complex="ArialMT" style:font-family-generic-complex="swiss" style:font-size-complex="20pt" style:font-style-complex="normal" style:font-weight-complex="bold" style:text-emphasize="none" style:font-relief="none" style:text-overline-style="none" style:text-overline-color="font-color"/>
    </style:style>
    <style:style style:name="T63" style:family="text">
      <style:text-properties fo:color="#000000" style:text-outline="false" style:text-line-through-style="none" fo:font-family="Courier" style:font-family-generic="modern" style:font-pitch="fixed"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16pt" style:font-style-complex="normal" style:font-weight-complex="normal" style:text-emphasize="none" style:font-relief="none" style:text-overline-style="none" style:text-overline-color="font-color"/>
    </style:style>
    <style:style style:name="T64" style:family="text">
      <style:text-properties fo:color="#000000" style:text-outline="false" style:text-line-through-style="none" fo:font-family="Courier" style:font-family-generic="modern" style:font-pitch="fixed" fo:font-size="16pt" fo:font-style="normal" fo:text-shadow="none" style:text-underline-style="none" fo:font-weight="bold" style:letter-kerning="true" style:font-family-asian="ArialMT" style:font-family-generic-asian="swiss" style:font-size-asian="16pt" style:font-style-asian="normal" style:font-weight-asian="bold" style:font-family-complex="ArialMT" style:font-family-generic-complex="swiss" style:font-size-complex="16pt" style:font-style-complex="normal" style:font-weight-complex="bold" style:text-emphasize="none" style:font-relief="none" style:text-overline-style="none" style:text-overline-color="font-color"/>
    </style:style>
    <style:style style:name="T65" style:family="text">
      <style:text-properties fo:color="#000000" style:text-outline="false" style:text-line-through-style="none" fo:font-family="Courier" style:font-family-generic="modern" style:font-pitch="fixed" fo:font-size="12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fo:font-family="Courier" style:font-family-generic="modern" style:font-pitch="fixed" fo:font-size="22pt" fo:font-style="normal" fo:text-shadow="none" style:text-underline-style="none" fo:font-weight="bold" style:letter-kerning="true" style:font-family-asian="ArialMT" style:font-family-generic-asian="swiss" style:font-size-asian="22pt" style:font-style-asian="normal" style:font-weight-asian="bold" style:font-family-complex="ArialMT" style:font-family-generic-complex="swiss" style:font-size-complex="22pt" style:font-style-complex="normal" style:font-weight-complex="bold" style:text-emphasize="none" style:font-relief="none" style:text-overline-style="none" style:text-overline-color="font-color"/>
    </style:style>
    <style:style style:name="T67" style:family="text">
      <style:text-properties fo:color="#000000" style:text-outline="false" style:text-line-through-style="none" fo:font-family="'Courier New'" style:font-family-generic="modern" style:font-pitch="fixed" fo:font-size="20pt" fo:font-style="normal" fo:text-shadow="none" style:text-underline-style="none" fo:font-weight="normal" style:letter-kerning="true" style:font-family-asian="ArialMT" style:font-family-generic-asian="swiss" style:font-size-asian="20pt" style:font-style-asian="normal" style:font-weight-asian="normal" style:font-family-complex="ArialMT" style:font-family-generic-complex="swiss" style:font-size-complex="20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fo:font-family="'Courier New'" style:font-family-generic="modern" style:font-pitch="fixed" fo:font-size="22pt" fo:font-style="normal" fo:text-shadow="none" style:text-underline-style="none" fo:font-weight="bold" style:letter-kerning="true" style:font-family-asian="ArialMT" style:font-family-generic-asian="swiss" style:font-size-asian="22pt" style:font-style-asian="normal" style:font-weight-asian="bold" style:font-family-complex="ArialMT" style:font-family-generic-complex="swiss" style:font-size-complex="22pt" style:font-style-complex="normal" style:font-weight-complex="bold" style:text-emphasize="none" style:font-relief="none" style:text-overline-style="none" style:text-overline-color="font-color"/>
    </style:style>
    <style:style style:name="T69" style:family="text">
      <style:text-properties fo:color="#000000" fo:font-size="28pt" fo:language="en" fo:country="US" fo:font-weight="bold" style:font-size-asian="28pt" style:font-weight-asian="bold" style:font-size-complex="28pt"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_20_1" presentation:presentation-page-layout-name="AL1T0" presentation:use-date-time-name="dtd1">
        <office:forms form:automatic-focus="false" form:apply-design-mode="false"/>
        <draw:custom-shape draw:style-name="gr1" draw:text-style-name="P2" draw:layer="layout" svg:width="24.753cm" svg:height="4.344cm" svg:x="1.147cm" svg:y="8.255cm">
          <text:list text:style-name="L1">
            <text:list-header>
              <text:p text:style-name="P1"><text:span text:style-name="T1">Настройка базовых правил фильтрации и инспектирования трафика на Cisco ASA</text:span></text:p>
            </text:list-header>
            <text:list-item>
              <text:p text:style-name="P1"><text:span text:style-name="T2"/></text:p>
            </text:list-item>
            <text:list-item>
              <text:p text:style-name="P1"><text:span text:style-name="T2"/></text:p>
            </text:list-item>
          </text:list>
          <draw:enhanced-geometry svg:viewBox="0 0 21600 21600" draw:type="mso-spt202" draw:enhanced-path="M 0 0 L 21600 0 21600 21600 0 21600 0 0 Z N"/>
        </draw:custom-shape>
        <draw:custom-shape draw:style-name="gr2" draw:text-style-name="P3" draw:layer="layout" svg:width="6.3cm" svg:height="1.4cm" svg:x="20.999cm" svg:y="19.111cm">
          <text:list text:style-name="L1">
            <text:list-header>
              <text:p text:style-name="P1"><text:span text:style-name="T3">Сетевые Дни</text:span></text:p>
            </text:list-header>
          </text:list>
          <draw:enhanced-geometry svg:viewBox="0 0 21600 21600" draw:type="mso-spt202" draw:enhanced-path="M 0 0 L 21600 0 21600 21600 0 21600 0 0 Z N"/>
        </draw:custom-shape>
        <draw:custom-shape draw:style-name="gr3" draw:text-style-name="P4" draw:layer="layout" svg:width="9.8cm" svg:height="1.694cm" svg:x="18.199cm" svg:y="13.006cm">
          <text:list text:style-name="L1">
            <text:list-header>
              <text:p text:style-name="P1"><text:span text:style-name="T4">Наташа Самойленко</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1" presentation:class="page"/>
          <draw:frame presentation:style-name="pr1" draw:text-style-name="P5" draw:layer="layout" svg:width="16.799cm" svg:height="9.056cm" svg:x="2.1cm" svg:y="18.415cm" presentation:class="notes" presentation:placeholder="true">
            <draw:text-box/>
          </draw:frame>
        </presentation:notes>
      </draw:page>
      <draw:page draw:name="page2" draw:style-name="dp3" draw:master-page-name="Default_20_1" presentation:use-date-time-name="dtd1">
        <office:forms form:automatic-focus="false" form:apply-design-mode="false"/>
        <draw:custom-shape draw:style-name="gr5" draw:text-style-name="P6" draw:layer="layout" svg:width="24.752cm" svg:height="2.906cm" svg:x="1.147cm" svg:y="10.16cm">
          <text:list text:style-name="L1">
            <text:list-header>
              <text:p text:style-name="P1"><text:span text:style-name="T5">Настройка ACL</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2" presentation:class="page"/>
          <draw:frame presentation:style-name="pr1" draw:text-style-name="P5" draw:layer="layout" svg:width="16.799cm" svg:height="9.056cm" svg:x="2.1cm" svg:y="18.415cm" presentation:class="notes" presentation:placeholder="true">
            <draw:text-box/>
          </draw:frame>
        </presentation:notes>
      </draw:page>
      <draw:page draw:name="page3" draw:style-name="dp4" draw:master-page-name="Default" presentation:presentation-page-layout-name="AL2T3" presentation:use-date-time-name="dtd1">
        <office:forms form:automatic-focus="false" form:apply-design-mode="false"/>
        <draw:custom-shape draw:style-name="gr6" draw:text-style-name="P8" draw:layer="layout" svg:width="26.213cm" svg:height="1.27cm" svg:x="1.092cm" svg:y="0.635cm">
          <text:list text:style-name="L2">
            <text:list-header>
              <text:p text:style-name="P7"><text:span text:style-name="T6">ACL в ASA</text:span></text:p>
            </text:list-header>
          </text:list>
          <draw:enhanced-geometry svg:viewBox="0 0 21600 21600" draw:type="mso-spt202" draw:enhanced-path="M 0 0 L 21600 0 21600 21600 0 21600 0 0 Z N"/>
        </draw:custom-shape>
        <draw:frame presentation:style-name="pr2" draw:text-style-name="P11" draw:layer="layout" svg:width="26.67cm" svg:height="15.906cm" svg:x="0.635cm" svg:y="2.54cm" presentation:class="outline" presentation:user-transformed="true">
          <draw:text-box>
            <text:p text:style-name="P9"><text:span text:style-name="T7">В Cisco ASA ACL могут применяться:</text:span></text:p>
            <text:list text:style-name="L3">
              <text:list-item>
                <text:list>
                  <text:list-item>
                    <text:p text:style-name="P9"><text:span text:style-name="T8">К интерфейсу</text:span></text:p>
                    <text:list>
                      <text:list-item>
                        <text:p text:style-name="P9"><text:span text:style-name="T8">для входящего и для исходящего трафика (относительно интерфейса)</text:span></text:p>
                      </text:list-item>
                    </text:list>
                  </text:list-item>
                  <text:list-item>
                    <text:p text:style-name="P9"><text:span text:style-name="T8">Глобально</text:span></text:p>
                    <text:list>
                      <text:list-item>
                        <text:p text:style-name="P9"><text:span text:style-name="T8">Глобальные ACL всегда применяются только ко входящему трафику</text:span></text:p>
                      </text:list-item>
                    </text:list>
                  </text:list-item>
                  <text:list-item>
                    <text:p><text:span text:style-name="T8">ACL, которые применены к интерфейсу, обрабатываются до глобальных ACL</text:span></text:p>
                  </text:list-item>
                </text:list>
              </text:list-item>
            </text:list>
            <text:p text:style-name="P9"><text:span text:style-name="T9"/></text:p>
            <text:p text:style-name="P10"><text:span text:style-name="T10"/></text:p>
            <text:p text:style-name="P10"><text:span text:style-name="T10"/></text:p>
            <text:p text:style-name="P10"><text:span text:style-name="T10">access-list IN-OUT extended permit tcp host 10.1.1.1 host 29.15.2.225 eq www</text:span></text:p>
            <text:p text:style-name="P10"><text:span text:style-name="T11">access-list </text:span><text:span text:style-name="T10">IN-OUT</text:span><text:span text:style-name="T11"> extended permit tcp host 10.1.2.67 any</text:span></text:p>
            <text:p text:style-name="P10"><text:span text:style-name="T11">access-list </text:span><text:span text:style-name="T10">IN-OUT</text:span><text:span text:style-name="T11"> extended permit ip host 10.1.3.34 50.1.1.0 </text:span><text:span text:style-name="T12">255.255.255.0</text:span></text:p>
            <text:p text:style-name="P10"><text:span text:style-name="T11"/></text:p>
            <text:p text:style-name="P10"><text:span text:style-name="T13">access-group </text:span><text:span text:style-name="T14">IN-OUT</text:span><text:span text:style-name="T13"> out interface outside</text:span></text:p>
            <text:p text:style-name="P10"><text:span text:style-name="T13"/></text:p>
            <text:p text:style-name="P10"><text:span text:style-name="T15"/></text:p>
          </draw:text-box>
        </draw:frame>
        <presentation:notes draw:style-name="dp2" presentation:use-date-time-name="dtd1">
          <office:forms form:automatic-focus="false" form:apply-design-mode="false"/>
          <draw:page-thumbnail draw:style-name="gr4" draw:layer="layout" svg:width="20.955cm" svg:height="15.523cm" svg:x="0cm" svg:y="1.622cm" draw:page-number="3" presentation:class="page"/>
          <draw:frame presentation:style-name="pr3" draw:text-style-name="P5" draw:layer="layout" svg:width="16.799cm" svg:height="9.691cm" svg:x="2.1cm" svg:y="17.78cm" presentation:class="notes" presentation:placeholder="true">
            <draw:text-box/>
          </draw:frame>
        </presentation:notes>
      </draw:page>
      <draw:page draw:name="page4" draw:style-name="dp4" draw:master-page-name="Default" presentation:presentation-page-layout-name="AL2T3" presentation:use-date-time-name="dtd1">
        <office:forms form:automatic-focus="false" form:apply-design-mode="false"/>
        <draw:custom-shape draw:style-name="gr7" draw:text-style-name="P8" draw:layer="layout" svg:width="26.213cm" svg:height="1.27cm" svg:x="1.092cm" svg:y="0.635cm">
          <text:list text:style-name="L2">
            <text:list-header>
              <text:p text:style-name="P7"><text:span text:style-name="T6">Правила для ответного трафика</text:span></text:p>
            </text:list-header>
          </text:list>
          <draw:enhanced-geometry svg:viewBox="0 0 21600 21600" draw:type="mso-spt202" draw:enhanced-path="M 0 0 L 21600 0 21600 21600 0 21600 0 0 Z N"/>
        </draw:custom-shape>
        <draw:frame presentation:style-name="pr4" draw:text-style-name="P12" draw:layer="layout" svg:width="25.4cm" svg:height="15.875cm" svg:x="1.27cm" svg:y="2.54cm" presentation:class="outline" presentation:user-transformed="true">
          <draw:text-box>
            <text:p text:style-name="P9"><text:span text:style-name="T7">Для TCP и UDP соединений не нужно разрешать пакеты в ACL, так как ASA пропускает весь ответный трафик, для установленных, двухсторонних соединений.</text:span></text:p>
            <text:p text:style-name="P9"><text:span text:style-name="T8"/></text:p>
            <text:p text:style-name="P9"><text:span text:style-name="T8">Для протоколов у которых не используются сессии, таких как ICMP, ASA устанавливает только однонаправленые соединения.</text:span></text:p>
            <text:p text:style-name="P9"><text:span text:style-name="T8">В таком случае, надо или включить инспектирование протокола, или добавить соответствующие записи в ACL</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4" presentation:class="page"/>
          <draw:frame presentation:style-name="pr3" draw:text-style-name="P5" draw:layer="layout" svg:width="16.799cm" svg:height="9.691cm" svg:x="2.1cm" svg:y="17.78cm" presentation:class="notes" presentation:placeholder="true">
            <draw:text-box/>
          </draw:frame>
        </presentation:notes>
      </draw:page>
      <draw:page draw:name="page5" draw:style-name="dp4" draw:master-page-name="Default" presentation:presentation-page-layout-name="AL2T3" presentation:use-date-time-name="dtd1">
        <office:forms form:automatic-focus="false" form:apply-design-mode="false"/>
        <draw:custom-shape draw:style-name="gr8" draw:text-style-name="P8" draw:layer="layout" svg:width="26.213cm" svg:height="1.27cm" svg:x="1.092cm" svg:y="0.635cm">
          <text:list text:style-name="L2">
            <text:list-header>
              <text:p text:style-name="P7"><text:span text:style-name="T6">Object-groups</text:span></text:p>
            </text:list-header>
          </text:list>
          <draw:enhanced-geometry svg:viewBox="0 0 21600 21600" draw:type="mso-spt202" draw:enhanced-path="M 0 0 L 21600 0 21600 21600 0 21600 0 0 Z N"/>
        </draw:custom-shape>
        <draw:frame presentation:style-name="pr5" draw:text-style-name="P11" draw:layer="layout" svg:width="26.67cm" svg:height="17.591cm" svg:x="0.635cm" svg:y="2.54cm" presentation:class="outline" presentation:user-transformed="true">
          <draw:text-box>
            <text:p text:style-name="P10"><text:span text:style-name="T10">access-list ACL_IN extended deny tcp host </text:span><text:span text:style-name="T16">10.1.1.4</text:span><text:span text:style-name="T11"> host </text:span><text:span text:style-name="T17">29.15.201.29</text:span><text:span text:style-name="T10"> eq www</text:span></text:p>
            <text:p text:style-name="P10"><text:span text:style-name="T11">access-list ACL_IN extended deny tcp host </text:span><text:span text:style-name="T18">10.1.1.78</text:span><text:span text:style-name="T11"> host </text:span><text:span text:style-name="T17">29.15.201.29</text:span><text:span text:style-name="T11"> eq www</text:span></text:p>
            <text:p text:style-name="P10"><text:span text:style-name="T11">access-list ACL_IN extended deny tcp host </text:span><text:span text:style-name="T12">10.1.1.89</text:span><text:span text:style-name="T11"> host </text:span><text:span text:style-name="T17">29.15.201.29</text:span><text:span text:style-name="T11"> eq www</text:span></text:p>
            <text:p text:style-name="P10"><text:span text:style-name="T11">access-list ACL_IN extended deny tcp host </text:span><text:span text:style-name="T16">10.1.1.4</text:span><text:span text:style-name="T11"> host </text:span><text:span text:style-name="T19">29.15.201.16</text:span><text:span text:style-name="T11"> eq www</text:span></text:p>
            <text:p text:style-name="P10"><text:span text:style-name="T11">access-list ACL_IN extended deny tcp host </text:span><text:span text:style-name="T18">10.1.1.78</text:span><text:span text:style-name="T11"> host </text:span><text:span text:style-name="T19">29.15.201.16</text:span><text:span text:style-name="T11"> eq www</text:span></text:p>
            <text:p text:style-name="P10"><text:span text:style-name="T11">access-list ACL_IN extended deny tcp host </text:span><text:span text:style-name="T12">10.1.1.89</text:span><text:span text:style-name="T11"> host </text:span><text:span text:style-name="T19">29.15.201.16</text:span><text:span text:style-name="T11"> eq www</text:span></text:p>
            <text:p text:style-name="P10"><text:span text:style-name="T11">access-list ACL_IN extended permit ip any any</text:span></text:p>
            <text:p text:style-name="P10"><text:span text:style-name="T11"/></text:p>
            <text:p text:style-name="P10"><text:span text:style-name="T12">access-group ACL_IN in interface inside</text:span></text:p>
            <text:p text:style-name="P10"><text:span text:style-name="T11"/></text:p>
            <text:p text:style-name="P10"><text:span text:style-name="T20">object-group network DENIED</text:span></text:p>
            <text:p text:style-name="P10"><text:span text:style-name="T20"><text:s/></text:span><text:span text:style-name="T20">network-object host 10.1.1.4</text:span></text:p>
            <text:p text:style-name="P10"><text:span text:style-name="T20"><text:s/></text:span><text:span text:style-name="T20">network-object host 10.1.1.78</text:span></text:p>
            <text:p text:style-name="P10"><text:span text:style-name="T20"><text:s/></text:span><text:span text:style-name="T20">network-object host 10.1.1.89</text:span></text:p>
            <text:p text:style-name="P10"><text:span text:style-name="T20"/></text:p>
            <text:p text:style-name="P10"><text:span text:style-name="T20">object-group network WEB</text:span></text:p>
            <text:p text:style-name="P10"><text:span text:style-name="T20"><text:s/></text:span><text:span text:style-name="T20">network-object host 29.15.201.29</text:span></text:p>
            <text:p text:style-name="P10"><text:span text:style-name="T20"><text:s/></text:span><text:span text:style-name="T20">network-object host 29.15.201.16</text:span></text:p>
            <text:p text:style-name="P10"><text:span text:style-name="T20"/></text:p>
            <text:p text:style-name="P10"><text:span text:style-name="T20">access-list ACL_IN extended deny tcp port object-group </text:span><text:span text:style-name="T21">DENIED</text:span><text:span text:style-name="T20"> </text:span></text:p>
            <text:p text:style-name="P10"><text:span text:style-name="T20">object-group WEB eq www</text:span></text:p>
            <text:p text:style-name="P10"><text:span text:style-name="T20">access-list ACL_IN extended permit ip any any</text:span></text:p>
            <text:p text:style-name="P10"><text:span text:style-name="T20"/></text:p>
            <text:p text:style-name="P10"><text:span text:style-name="T22">access-group ACL_IN in interface inside</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5" presentation:class="page"/>
          <draw:frame presentation:style-name="pr3" draw:text-style-name="P5" draw:layer="layout" svg:width="16.799cm" svg:height="9.691cm" svg:x="2.1cm" svg:y="17.78cm" presentation:class="notes" presentation:placeholder="true">
            <draw:text-box/>
          </draw:frame>
        </presentation:notes>
      </draw:page>
      <draw:page draw:name="page6" draw:style-name="dp3" draw:master-page-name="Default_20_1" presentation:use-date-time-name="dtd1">
        <draw:custom-shape draw:style-name="gr9" draw:text-style-name="P6" draw:layer="layout" svg:width="24.752cm" svg:height="2.906cm" svg:x="1.147cm" svg:y="10.16cm">
          <text:list text:style-name="L1">
            <text:list-header>
              <text:p text:style-name="P1"><text:span text:style-name="T5">Object</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6" presentation:class="page"/>
          <draw:frame presentation:style-name="pr1" draw:text-style-name="P5" draw:layer="layout" svg:width="16.799cm" svg:height="9.056cm" svg:x="2.1cm" svg:y="18.415cm" presentation:class="notes" presentation:placeholder="true">
            <draw:text-box/>
          </draw:frame>
        </presentation:notes>
      </draw:page>
      <draw:page draw:name="page7" draw:style-name="dp4" draw:master-page-name="Default" presentation:presentation-page-layout-name="AL2T3" presentation:use-date-time-name="dtd1">
        <draw:custom-shape draw:style-name="gr10" draw:text-style-name="P8" draw:layer="layout" svg:width="26.213cm" svg:height="1.27cm" svg:x="1.092cm" svg:y="0.635cm">
          <text:list text:style-name="L2">
            <text:list-header>
              <text:p text:style-name="P7"><text:span text:style-name="T6">Object</text:span></text:p>
            </text:list-header>
          </text:list>
          <draw:enhanced-geometry svg:viewBox="0 0 21600 21600" draw:type="mso-spt202" draw:enhanced-path="M 0 0 L 21600 0 21600 21600 0 21600 0 0 Z N"/>
        </draw:custom-shape>
        <draw:frame presentation:style-name="pr6" draw:text-style-name="P13" draw:layer="layout" svg:width="25.4cm" svg:height="15.875cm" svg:x="1.27cm" svg:y="2.54cm" presentation:class="outline" presentation:user-transformed="true">
          <draw:text-box>
            <text:p text:style-name="P9"><text:span text:style-name="T9">Объекты могут использоваться в конфигурации вместо IP-адресов. </text:span></text:p>
            <text:p text:style-name="P9"><text:span text:style-name="T9"/></text:p>
            <text:p text:style-name="P9"><text:span text:style-name="T9">Два типа Object:</text:span></text:p>
            <text:list text:style-name="L3">
              <text:list-item>
                <text:list>
                  <text:list-item>
                    <text:p><text:span text:style-name="T9">network object</text:span></text:p>
                  </text:list-item>
                  <text:list-item>
                    <text:p><text:span text:style-name="T9">service object</text:span></text:p>
                  </text:list-item>
                </text:list>
              </text:list-item>
            </text:list>
            <text:p text:style-name="P9"><text:span text:style-name="T9"/></text:p>
            <text:p text:style-name="P9"><text:span text:style-name="T9">Объекты могут использоваться, например, в:</text:span></text:p>
            <text:list text:continue-numbering="true" text:style-name="L3">
              <text:list-item>
                <text:list>
                  <text:list-item>
                    <text:p><text:span text:style-name="T9">Network Address Translation (NAT)</text:span></text:p>
                  </text:list-item>
                  <text:list-item>
                    <text:p><text:span text:style-name="T9">ACL</text:span></text:p>
                  </text:list-item>
                  <text:list-item>
                    <text:p><text:span text:style-name="T9">object groups</text:span></text:p>
                  </text:list-item>
                </text:list>
              </text:list-item>
            </text:list>
            <text:p><text:span text:style-name="T9"/></text:p>
          </draw:text-box>
        </draw:frame>
        <presentation:notes draw:style-name="dp2" presentation:use-date-time-name="dtd1">
          <office:forms form:automatic-focus="false" form:apply-design-mode="false"/>
          <draw:page-thumbnail draw:style-name="gr4" draw:layer="layout" svg:width="20.955cm" svg:height="15.523cm" svg:x="0cm" svg:y="1.622cm" draw:page-number="7" presentation:class="page"/>
          <draw:frame presentation:style-name="pr3" draw:text-style-name="P5" draw:layer="layout" svg:width="16.799cm" svg:height="9.691cm" svg:x="2.1cm" svg:y="17.78cm" presentation:class="notes" presentation:placeholder="true">
            <draw:text-box/>
          </draw:frame>
        </presentation:notes>
      </draw:page>
      <draw:page draw:name="page8" draw:style-name="dp4" draw:master-page-name="Default" presentation:presentation-page-layout-name="AL2T3" presentation:use-date-time-name="dtd1">
        <draw:custom-shape draw:style-name="gr11" draw:text-style-name="P8" draw:layer="layout" svg:width="26.213cm" svg:height="1.27cm" svg:x="1.092cm" svg:y="0.635cm">
          <text:list text:style-name="L2">
            <text:list-header>
              <text:p text:style-name="P7"><text:span text:style-name="T6">Network Object</text:span></text:p>
            </text:list-header>
          </text:list>
          <draw:enhanced-geometry svg:viewBox="0 0 21600 21600" draw:type="mso-spt202" draw:enhanced-path="M 0 0 L 21600 0 21600 21600 0 21600 0 0 Z N"/>
        </draw:custom-shape>
        <draw:frame presentation:style-name="pr7" draw:text-style-name="P14" draw:layer="layout" svg:width="26.035cm" svg:height="17.017cm" svg:x="1.27cm" svg:y="2.54cm" presentation:class="outline" presentation:user-transformed="true">
          <draw:text-box>
            <text:p text:style-name="P9"><text:span text:style-name="T23"/></text:p>
            <text:p text:style-name="P9"><text:span text:style-name="T23">В network object может быть указан IP-адрес/маска в таких вариантах:</text:span></text:p>
            <text:list text:style-name="L3">
              <text:list-item>
                <text:list>
                  <text:list-item>
                    <text:p><text:span text:style-name="T23">host</text:span></text:p>
                  </text:list-item>
                  <text:list-item>
                    <text:p><text:span text:style-name="T23">subnet</text:span></text:p>
                  </text:list-item>
                  <text:list-item>
                    <text:p><text:span text:style-name="T23">range</text:span></text:p>
                  </text:list-item>
                </text:list>
              </text:list-item>
            </text:list>
            <text:p text:style-name="P9"><text:span text:style-name="T23"/></text:p>
            <text:p text:style-name="P9"><text:span text:style-name="T24">object network OBJECT1</text:span></text:p>
            <text:p text:style-name="P9"><text:span text:style-name="T24"><text:s/></text:span><text:span text:style-name="T24">host 10.2.2.2</text:span></text:p>
            <text:p text:style-name="P9"><text:span text:style-name="T24"/></text:p>
            <text:p text:style-name="P9"><text:span text:style-name="T24">object network OBJECT2</text:span></text:p>
            <text:p text:style-name="P9"><text:span text:style-name="T24"><text:s/></text:span><text:span text:style-name="T24">subnet 10.1.1.0 255.255.255.0</text:span></text:p>
            <text:p text:style-name="P9"><text:span text:style-name="T24"/></text:p>
            <text:p text:style-name="P9"><text:span text:style-name="T24">object network OBJECT3</text:span></text:p>
            <text:p text:style-name="P9"><text:span text:style-name="T24"><text:s/></text:span><text:span text:style-name="T24">range</text:span><text:span text:style-name="T25"> 10.3.0.0 10.3.255.255</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8" presentation:class="page"/>
          <draw:frame presentation:style-name="pr3" draw:text-style-name="P5" draw:layer="layout" svg:width="16.799cm" svg:height="9.691cm" svg:x="2.1cm" svg:y="17.78cm" presentation:class="notes" presentation:placeholder="true">
            <draw:text-box/>
          </draw:frame>
        </presentation:notes>
      </draw:page>
      <draw:page draw:name="page9" draw:style-name="dp4" draw:master-page-name="Default" presentation:presentation-page-layout-name="AL2T3" presentation:use-date-time-name="dtd1">
        <draw:custom-shape draw:style-name="gr12" draw:text-style-name="P8" draw:layer="layout" svg:width="26.213cm" svg:height="1.27cm" svg:x="1.092cm" svg:y="0.635cm">
          <text:list text:style-name="L2">
            <text:list-header>
              <text:p text:style-name="P7"><text:span text:style-name="T6">Service Object</text:span></text:p>
            </text:list-header>
          </text:list>
          <draw:enhanced-geometry svg:viewBox="0 0 21600 21600" draw:type="mso-spt202" draw:enhanced-path="M 0 0 L 21600 0 21600 21600 0 21600 0 0 Z N"/>
        </draw:custom-shape>
        <draw:frame presentation:style-name="pr8" draw:text-style-name="P14" draw:layer="layout" svg:width="26.035cm" svg:height="15.875cm" svg:x="1.27cm" svg:y="2.54cm" presentation:class="outline" presentation:user-transformed="true">
          <draw:text-box>
            <text:p text:style-name="P9"><text:span text:style-name="T23">В service object может быть указан:</text:span></text:p>
            <text:list text:style-name="L3">
              <text:list-item>
                <text:list>
                  <text:list-item>
                    <text:p><text:span text:style-name="T23">протокол</text:span></text:p>
                  </text:list-item>
                  <text:list-item>
                    <text:p><text:span text:style-name="T23">порты отправителя/получателя</text:span></text:p>
                  </text:list-item>
                </text:list>
              </text:list-item>
            </text:list>
            <text:p text:style-name="P9"><text:span text:style-name="T23"/></text:p>
            <text:p text:style-name="P9"><text:span text:style-name="T24">object network OBJECT4</text:span></text:p>
            <text:p text:style-name="P9"><text:span text:style-name="T24"><text:s/></text:span><text:span text:style-name="T24">service tcp destination eq ssh</text:span></text:p>
            <text:p text:style-name="P9"><text:span text:style-name="T24"/></text:p>
          </draw:text-box>
        </draw:frame>
        <presentation:notes draw:style-name="dp2" presentation:use-date-time-name="dtd1">
          <office:forms form:automatic-focus="false" form:apply-design-mode="false"/>
          <draw:page-thumbnail draw:style-name="gr4" draw:layer="layout" svg:width="20.955cm" svg:height="15.523cm" svg:x="0cm" svg:y="1.622cm" draw:page-number="9" presentation:class="page"/>
          <draw:frame presentation:style-name="pr3" draw:text-style-name="P5" draw:layer="layout" svg:width="16.799cm" svg:height="9.691cm" svg:x="2.1cm" svg:y="17.78cm" presentation:class="notes" presentation:placeholder="true">
            <draw:text-box/>
          </draw:frame>
        </presentation:notes>
      </draw:page>
      <draw:page draw:name="page10" draw:style-name="dp3" draw:master-page-name="Default_20_1" presentation:use-date-time-name="dtd1">
        <draw:custom-shape draw:style-name="gr13" draw:text-style-name="P6" draw:layer="layout" svg:width="24.752cm" svg:height="2.906cm" svg:x="1.147cm" svg:y="10.16cm">
          <text:list text:style-name="L1">
            <text:list-header>
              <text:p text:style-name="P1"><text:span text:style-name="T5">Object-group</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10" presentation:class="page"/>
          <draw:frame presentation:style-name="pr1" draw:text-style-name="P5" draw:layer="layout" svg:width="16.799cm" svg:height="9.056cm" svg:x="2.1cm" svg:y="18.415cm" presentation:class="notes" presentation:placeholder="true">
            <draw:text-box/>
          </draw:frame>
        </presentation:notes>
      </draw:page>
      <draw:page draw:name="page11" draw:style-name="dp4" draw:master-page-name="Default" presentation:presentation-page-layout-name="AL2T3" presentation:use-date-time-name="dtd1">
        <draw:custom-shape draw:style-name="gr14" draw:text-style-name="P8" draw:layer="layout" svg:width="26.213cm" svg:height="1.27cm" svg:x="1.092cm" svg:y="0.635cm">
          <text:list text:style-name="L2">
            <text:list-header>
              <text:p text:style-name="P7"><text:span text:style-name="T6">Object-group</text:span></text:p>
            </text:list-header>
          </text:list>
          <draw:enhanced-geometry svg:viewBox="0 0 21600 21600" draw:type="mso-spt202" draw:enhanced-path="M 0 0 L 21600 0 21600 21600 0 21600 0 0 Z N"/>
        </draw:custom-shape>
        <draw:frame presentation:style-name="pr9" draw:text-style-name="P15" draw:layer="layout" svg:width="26.035cm" svg:height="15.875cm" svg:x="1.27cm" svg:y="2.54cm" presentation:class="outline" presentation:user-transformed="true">
          <draw:text-box>
            <text:p text:style-name="P9"><text:span text:style-name="T26">Группы объектов:</text:span></text:p>
            <text:list text:style-name="L3">
              <text:list-item>
                <text:list>
                  <text:list-item>
                    <text:p><text:span text:style-name="T26">используются для группировки однотипных обектов</text:span></text:p>
                  </text:list-item>
                  <text:list-item>
                    <text:p><text:span text:style-name="T26">могут использоваться в ACL</text:span></text:p>
                  </text:list-item>
                  <text:list-item>
                    <text:p><text:span text:style-name="T26">Типы object-group:</text:span></text:p>
                    <text:list>
                      <text:list-item>
                        <text:p><text:span text:style-name="T26">Protocol</text:span></text:p>
                      </text:list-item>
                      <text:list-item>
                        <text:p><text:span text:style-name="T26">Network</text:span></text:p>
                      </text:list-item>
                      <text:list-item>
                        <text:p><text:span text:style-name="T26">Service</text:span></text:p>
                      </text:list-item>
                      <text:list-item>
                        <text:p><text:span text:style-name="T26">ICMP type</text:span></text:p>
                      </text:list-item>
                    </text:list>
                  </text:list-item>
                </text:list>
              </text:list-item>
            </text:list>
            <text:p><text:span text:style-name="T26"/></text:p>
          </draw:text-box>
        </draw:frame>
        <presentation:notes draw:style-name="dp2" presentation:use-date-time-name="dtd1">
          <office:forms form:automatic-focus="false" form:apply-design-mode="false"/>
          <draw:page-thumbnail draw:style-name="gr4" draw:layer="layout" svg:width="20.955cm" svg:height="15.523cm" svg:x="0cm" svg:y="1.622cm" draw:page-number="11" presentation:class="page"/>
          <draw:frame presentation:style-name="pr3" draw:text-style-name="P5" draw:layer="layout" svg:width="16.799cm" svg:height="9.691cm" svg:x="2.1cm" svg:y="17.78cm" presentation:class="notes" presentation:placeholder="true">
            <draw:text-box/>
          </draw:frame>
        </presentation:notes>
      </draw:page>
      <draw:page draw:name="page12" draw:style-name="dp4" draw:master-page-name="Default" presentation:presentation-page-layout-name="AL2T3" presentation:use-date-time-name="dtd1">
        <draw:custom-shape draw:style-name="gr15" draw:text-style-name="P8" draw:layer="layout" svg:width="26.213cm" svg:height="1.27cm" svg:x="1.092cm" svg:y="0.635cm">
          <text:list text:style-name="L2">
            <text:list-header>
              <text:p text:style-name="P7"><text:span text:style-name="T6">Object Group</text:span></text:p>
            </text:list-header>
          </text:list>
          <draw:enhanced-geometry svg:viewBox="0 0 21600 21600" draw:type="mso-spt202" draw:enhanced-path="M 0 0 L 21600 0 21600 21600 0 21600 0 0 Z N"/>
        </draw:custom-shape>
        <draw:frame presentation:style-name="pr10" draw:text-style-name="P16" draw:layer="layout" svg:width="25.4cm" svg:height="15.875cm" svg:x="1.27cm" svg:y="2.54cm" presentation:class="outline" presentation:user-transformed="true">
          <draw:text-box>
            <text:p text:style-name="P9"><text:span text:style-name="T27">Protocol Object Group</text:span></text:p>
            <text:p text:style-name="P9"><text:span text:style-name="T28"><text:s/></text:span><text:span text:style-name="T28">object-group protocol TCP_UDP_ICMP</text:span></text:p>
            <text:p text:style-name="P9"><text:span text:style-name="T28"><text:s text:c="2"/></text:span><text:span text:style-name="T28">protocol-object tcp</text:span></text:p>
            <text:p text:style-name="P9"><text:span text:style-name="T28"><text:s text:c="2"/></text:span><text:span text:style-name="T28">protocol-object udp</text:span></text:p>
            <text:p text:style-name="P9"><text:span text:style-name="T28"><text:s text:c="2"/></text:span><text:span text:style-name="T28">protocol-object icmp</text:span></text:p>
            <text:p text:style-name="P9"><text:span text:style-name="T28"/></text:p>
            <text:p text:style-name="P9"><text:span text:style-name="T27">Network Object Group</text:span></text:p>
            <text:p text:style-name="P9"><text:span text:style-name="T28">object-group network ADMINS</text:span></text:p>
            <text:p text:style-name="P9"><text:span text:style-name="T28"><text:s/></text:span><text:span text:style-name="T28">network-object host 10.2.2.4</text:span></text:p>
            <text:p text:style-name="P9"><text:span text:style-name="T28"><text:s/></text:span><text:span text:style-name="T28">network-object host 10.2.2.78</text:span></text:p>
            <text:p text:style-name="P9"><text:span text:style-name="T28"><text:s/></text:span><text:span text:style-name="T28">network-object host 10.2.2.34</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12" presentation:class="page"/>
          <draw:frame presentation:style-name="pr3" draw:text-style-name="P5" draw:layer="layout" svg:width="16.799cm" svg:height="9.691cm" svg:x="2.1cm" svg:y="17.78cm" presentation:class="notes" presentation:placeholder="true">
            <draw:text-box/>
          </draw:frame>
        </presentation:notes>
      </draw:page>
      <draw:page draw:name="page13" draw:style-name="dp4" draw:master-page-name="Default" presentation:presentation-page-layout-name="AL2T3" presentation:use-date-time-name="dtd1">
        <draw:custom-shape draw:style-name="gr16" draw:text-style-name="P8" draw:layer="layout" svg:width="26.213cm" svg:height="1.27cm" svg:x="1.092cm" svg:y="0.635cm">
          <text:list text:style-name="L2">
            <text:list-header>
              <text:p text:style-name="P7"><text:span text:style-name="T6">Object-group</text:span></text:p>
            </text:list-header>
          </text:list>
          <draw:enhanced-geometry svg:viewBox="0 0 21600 21600" draw:type="mso-spt202" draw:enhanced-path="M 0 0 L 21600 0 21600 21600 0 21600 0 0 Z N"/>
        </draw:custom-shape>
        <draw:frame presentation:style-name="pr11" draw:text-style-name="P16" draw:layer="layout" svg:width="26.035cm" svg:height="17.66cm" svg:x="1.27cm" svg:y="2.54cm" presentation:class="outline" presentation:user-transformed="true">
          <draw:text-box>
            <text:p text:style-name="P9"><text:span text:style-name="T27">Service Object Group</text:span></text:p>
            <text:p text:style-name="P9"><text:span text:style-name="T28">object-group service SERVICE1 tcp-udp</text:span></text:p>
            <text:p text:style-name="P9"><text:span text:style-name="T28"><text:s/></text:span><text:span text:style-name="T28">port-object eq domain</text:span></text:p>
            <text:p text:style-name="P9"><text:span text:style-name="T28"/></text:p>
            <text:p text:style-name="P9"><text:span text:style-name="T28">object-group service SERVICE2 udp</text:span></text:p>
            <text:p text:style-name="P9"><text:span text:style-name="T28"><text:s/></text:span><text:span text:style-name="T28">port-object eq radius</text:span></text:p>
            <text:p text:style-name="P9"><text:span text:style-name="T28"><text:s/></text:span><text:span text:style-name="T28">port-object eq radius-acct</text:span></text:p>
            <text:p text:style-name="P9"><text:span text:style-name="T28"/></text:p>
            <text:p text:style-name="P9"><text:span text:style-name="T28">object-group service SERVICE3 tcp</text:span></text:p>
            <text:p text:style-name="P9"><text:span text:style-name="T28"><text:s/></text:span><text:span text:style-name="T28">port-object eq ldap</text:span></text:p>
            <text:p text:style-name="P9"><text:span text:style-name="T28"/></text:p>
            <text:p text:style-name="P9"><text:span text:style-name="T27">ICMP type Object Group</text:span></text:p>
            <text:p text:style-name="P9"><text:span text:style-name="T28">object-group icmp-type ping</text:span></text:p>
            <text:p text:style-name="P9"><text:span text:style-name="T28"><text:s/></text:span><text:span text:style-name="T28">icmp-object echo</text:span></text:p>
            <text:p text:style-name="P9"><text:span text:style-name="T28"><text:s/></text:span><text:span text:style-name="T28">icmp-object echo-reply</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13" presentation:class="page"/>
          <draw:frame presentation:style-name="pr3" draw:text-style-name="P5" draw:layer="layout" svg:width="16.799cm" svg:height="9.691cm" svg:x="2.1cm" svg:y="17.78cm" presentation:class="notes" presentation:placeholder="true">
            <draw:text-box/>
          </draw:frame>
        </presentation:notes>
      </draw:page>
      <draw:page draw:name="page14" draw:style-name="dp4" draw:master-page-name="Default" presentation:presentation-page-layout-name="AL2T3" presentation:use-date-time-name="dtd1">
        <draw:custom-shape draw:style-name="gr17" draw:text-style-name="P8" draw:layer="layout" svg:width="26.213cm" svg:height="1.27cm" svg:x="1.092cm" svg:y="0.635cm">
          <text:list text:style-name="L2">
            <text:list-header>
              <text:p text:style-name="P7"><text:span text:style-name="T6">Nesting Object Groups</text:span></text:p>
            </text:list-header>
          </text:list>
          <draw:enhanced-geometry svg:viewBox="0 0 21600 21600" draw:type="mso-spt202" draw:enhanced-path="M 0 0 L 21600 0 21600 21600 0 21600 0 0 Z N"/>
        </draw:custom-shape>
        <draw:frame presentation:style-name="pr12" draw:text-style-name="P17" draw:layer="layout" svg:width="26.67cm" svg:height="17.41cm" svg:x="1.33cm" svg:y="2.778cm" presentation:class="outline" presentation:user-transformed="true">
          <draw:text-box>
            <text:p text:style-name="P9"><text:span text:style-name="T29">object-group network IT</text:span></text:p>
            <text:p text:style-name="P9"><text:span text:style-name="T29"><text:s/></text:span><text:span text:style-name="T29">network-object host 10.1.1.1</text:span></text:p>
            <text:p text:style-name="P9"><text:span text:style-name="T29"><text:s/></text:span><text:span text:style-name="T29">network-object host 10.1.1.4</text:span></text:p>
            <text:p text:style-name="P9"><text:span text:style-name="T29"><text:s/></text:span><text:span text:style-name="T29">network-object host 10.1.1.8</text:span></text:p>
            <text:p text:style-name="P9"><text:span text:style-name="T29"/></text:p>
            <text:p text:style-name="P9"><text:span text:style-name="T29">object-group network HR</text:span></text:p>
            <text:p text:style-name="P9"><text:span text:style-name="T29"><text:s/></text:span><text:span text:style-name="T29">network-object host 10.1.2.8</text:span></text:p>
            <text:p text:style-name="P9"><text:span text:style-name="T29"><text:s/></text:span><text:span text:style-name="T29">network-object host 10.1.2.12</text:span></text:p>
            <text:p text:style-name="P9"><text:span text:style-name="T29"/></text:p>
            <text:p text:style-name="P9"><text:span text:style-name="T29">object-group network FINANCE</text:span></text:p>
            <text:p text:style-name="P9"><text:span text:style-name="T29"><text:s/></text:span><text:span text:style-name="T29">network-object host 10.1.4.89</text:span></text:p>
            <text:p text:style-name="P9"><text:span text:style-name="T29"><text:s/></text:span><text:span text:style-name="T29">network-object host 10.1.4.100</text:span></text:p>
            <text:p text:style-name="P9"><text:span text:style-name="T29"/></text:p>
            <text:p text:style-name="P9"><text:span text:style-name="T30">object-group network ADMIN</text:span></text:p>
            <text:p text:style-name="P9"><text:span text:style-name="T30"><text:s/></text:span><text:span text:style-name="T30">group-object IT</text:span></text:p>
            <text:p text:style-name="P9"><text:span text:style-name="T30"><text:s/></text:span><text:span text:style-name="T30">group-object HR</text:span></text:p>
            <text:p text:style-name="P9"><text:span text:style-name="T30"><text:s/></text:span><text:span text:style-name="T30">group-object FINANCE</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14" presentation:class="page"/>
          <draw:frame presentation:style-name="pr3" draw:text-style-name="P5" draw:layer="layout" svg:width="16.799cm" svg:height="9.691cm" svg:x="2.1cm" svg:y="17.78cm" presentation:class="notes" presentation:placeholder="true">
            <draw:text-box/>
          </draw:frame>
        </presentation:notes>
      </draw:page>
      <draw:page draw:name="page15" draw:style-name="dp3" draw:master-page-name="Default_20_1" presentation:use-date-time-name="dtd1">
        <draw:custom-shape draw:style-name="gr18" draw:text-style-name="P6" draw:layer="layout" svg:width="24.752cm" svg:height="2.906cm" svg:x="1.147cm" svg:y="10.16cm">
          <text:list text:style-name="L1">
            <text:list-header>
              <text:p text:style-name="P1"><text:span text:style-name="T5">Политика по умолчанию</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15" presentation:class="page"/>
          <draw:frame presentation:style-name="pr1" draw:text-style-name="P5" draw:layer="layout" svg:width="16.799cm" svg:height="9.056cm" svg:x="2.1cm" svg:y="18.415cm" presentation:class="notes" presentation:placeholder="true">
            <draw:text-box/>
          </draw:frame>
        </presentation:notes>
      </draw:page>
      <draw:page draw:name="page16" draw:style-name="dp4" draw:master-page-name="Default" presentation:presentation-page-layout-name="AL2T3" presentation:use-date-time-name="dtd1">
        <draw:custom-shape draw:style-name="gr19" draw:text-style-name="P8" draw:layer="layout" svg:width="26.213cm" svg:height="1.27cm" svg:x="1.092cm" svg:y="0.635cm">
          <text:list text:style-name="L2">
            <text:list-header>
              <text:p text:style-name="P7"><text:span text:style-name="T6">Политика по умолчанию</text:span></text:p>
            </text:list-header>
          </text:list>
          <draw:enhanced-geometry svg:viewBox="0 0 21600 21600" draw:type="mso-spt202" draw:enhanced-path="M 0 0 L 21600 0 21600 21600 0 21600 0 0 Z N"/>
        </draw:custom-shape>
        <draw:frame presentation:style-name="pr13" draw:text-style-name="P18" draw:layer="layout" svg:width="26.035cm" svg:height="17.916cm" svg:x="1.27cm" svg:y="2.54cm" presentation:class="outline" presentation:user-transformed="true">
          <draw:text-box>
            <text:p text:style-name="P10"><text:span text:style-name="T20">class-map inspection_default</text:span></text:p>
            <text:p text:style-name="P10"><text:span text:style-name="T22"><text:s text:c="2"/></text:span><text:span text:style-name="T22">match default-inspection-traffic</text:span></text:p>
            <text:p text:style-name="P10"><text:span text:style-name="T20"><text:s/></text:span><text:span text:style-name="T20">policy-map type inspect dns preset_dns_map</text:span></text:p>
            <text:p text:style-name="P10"><text:span text:style-name="T20"><text:s text:c="2"/></text:span><text:span text:style-name="T20">parameters</text:span></text:p>
            <text:p text:style-name="P10"><text:span text:style-name="T20"><text:s text:c="5"/></text:span><text:span text:style-name="T20">message-length maximum 512</text:span></text:p>
            <text:p text:style-name="P10"><text:span text:style-name="T20"><text:s/></text:span><text:span text:style-name="T20">policy-map </text:span><text:span text:style-name="T22">global_policy</text:span></text:p>
            <text:p text:style-name="P10"><text:span text:style-name="T22"><text:s text:c="2"/></text:span><text:span text:style-name="T22">class inspection_default</text:span></text:p>
            <text:p text:style-name="P10"><text:span text:style-name="T20"><text:s text:c="3"/></text:span><text:span text:style-name="T20">inspect dns preset_dns_map </text:span></text:p>
            <text:p text:style-name="P10"><text:span text:style-name="T20"><text:s text:c="3"/></text:span><text:span text:style-name="T20">inspect ftp </text:span></text:p>
            <text:p text:style-name="P10"><text:span text:style-name="T20"><text:s text:c="3"/></text:span><text:span text:style-name="T20">inspect h323 h225 </text:span></text:p>
            <text:p text:style-name="P10"><text:span text:style-name="T20"><text:s text:c="3"/></text:span><text:span text:style-name="T20">inspect h323 ras </text:span></text:p>
            <text:p text:style-name="P10"><text:span text:style-name="T20"><text:s text:c="3"/></text:span><text:span text:style-name="T20">inspect rsh </text:span></text:p>
            <text:p text:style-name="P10"><text:span text:style-name="T20"><text:s text:c="3"/></text:span><text:span text:style-name="T20">inspect rtsp </text:span></text:p>
            <text:p text:style-name="P10"><text:span text:style-name="T20"><text:s text:c="3"/></text:span><text:span text:style-name="T20">inspect esmtp </text:span></text:p>
            <text:p text:style-name="P10"><text:span text:style-name="T20"><text:s text:c="3"/></text:span><text:span text:style-name="T20">inspect sqlnet </text:span></text:p>
            <text:p text:style-name="P10"><text:span text:style-name="T20"><text:s text:c="3"/></text:span><text:span text:style-name="T20">inspect xdmcp </text:span></text:p>
            <text:p text:style-name="P10"><text:span text:style-name="T20"><text:s text:c="3"/></text:span><text:span text:style-name="T20">inspect sip </text:span></text:p>
            <text:p text:style-name="P10"><text:span text:style-name="T20"><text:s text:c="3"/></text:span><text:span text:style-name="T20">inspect netbios </text:span></text:p>
            <text:p text:style-name="P10"><text:span text:style-name="T20"><text:s text:c="3"/></text:span><text:span text:style-name="T20">inspect tftp </text:span></text:p>
            <text:p text:style-name="P10"><text:span text:style-name="T20"><text:s text:c="3"/></text:span><text:span text:style-name="T20">inspect ip-options</text:span></text:p>
            <text:p text:style-name="P10"><text:span text:style-name="T22"><text:s/></text:span><text:span text:style-name="T22">service-policy global_policy global</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16" presentation:class="page"/>
          <draw:frame presentation:style-name="pr3" draw:text-style-name="P5" draw:layer="layout" svg:width="16.799cm" svg:height="9.691cm" svg:x="2.1cm" svg:y="17.78cm" presentation:class="notes" presentation:placeholder="true">
            <draw:text-box/>
          </draw:frame>
        </presentation:notes>
      </draw:page>
      <draw:page draw:name="page17" draw:style-name="dp4" draw:master-page-name="Default" presentation:presentation-page-layout-name="AL2T3" presentation:use-date-time-name="dtd1">
        <draw:custom-shape draw:style-name="gr20" draw:text-style-name="P8" draw:layer="layout" svg:width="26.213cm" svg:height="1.27cm" svg:x="1.092cm" svg:y="0.635cm">
          <text:list text:style-name="L2">
            <text:list-header>
              <text:p text:style-name="P7"><text:span text:style-name="T6">Политика по умолчанию</text:span></text:p>
            </text:list-header>
          </text:list>
          <draw:enhanced-geometry svg:viewBox="0 0 21600 21600" draw:type="mso-spt202" draw:enhanced-path="M 0 0 L 21600 0 21600 21600 0 21600 0 0 Z N"/>
        </draw:custom-shape>
        <draw:frame presentation:style-name="pr14" draw:text-style-name="P19" draw:layer="layout" svg:width="26.035cm" svg:height="17.916cm" svg:x="1.27cm" svg:y="2.54cm" presentation:class="outline" presentation:user-transformed="true">
          <draw:text-box>
            <text:p text:style-name="P10"><text:span text:style-name="T21">class-map inspection_default</text:span></text:p>
            <text:p text:style-name="P10"><text:span text:style-name="T31"><text:s text:c="2"/></text:span><text:span text:style-name="T31">match default-inspection-traffic</text:span></text:p>
            <text:p text:style-name="P10"><text:span text:style-name="T31"/></text:p>
            <text:p text:style-name="P10"><text:span text:style-name="T12">default-inspection-traffic <text:s/>Match default inspection traffic: </text:span></text:p>
            <text:p text:style-name="P10"><text:span text:style-name="T11"><text:s text:c="22"/></text:span><text:span text:style-name="T11">ctiqbe----tcp--2748 <text:s text:c="5"/>dns-------udp--53 <text:s text:c="6"/></text:span></text:p>
            <text:p text:style-name="P10"><text:span text:style-name="T11"><text:s text:c="22"/></text:span><text:span text:style-name="T11">ftp-------tcp--21 <text:s text:c="7"/>gtp-------udp--2123,3386</text:span></text:p>
            <text:p text:style-name="P10"><text:span text:style-name="T11"><text:s text:c="22"/></text:span><text:span text:style-name="T11">h323-h225-tcp--1720 <text:s text:c="5"/>h323-ras--udp--1718-1719</text:span></text:p>
            <text:p text:style-name="P10"><text:span text:style-name="T11"><text:s text:c="22"/></text:span><text:span text:style-name="T11">http------tcp--80 <text:s text:c="7"/>icmp------icmp <text:s text:c="9"/></text:span></text:p>
            <text:p text:style-name="P10"><text:span text:style-name="T11"><text:s text:c="22"/></text:span><text:span text:style-name="T11">ils-------tcp--389 <text:s text:c="6"/>mgcp------udp--2427,2727</text:span></text:p>
            <text:p text:style-name="P10"><text:span text:style-name="T11"><text:s text:c="22"/></text:span><text:span text:style-name="T11">netbios---udp--137-138 <text:s text:c="2"/>radius-acct---udp--1646</text:span></text:p>
            <text:p text:style-name="P10"><text:span text:style-name="T11"><text:s text:c="22"/></text:span><text:span text:style-name="T11">rpc-------udp--111 <text:s text:c="6"/>rsh-------tcp--514 <text:s text:c="5"/></text:span></text:p>
            <text:p text:style-name="P10"><text:span text:style-name="T11"><text:s text:c="22"/></text:span><text:span text:style-name="T11">rtsp------tcp--554 <text:s text:c="6"/>sip-------tcp--5060 <text:s text:c="4"/></text:span></text:p>
            <text:p text:style-name="P10"><text:span text:style-name="T11"><text:s text:c="22"/></text:span><text:span text:style-name="T11">sip-------udp--5060 <text:s text:c="5"/>skinny----tcp--2000 <text:s text:c="4"/></text:span></text:p>
            <text:p text:style-name="P10"><text:span text:style-name="T11"><text:s text:c="22"/></text:span><text:span text:style-name="T11">smtp------tcp--25 <text:s text:c="7"/>sqlnet----tcp--1521 <text:s text:c="4"/></text:span></text:p>
            <text:p text:style-name="P10"><text:span text:style-name="T11"><text:s text:c="22"/></text:span><text:span text:style-name="T11">tftp------udp--69 <text:s text:c="7"/>xdmcp-----udp--177 <text:s text:c="5"/></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17" presentation:class="page"/>
          <draw:frame presentation:style-name="pr3" draw:text-style-name="P5" draw:layer="layout" svg:width="16.799cm" svg:height="9.691cm" svg:x="2.1cm" svg:y="17.78cm" presentation:class="notes" presentation:placeholder="true">
            <draw:text-box/>
          </draw:frame>
        </presentation:notes>
      </draw:page>
      <draw:page draw:name="page18" draw:style-name="dp3" draw:master-page-name="Default_20_1" presentation:use-date-time-name="dtd1">
        <draw:custom-shape draw:style-name="gr21" draw:text-style-name="P6" draw:layer="layout" svg:width="24.752cm" svg:height="2.906cm" svg:x="1.147cm" svg:y="10.16cm">
          <text:list text:style-name="L1">
            <text:list-header>
              <text:p text:style-name="P1"><text:span text:style-name="T5">Настройка политик</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18" presentation:class="page"/>
          <draw:frame presentation:style-name="pr1" draw:text-style-name="P5" draw:layer="layout" svg:width="16.799cm" svg:height="9.056cm" svg:x="2.1cm" svg:y="18.415cm" presentation:class="notes" presentation:placeholder="true">
            <draw:text-box/>
          </draw:frame>
        </presentation:notes>
      </draw:page>
      <draw:page draw:name="page19" draw:style-name="dp4" draw:master-page-name="Default" presentation:presentation-page-layout-name="AL2T3" presentation:use-date-time-name="dtd1">
        <draw:custom-shape draw:style-name="gr22" draw:text-style-name="P8" draw:layer="layout" svg:width="26.213cm" svg:height="1.27cm" svg:x="1.092cm" svg:y="0.635cm">
          <text:list text:style-name="L2">
            <text:list-header>
              <text:p text:style-name="P7"><text:span text:style-name="T6">Настройка политик</text:span></text:p>
            </text:list-header>
          </text:list>
          <draw:enhanced-geometry svg:viewBox="0 0 21600 21600" draw:type="mso-spt202" draw:enhanced-path="M 0 0 L 21600 0 21600 21600 0 21600 0 0 Z N"/>
        </draw:custom-shape>
        <draw:frame presentation:style-name="pr15" draw:text-style-name="P21" draw:layer="layout" svg:width="24.42cm" svg:height="17.145cm" svg:x="1.791cm" svg:y="2.54cm" presentation:class="outline" presentation:user-transformed="true">
          <draw:text-box>
            <text:p text:style-name="P20"><text:span text:style-name="T32"/></text:p>
            <text:p text:style-name="P20"><text:span text:style-name="T32">class-map</text:span></text:p>
            <text:list text:style-name="L3">
              <text:list-item>
                <text:list>
                  <text:list-item>
                    <text:list>
                      <text:list-item>
                        <text:list>
                          <text:list-item>
                            <text:list>
                              <text:list-item>
                                <text:p text:style-name="P20"><text:span text:style-name="T32">описание трафика</text:span></text:p>
                              </text:list-item>
                            </text:list>
                          </text:list-item>
                        </text:list>
                      </text:list-item>
                    </text:list>
                  </text:list-item>
                </text:list>
              </text:list-item>
            </text:list>
            <text:p text:style-name="P20"><text:span text:style-name="T32"/></text:p>
            <text:p text:style-name="P20"><text:span text:style-name="T32">policy-map</text:span></text:p>
            <text:list text:continue-numbering="true" text:style-name="L3">
              <text:list-item>
                <text:list>
                  <text:list-item>
                    <text:list>
                      <text:list-item>
                        <text:list>
                          <text:list-item>
                            <text:list>
                              <text:list-item>
                                <text:p text:style-name="P20"><text:span text:style-name="T32">назначение действий</text:span></text:p>
                              </text:list-item>
                            </text:list>
                          </text:list-item>
                        </text:list>
                      </text:list-item>
                    </text:list>
                  </text:list-item>
                </text:list>
              </text:list-item>
            </text:list>
            <text:p text:style-name="P20"><text:span text:style-name="T32"/></text:p>
            <text:p text:style-name="P20"><text:span text:style-name="T32">service-policy</text:span></text:p>
            <text:list text:continue-numbering="true" text:style-name="L3">
              <text:list-item>
                <text:list>
                  <text:list-item>
                    <text:list>
                      <text:list-item>
                        <text:list>
                          <text:list-item>
                            <text:list>
                              <text:list-item>
                                <text:p text:style-name="P20"><text:span text:style-name="T32">применение к паре зон</text:span></text:p>
                              </text:list-item>
                            </text:list>
                          </text:list-item>
                        </text:list>
                      </text:list-item>
                    </text:list>
                  </text:list-item>
                </text:list>
              </text:list-item>
            </text:list>
          </draw:text-box>
        </draw:frame>
        <presentation:notes draw:style-name="dp2" presentation:use-date-time-name="dtd1">
          <office:forms form:automatic-focus="false" form:apply-design-mode="false"/>
          <draw:page-thumbnail draw:style-name="gr4" draw:layer="layout" svg:width="20.955cm" svg:height="15.523cm" svg:x="0cm" svg:y="1.622cm" draw:page-number="19" presentation:class="page"/>
          <draw:frame presentation:style-name="pr3" draw:text-style-name="P5" draw:layer="layout" svg:width="16.799cm" svg:height="9.691cm" svg:x="2.1cm" svg:y="17.78cm" presentation:class="notes" presentation:placeholder="true">
            <draw:text-box/>
          </draw:frame>
        </presentation:notes>
      </draw:page>
      <draw:page draw:name="page20" draw:style-name="dp4" draw:master-page-name="Default" presentation:presentation-page-layout-name="AL2T3" presentation:use-date-time-name="dtd1">
        <draw:custom-shape draw:style-name="gr23" draw:text-style-name="P8" draw:layer="layout" svg:width="26.213cm" svg:height="1.27cm" svg:x="1.092cm" svg:y="0.635cm">
          <text:list text:style-name="L2">
            <text:list-header>
              <text:p text:style-name="P7"><text:span text:style-name="T6">class-map</text:span></text:p>
            </text:list-header>
          </text:list>
          <draw:enhanced-geometry svg:viewBox="0 0 21600 21600" draw:type="mso-spt202" draw:enhanced-path="M 0 0 L 21600 0 21600 21600 0 21600 0 0 Z N"/>
        </draw:custom-shape>
        <draw:frame presentation:style-name="pr16" draw:text-style-name="P23" draw:layer="layout" svg:width="26.035cm" svg:height="17.145cm" svg:x="1.27cm" svg:y="2.54cm" presentation:class="outline" presentation:user-transformed="true">
          <draw:text-box>
            <text:p text:style-name="P22"><text:span text:style-name="T33">ciscoasa(config-cmap)# match ?</text:span></text:p>
            <text:p text:style-name="P22"><text:span text:style-name="T33"/></text:p>
            <text:p text:style-name="P22"><text:span text:style-name="T33">mpf-class-map mode commands/options:</text:span></text:p>
            <text:p text:style-name="P22"><text:span text:style-name="T33"><text:s/></text:span><text:span text:style-name="T33">access-list <text:s text:c="16"/>Match an Access List</text:span></text:p>
            <text:p text:style-name="P22"><text:span text:style-name="T33"><text:s/></text:span><text:span text:style-name="T33">any <text:s text:c="24"/>Match any packet</text:span></text:p>
            <text:p text:style-name="P22"><text:span text:style-name="T33"><text:s/></text:span><text:span text:style-name="T33">default-inspection-traffic <text:s/>Match default inspection traffic</text:span></text:p>
            <text:p text:style-name="P22"><text:span text:style-name="T33"><text:s/></text:span><text:span text:style-name="T33">dscp <text:s text:c="23"/>Match IP DSCP</text:span></text:p>
            <text:p text:style-name="P22"><text:span text:style-name="T33"><text:s/></text:span><text:span text:style-name="T33">flow <text:s text:c="23"/>Flow based Policy</text:span></text:p>
            <text:p text:style-name="P22"><text:span text:style-name="T33"><text:s/></text:span><text:span text:style-name="T33">port <text:s text:c="23"/>Match TCP/UDP port(s)</text:span></text:p>
            <text:p text:style-name="P22"><text:span text:style-name="T33"><text:s/></text:span><text:span text:style-name="T33">precedence <text:s text:c="17"/>Match IP precedence</text:span></text:p>
            <text:p text:style-name="P22"><text:span text:style-name="T33"><text:s/></text:span><text:span text:style-name="T33">rtp <text:s text:c="24"/>Match RTP port numbers</text:span></text:p>
            <text:p text:style-name="P22"><text:span text:style-name="T33"><text:s/></text:span><text:span text:style-name="T33">tunnel-group <text:s text:c="15"/>Match a Tunnel Group</text:span></text:p>
            <text:p text:style-name="P22"><text:span text:style-name="T33"/></text:p>
            <text:p text:style-name="P22"><text:span text:style-name="T33"/></text:p>
            <text:p text:style-name="P22"><text:span text:style-name="T34">ciscoasa(config)# class-map CLASS1</text:span></text:p>
            <text:p text:style-name="P22"><text:span text:style-name="T34">ciscoasa(config-cmap)# match port tcp eq 43</text:span></text:p>
            <text:p text:style-name="P22"><text:span text:style-name="T34">ciscoasa(config-cmap)# match port tcp eq 45</text:span></text:p>
            <text:p text:style-name="P22"><text:span text:style-name="T35">ERROR: Multiple match commands are not supported except for the 'match tunnel-group or default-inspect-traffic' command.</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20" presentation:class="page"/>
          <draw:frame presentation:style-name="pr3" draw:text-style-name="P5" draw:layer="layout" svg:width="16.799cm" svg:height="9.691cm" svg:x="2.1cm" svg:y="17.78cm" presentation:class="notes" presentation:placeholder="true">
            <draw:text-box/>
          </draw:frame>
        </presentation:notes>
      </draw:page>
      <draw:page draw:name="page21" draw:style-name="dp4" draw:master-page-name="Default" presentation:presentation-page-layout-name="AL2T3" presentation:use-date-time-name="dtd1">
        <draw:custom-shape draw:style-name="gr24" draw:text-style-name="P8" draw:layer="layout" svg:width="26.213cm" svg:height="1.27cm" svg:x="1.092cm" svg:y="0.635cm">
          <text:list text:style-name="L2">
            <text:list-header>
              <text:p text:style-name="P7"><text:span text:style-name="T6">policy-map</text:span></text:p>
            </text:list-header>
          </text:list>
          <draw:enhanced-geometry svg:viewBox="0 0 21600 21600" draw:type="mso-spt202" draw:enhanced-path="M 0 0 L 21600 0 21600 21600 0 21600 0 0 Z N"/>
        </draw:custom-shape>
        <draw:frame presentation:style-name="pr17" draw:text-style-name="P24" draw:layer="layout" svg:width="26.035cm" svg:height="17.145cm" svg:x="1.27cm" svg:y="2.54cm" presentation:class="outline" presentation:user-transformed="true">
          <draw:text-box>
            <text:p text:style-name="P22"><text:span text:style-name="T36">MPF policy-map class configuration commands:</text:span></text:p>
            <text:p text:style-name="P22"><text:span text:style-name="T36"><text:s text:c="2"/></text:span><text:span text:style-name="T36">police <text:s text:c="10"/>Rate limit traffic for this class</text:span></text:p>
            <text:p text:style-name="P22"><text:span text:style-name="T36"><text:s text:c="2"/></text:span><text:span text:style-name="T36">priority <text:s text:c="8"/>Strict scheduling priority for this class</text:span></text:p>
            <text:p text:style-name="P22"><text:span text:style-name="T36"><text:s text:c="2"/></text:span><text:span text:style-name="T36">service-policy <text:s text:c="2"/>Configure QoS Service Policy</text:span></text:p>
            <text:p text:style-name="P22"><text:span text:style-name="T36"><text:s text:c="2"/></text:span><text:span text:style-name="T36">set <text:s text:c="13"/>Set connection values</text:span></text:p>
            <text:p text:style-name="P22"><text:span text:style-name="T36"><text:s text:c="2"/></text:span><text:span text:style-name="T36">shape <text:s text:c="11"/>Traffic Shaping</text:span></text:p>
            <text:p text:style-name="P22"><text:span text:style-name="T36"><text:s text:c="2"/></text:span><text:span text:style-name="T36">csc <text:s text:c="13"/>Content Security and Control service module</text:span></text:p>
            <text:p text:style-name="P22"><text:span text:style-name="T36"><text:s text:c="2"/></text:span><text:span text:style-name="T36">flow-export <text:s text:c="5"/>Configure filters for NetFlow events</text:span></text:p>
            <text:p text:style-name="P22"><text:span text:style-name="T36"><text:s text:c="2"/></text:span><text:span text:style-name="T36">inspect <text:s text:c="9"/>Protocol inspection services</text:span></text:p>
            <text:p text:style-name="P22"><text:span text:style-name="T36"><text:s text:c="2"/></text:span><text:span text:style-name="T36">ips <text:s text:c="13"/>Intrusion prevention services</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21" presentation:class="page"/>
          <draw:frame presentation:style-name="pr3" draw:text-style-name="P5" draw:layer="layout" svg:width="16.799cm" svg:height="9.691cm" svg:x="2.1cm" svg:y="17.78cm" presentation:class="notes" presentation:placeholder="true">
            <draw:text-box/>
          </draw:frame>
        </presentation:notes>
      </draw:page>
      <draw:page draw:name="page22" draw:style-name="dp4" draw:master-page-name="Default" presentation:presentation-page-layout-name="AL2T3" presentation:use-date-time-name="dtd1">
        <draw:custom-shape draw:style-name="gr25" draw:text-style-name="P8" draw:layer="layout" svg:width="26.213cm" svg:height="1.27cm" svg:x="1.092cm" svg:y="0.635cm">
          <text:list text:style-name="L2">
            <text:list-header>
              <text:p text:style-name="P7"><text:span text:style-name="T6">policy-map</text:span></text:p>
            </text:list-header>
          </text:list>
          <draw:enhanced-geometry svg:viewBox="0 0 21600 21600" draw:type="mso-spt202" draw:enhanced-path="M 0 0 L 21600 0 21600 21600 0 21600 0 0 Z N"/>
        </draw:custom-shape>
        <draw:frame presentation:style-name="pr18" draw:text-style-name="P25" draw:layer="layout" svg:width="26.035cm" svg:height="17.145cm" svg:x="1.27cm" svg:y="2.54cm" presentation:class="outline" presentation:user-transformed="true">
          <draw:text-box>
            <text:p text:style-name="P22"><text:span text:style-name="T37">ciscoasa(config-pmap-c)# set connection ?</text:span></text:p>
            <text:p text:style-name="P22"><text:span text:style-name="T37"/></text:p>
            <text:p text:style-name="P22"><text:span text:style-name="T37">mpf-policy-map-class mode commands/options:</text:span></text:p>
            <text:p text:style-name="P22"><text:span text:style-name="T37"><text:s text:c="2"/></text:span><text:span text:style-name="T37">advanced-options <text:s text:c="9"/>Configure advanced connection parameters</text:span></text:p>
            <text:p text:style-name="P22"><text:span text:style-name="T37"><text:s text:c="2"/></text:span><text:span text:style-name="T37">conn-max <text:s text:c="17"/>Keyword to set the maximum number of all</text:span></text:p>
            <text:p text:style-name="P22"><text:span text:style-name="T37"><text:s text:c="28"/></text:span><text:span text:style-name="T37">simultaneous connections that are allowed. <text:s/>Default</text:span></text:p>
            <text:p text:style-name="P22"><text:span text:style-name="T37"><text:s text:c="28"/></text:span><text:span text:style-name="T37">is 0 which means unlimited connections.</text:span></text:p>
            <text:p text:style-name="P22"><text:span text:style-name="T37"><text:s text:c="2"/></text:span><text:span text:style-name="T37">decrement-ttl <text:s text:c="12"/>Decrement Time to Live field</text:span></text:p>
            <text:p text:style-name="P22"><text:span text:style-name="T37"><text:s text:c="2"/></text:span><text:span text:style-name="T37">embryonic-conn-max <text:s text:c="7"/>Keyword to set the maximum number of TCP embryonic</text:span></text:p>
            <text:p text:style-name="P22"><text:span text:style-name="T37"><text:s text:c="28"/></text:span><text:span text:style-name="T37">connections that are allowed. <text:s/>Default is 0 which</text:span></text:p>
            <text:p text:style-name="P22"><text:span text:style-name="T37"><text:s text:c="28"/></text:span><text:span text:style-name="T37">means unlimited connections.</text:span></text:p>
            <text:p text:style-name="P22"><text:span text:style-name="T37"><text:s text:c="2"/></text:span><text:span text:style-name="T37">per-client-embryonic-max <text:s/>Keyword to set the maximum number of TCP embryonic</text:span></text:p>
            <text:p text:style-name="P22"><text:span text:style-name="T37"><text:s text:c="28"/></text:span><text:span text:style-name="T37">connections that are allowed per client machine.</text:span></text:p>
            <text:p text:style-name="P22"><text:span text:style-name="T37"><text:s text:c="28"/></text:span><text:span text:style-name="T37">Default is 0 which means unlimited connections.</text:span></text:p>
            <text:p text:style-name="P22"><text:span text:style-name="T37"><text:s text:c="2"/></text:span><text:span text:style-name="T37">per-client-max <text:s text:c="11"/>Keyword to set the maximum number of all</text:span></text:p>
            <text:p text:style-name="P22"><text:span text:style-name="T37"><text:s text:c="28"/></text:span><text:span text:style-name="T37">simultaneous connections that are allowed per</text:span></text:p>
            <text:p text:style-name="P22"><text:span text:style-name="T37"><text:s text:c="28"/></text:span><text:span text:style-name="T37">client machine. Default is 0 which means unlimited</text:span></text:p>
            <text:p text:style-name="P22"><text:span text:style-name="T37"><text:s text:c="28"/></text:span><text:span text:style-name="T37">connections.</text:span></text:p>
            <text:p text:style-name="P22"><text:span text:style-name="T37"><text:s text:c="2"/></text:span><text:span text:style-name="T37">random-sequence-number <text:s text:c="3"/>Enable/disable TCP sequence number randomization.</text:span></text:p>
            <text:p text:style-name="P22"><text:span text:style-name="T37"><text:s text:c="28"/></text:span><text:span text:style-name="T37">Default is to enable TCP sequence number</text:span></text:p>
            <text:p text:style-name="P22"><text:span text:style-name="T37"><text:s text:c="28"/></text:span><text:span text:style-name="T37">randomization</text:span></text:p>
            <text:p text:style-name="P22"><text:span text:style-name="T37"><text:s text:c="2"/></text:span><text:span text:style-name="T37">timeout <text:s text:c="18"/>Configure connection timeout parameters</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22" presentation:class="page"/>
          <draw:frame presentation:style-name="pr3" draw:text-style-name="P5" draw:layer="layout" svg:width="16.799cm" svg:height="9.691cm" svg:x="2.1cm" svg:y="17.78cm" presentation:class="notes" presentation:placeholder="true">
            <draw:text-box/>
          </draw:frame>
        </presentation:notes>
      </draw:page>
      <draw:page draw:name="page23" draw:style-name="dp4" draw:master-page-name="Default" presentation:presentation-page-layout-name="AL2T3" presentation:use-date-time-name="dtd1">
        <draw:custom-shape draw:style-name="gr26" draw:text-style-name="P8" draw:layer="layout" svg:width="26.213cm" svg:height="1.27cm" svg:x="1.092cm" svg:y="0.635cm">
          <text:list text:style-name="L2">
            <text:list-header>
              <text:p text:style-name="P7"><text:span text:style-name="T6">service-policy</text:span></text:p>
            </text:list-header>
          </text:list>
          <draw:enhanced-geometry svg:viewBox="0 0 21600 21600" draw:type="mso-spt202" draw:enhanced-path="M 0 0 L 21600 0 21600 21600 0 21600 0 0 Z N"/>
        </draw:custom-shape>
        <draw:frame presentation:style-name="pr19" draw:text-style-name="P26" draw:layer="layout" svg:width="26.035cm" svg:height="17.145cm" svg:x="1.27cm" svg:y="2.54cm" presentation:class="outline" presentation:user-transformed="true">
          <draw:text-box>
            <text:p text:style-name="P22"><text:span text:style-name="T38"/></text:p>
            <text:p text:style-name="P22"><text:span text:style-name="T38">service-policy POLICY1 global</text:span></text:p>
            <text:p text:style-name="P22"><text:span text:style-name="T38">service-policy POLICY2 interface inside</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23" presentation:class="page"/>
          <draw:frame presentation:style-name="pr3" draw:text-style-name="P5" draw:layer="layout" svg:width="16.799cm" svg:height="9.691cm" svg:x="2.1cm" svg:y="17.78cm" presentation:class="notes" presentation:placeholder="true">
            <draw:text-box/>
          </draw:frame>
        </presentation:notes>
      </draw:page>
      <draw:page draw:name="page24" draw:style-name="dp4" draw:master-page-name="Default" presentation:presentation-page-layout-name="AL2T3" presentation:use-date-time-name="dtd1">
        <draw:custom-shape draw:style-name="gr27" draw:text-style-name="P8" draw:layer="layout" svg:width="26.213cm" svg:height="1.27cm" svg:x="1.092cm" svg:y="0.635cm">
          <text:list text:style-name="L2">
            <text:list-header>
              <text:p text:style-name="P7"><text:span text:style-name="T6">Направление функций</text:span></text:p>
            </text:list-header>
          </text:list>
          <draw:enhanced-geometry svg:viewBox="0 0 21600 21600" draw:type="mso-spt202" draw:enhanced-path="M 0 0 L 21600 0 21600 21600 0 21600 0 0 Z N"/>
        </draw:custom-shape>
        <draw:frame draw:style-name="standard" draw:layer="layout" svg:width="25.399cm" svg:height="14.981cm" svg:x="1.27cm" svg:y="4.043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27"><text:span text:style-name="T39">Функционал</text:span></text:p>
              </table:table-cell>
              <table:table-cell table:style-name="ce2">
                <text:p text:style-name="P27"><text:span text:style-name="T39">Политика на интерфейсе</text:span></text:p>
              </table:table-cell>
              <table:table-cell table:style-name="ce3">
                <text:p text:style-name="P27"><text:span text:style-name="T39">Глобальная политика</text:span></text:p>
              </table:table-cell>
            </table:table-row>
            <table:table-row table:style-name="ro2">
              <table:table-cell table:style-name="ce4">
                <text:p><text:span text:style-name="T40">Инспектирование приложений</text:span></text:p>
              </table:table-cell>
              <table:table-cell table:style-name="ce5">
                <text:p><text:span text:style-name="T40">Bidirectional</text:span></text:p>
              </table:table-cell>
              <table:table-cell table:style-name="ce6">
                <text:p><text:span text:style-name="T40">Ingress</text:span></text:p>
              </table:table-cell>
            </table:table-row>
            <table:table-row table:style-name="ro2">
              <table:table-cell table:style-name="ce4">
                <text:p><text:span text:style-name="T40">QoS input policing</text:span></text:p>
              </table:table-cell>
              <table:table-cell table:style-name="ce5">
                <text:p><text:span text:style-name="T40">Ingress</text:span></text:p>
              </table:table-cell>
              <table:table-cell table:style-name="ce6">
                <text:p><text:span text:style-name="T40">Ingress</text:span></text:p>
              </table:table-cell>
            </table:table-row>
            <table:table-row table:style-name="ro2">
              <table:table-cell table:style-name="ce4">
                <text:p><text:span text:style-name="T40">QoS output policing</text:span></text:p>
              </table:table-cell>
              <table:table-cell table:style-name="ce5">
                <text:p><text:span text:style-name="T40">Egress</text:span></text:p>
              </table:table-cell>
              <table:table-cell table:style-name="ce6">
                <text:p><text:span text:style-name="T40">Egress</text:span></text:p>
              </table:table-cell>
            </table:table-row>
            <table:table-row table:style-name="ro2">
              <table:table-cell table:style-name="ce4">
                <text:p><text:span text:style-name="T40">QoS standart priority queue</text:span></text:p>
              </table:table-cell>
              <table:table-cell table:style-name="ce5">
                <text:p><text:span text:style-name="T40">Egress</text:span></text:p>
              </table:table-cell>
              <table:table-cell table:style-name="ce6">
                <text:p><text:span text:style-name="T40">Egress</text:span></text:p>
              </table:table-cell>
            </table:table-row>
            <table:table-row table:style-name="ro3">
              <table:table-cell table:style-name="ce4">
                <text:p><text:span text:style-name="T40">QoS traffic shaping</text:span></text:p>
              </table:table-cell>
              <table:table-cell table:style-name="ce5">
                <text:p><text:span text:style-name="T40">Egress</text:span></text:p>
              </table:table-cell>
              <table:table-cell table:style-name="ce6">
                <text:p><text:span text:style-name="T40">Egress</text:span></text:p>
              </table:table-cell>
            </table:table-row>
            <table:table-row table:style-name="ro4">
              <table:table-cell table:style-name="ce4">
                <text:p><text:span text:style-name="T40">Таймауты и ограничения сессий TCP и UDP</text:span></text:p>
                <text:p><text:span text:style-name="T40">рандомизация TCP sequence</text:span></text:p>
              </table:table-cell>
              <table:table-cell table:style-name="ce5">
                <text:p><text:span text:style-name="T40">Bidirectional</text:span></text:p>
              </table:table-cell>
              <table:table-cell table:style-name="ce6">
                <text:p><text:span text:style-name="T40">Ingress</text:span></text:p>
              </table:table-cell>
            </table:table-row>
            <table:table-row table:style-name="ro2">
              <table:table-cell table:style-name="ce4">
                <text:p><text:span text:style-name="T40">TCP normalization</text:span></text:p>
              </table:table-cell>
              <table:table-cell table:style-name="ce5">
                <text:p><text:span text:style-name="T40">Bidirectional</text:span></text:p>
              </table:table-cell>
              <table:table-cell table:style-name="ce6">
                <text:p><text:span text:style-name="T40">Ingress</text:span></text:p>
              </table:table-cell>
            </table:table-row>
            <table:table-row table:style-name="ro5">
              <table:table-cell table:style-name="ce4">
                <text:p><text:span text:style-name="T40">TCP state bypass</text:span></text:p>
              </table:table-cell>
              <table:table-cell table:style-name="ce5">
                <text:p><text:span text:style-name="T40">Bidirectional</text:span></text:p>
              </table:table-cell>
              <table:table-cell table:style-name="ce6">
                <text:p><text:span text:style-name="T40">Ingress</text:span></text:p>
              </table:table-cell>
            </table:table-row>
          </table:table>
          <draw:image xlink:href="Pictures/TablePreview1.svm" xlink:type="simple" xlink:show="embed" xlink:actuate="onLoad"/>
        </draw:frame>
        <presentation:notes draw:style-name="dp2" presentation:use-date-time-name="dtd1">
          <office:forms form:automatic-focus="false" form:apply-design-mode="false"/>
          <draw:page-thumbnail draw:style-name="gr4" draw:layer="layout" svg:width="20.955cm" svg:height="15.523cm" svg:x="0cm" svg:y="1.622cm" draw:page-number="24" presentation:class="page"/>
          <draw:frame presentation:style-name="pr3" draw:text-style-name="P5" draw:layer="layout" svg:width="16.799cm" svg:height="9.691cm" svg:x="2.1cm" svg:y="17.78cm" presentation:class="notes" presentation:placeholder="true">
            <draw:text-box/>
          </draw:frame>
        </presentation:notes>
      </draw:page>
      <draw:page draw:name="page25" draw:style-name="dp4" draw:master-page-name="Default" presentation:presentation-page-layout-name="AL2T3" presentation:use-date-time-name="dtd1">
        <draw:custom-shape draw:style-name="gr28" draw:text-style-name="P28" draw:layer="layout" svg:width="26.213cm" svg:height="1.27cm" svg:x="1.092cm" svg:y="0.635cm">
          <text:list text:style-name="L2">
            <text:list-header>
              <text:p text:style-name="P7"><text:span text:style-name="T41">Порядок применения нескольких функций</text:span></text:p>
            </text:list-header>
          </text:list>
          <draw:enhanced-geometry svg:viewBox="0 0 21600 21600" draw:type="mso-spt202" draw:enhanced-path="M 0 0 L 21600 0 21600 21600 0 21600 0 0 Z N"/>
        </draw:custom-shape>
        <draw:frame presentation:style-name="pr20" draw:text-style-name="P30" draw:layer="layout" svg:width="24.42cm" svg:height="17.145cm" svg:x="1.791cm" svg:y="2.54cm" presentation:class="outline" presentation:user-transformed="true">
          <draw:text-box>
            <text:p text:style-name="P29"><text:span text:style-name="T42">1. QoS input policing</text:span></text:p>
            <text:p text:style-name="P29"><text:span text:style-name="T42">2. TCP normalization, TCP и UDP connection limits и timeouts, TCP sequence number randomization, и TCP state bypass</text:span></text:p>
            <text:p text:style-name="P29"><text:span text:style-name="T42">3. ASA CSC</text:span></text:p>
            <text:p text:style-name="P29"><text:span text:style-name="T42">4. Application inspections, которые могут быть скомбинированы с другими inspections:</text:span></text:p>
            <text:list text:style-name="L3">
              <text:list-item>
                <text:list>
                  <text:list-item>
                    <text:p text:style-name="P29"><text:span text:style-name="T42">IPv6</text:span></text:p>
                  </text:list-item>
                  <text:list-item>
                    <text:p text:style-name="P29"><text:span text:style-name="T42">IP options</text:span></text:p>
                  </text:list-item>
                  <text:list-item>
                    <text:p text:style-name="P29"><text:span text:style-name="T42">WAAS</text:span></text:p>
                  </text:list-item>
                </text:list>
              </text:list-item>
            </text:list>
            <text:p text:style-name="P29"><text:span text:style-name="T42">5. Application inspections, которые не могут быть скомбинированы с другими inspections.</text:span></text:p>
            <text:p text:style-name="P29"><text:span text:style-name="T42">6. ASA IPS</text:span></text:p>
            <text:p text:style-name="P29"><text:span text:style-name="T42">7. ASA CX</text:span></text:p>
            <text:p text:style-name="P29"><text:span text:style-name="T42">8. QoS output policing</text:span></text:p>
            <text:p text:style-name="P29"><text:span text:style-name="T42">9. QoS standard priority queue</text:span></text:p>
            <text:p text:style-name="P29"><text:span text:style-name="T42">10. QoS traffic shaping, hierarchical priority queue</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25" presentation:class="page"/>
          <draw:frame presentation:style-name="pr3" draw:text-style-name="P5" draw:layer="layout" svg:width="16.799cm" svg:height="9.691cm" svg:x="2.1cm" svg:y="17.78cm" presentation:class="notes" presentation:placeholder="true">
            <draw:text-box/>
          </draw:frame>
        </presentation:notes>
      </draw:page>
      <draw:page draw:name="page26" draw:style-name="dp4" draw:master-page-name="Default" presentation:presentation-page-layout-name="AL2T3" presentation:use-date-time-name="dtd1">
        <draw:custom-shape draw:style-name="gr29" draw:text-style-name="P8" draw:layer="layout" svg:width="26.213cm" svg:height="1.27cm" svg:x="1.092cm" svg:y="0.635cm">
          <text:list text:style-name="L2">
            <text:list-header>
              <text:p text:style-name="P7"><text:span text:style-name="T6">Ограничения</text:span></text:p>
            </text:list-header>
          </text:list>
          <draw:enhanced-geometry svg:viewBox="0 0 21600 21600" draw:type="mso-spt202" draw:enhanced-path="M 0 0 L 21600 0 21600 21600 0 21600 0 0 Z N"/>
        </draw:custom-shape>
        <draw:frame presentation:style-name="pr21" draw:text-style-name="P31" draw:layer="layout" svg:width="24.42cm" svg:height="17.145cm" svg:x="1.791cm" svg:y="2.54cm" presentation:class="outline" presentation:user-transformed="true">
          <draw:text-box>
            <text:p text:style-name="P29"><text:span text:style-name="T43">Class Map</text:span></text:p>
            <text:p text:style-name="P29"><text:span text:style-name="T44">Максимальное количество class-map 255:</text:span></text:p>
            <text:list text:style-name="L3">
              <text:list-item>
                <text:list>
                  <text:list-item>
                    <text:p text:style-name="P29"><text:span text:style-name="T44">Layer 3/4 class maps (for through traffic and management traffic).</text:span></text:p>
                  </text:list-item>
                  <text:list-item>
                    <text:p text:style-name="P29"><text:span text:style-name="T44">Inspection class maps</text:span></text:p>
                  </text:list-item>
                  <text:list-item>
                    <text:p text:style-name="P29"><text:span text:style-name="T44">Regular expression class maps</text:span></text:p>
                  </text:list-item>
                  <text:list-item>
                    <text:p text:style-name="P29"><text:span text:style-name="T44">match commands used directly underneath an inspection policy map</text:span></text:p>
                  </text:list-item>
                  <text:list-item>
                    <text:p text:style-name="P29"><text:span text:style-name="T44">Включая default class maps</text:span></text:p>
                  </text:list-item>
                </text:list>
              </text:list-item>
            </text:list>
            <text:p text:style-name="P29"><text:span text:style-name="T44"/></text:p>
            <text:p text:style-name="P29"><text:span text:style-name="T43">Policy Map</text:span></text:p>
            <text:list text:continue-numbering="true" text:style-name="L3">
              <text:list-item>
                <text:list>
                  <text:list-item>
                    <text:p text:style-name="P29"><text:span text:style-name="T44">К каждому интерфейсу может быть применена только одна policy map</text:span></text:p>
                  </text:list-item>
                  <text:list-item>
                    <text:p text:style-name="P29"><text:span text:style-name="T44">Одну и ту же политику можно применять к разным интерфейсам</text:span></text:p>
                  </text:list-item>
                  <text:list-item>
                    <text:p text:style-name="P29"><text:span text:style-name="T44">Всего в конфигурации можно создать 64 policy map</text:span></text:p>
                  </text:list-item>
                </text:list>
              </text:list-item>
            </text:list>
          </draw:text-box>
        </draw:frame>
        <presentation:notes draw:style-name="dp2" presentation:use-date-time-name="dtd1">
          <office:forms form:automatic-focus="false" form:apply-design-mode="false"/>
          <draw:page-thumbnail draw:style-name="gr4" draw:layer="layout" svg:width="20.955cm" svg:height="15.523cm" svg:x="0cm" svg:y="1.622cm" draw:page-number="26" presentation:class="page"/>
          <draw:frame presentation:style-name="pr3" draw:text-style-name="P5" draw:layer="layout" svg:width="16.799cm" svg:height="9.691cm" svg:x="2.1cm" svg:y="17.78cm" presentation:class="notes" presentation:placeholder="true">
            <draw:text-box/>
          </draw:frame>
        </presentation:notes>
      </draw:page>
      <draw:page draw:name="page27" draw:style-name="dp3" draw:master-page-name="Default_20_1" presentation:use-date-time-name="dtd1">
        <draw:custom-shape draw:style-name="gr30" draw:text-style-name="P6" draw:layer="layout" svg:width="24.752cm" svg:height="2.906cm" svg:x="1.147cm" svg:y="10.16cm">
          <text:list text:style-name="L1">
            <text:list-header>
              <text:p text:style-name="P1"><text:span text:style-name="T5">Инспектирование</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27" presentation:class="page"/>
          <draw:frame presentation:style-name="pr1" draw:text-style-name="P5" draw:layer="layout" svg:width="16.799cm" svg:height="9.056cm" svg:x="2.1cm" svg:y="18.415cm" presentation:class="notes" presentation:placeholder="true">
            <draw:text-box/>
          </draw:frame>
        </presentation:notes>
      </draw:page>
      <draw:page draw:name="page28" draw:style-name="dp4" draw:master-page-name="Default" presentation:presentation-page-layout-name="AL2T3" presentation:use-date-time-name="dtd1">
        <draw:custom-shape draw:style-name="gr31" draw:text-style-name="P8" draw:layer="layout" svg:width="26.213cm" svg:height="1.27cm" svg:x="1.092cm" svg:y="0.635cm">
          <text:list text:style-name="L2">
            <text:list-header>
              <text:p text:style-name="P7"><text:span text:style-name="T6">Инспектирование</text:span></text:p>
            </text:list-header>
          </text:list>
          <draw:enhanced-geometry svg:viewBox="0 0 21600 21600" draw:type="mso-spt202" draw:enhanced-path="M 0 0 L 21600 0 21600 21600 0 21600 0 0 Z N"/>
        </draw:custom-shape>
        <draw:frame presentation:style-name="pr22" draw:text-style-name="P32" draw:layer="layout" svg:width="24.42cm" svg:height="17.607cm" svg:x="1.791cm" svg:y="2.54cm" presentation:class="outline" presentation:user-transformed="true">
          <draw:text-box>
            <text:p text:style-name="P29"><text:span text:style-name="T45">access-list </text:span><text:span text:style-name="T46">LAN-OUT</text:span><text:span text:style-name="T45"> extended permit 10.1.0.0 255.255.0.0 any</text:span></text:p>
            <text:p text:style-name="P29"><text:span text:style-name="T45"/></text:p>
            <text:p text:style-name="P29"><text:span text:style-name="T45">class-map </text:span><text:span text:style-name="T47">CLASS1</text:span></text:p>
            <text:p text:style-name="P29"><text:span text:style-name="T45"><text:s/></text:span><text:span text:style-name="T45">match access-list </text:span><text:span text:style-name="T46">LAN-OUT</text:span></text:p>
            <text:p text:style-name="P29"><text:span text:style-name="T45"><text:s/></text:span><text:span text:style-name="T45">match default-inspection-traffic</text:span></text:p>
            <text:p text:style-name="P29"><text:span text:style-name="T45"/></text:p>
            <text:p text:style-name="P29"><text:span text:style-name="T45">class-map </text:span><text:span text:style-name="T48">HTTP_8080</text:span></text:p>
            <text:p text:style-name="P29"><text:span text:style-name="T45"><text:s/></text:span><text:span text:style-name="T45">match port tcp eq 8080</text:span></text:p>
            <text:p text:style-name="P29"><text:span text:style-name="T45"/></text:p>
            <text:p text:style-name="P29"><text:span text:style-name="T45">policy-map </text:span><text:span text:style-name="T49">POLICY1</text:span></text:p>
            <text:p text:style-name="P29"><text:span text:style-name="T45"><text:s/></text:span><text:span text:style-name="T45">class </text:span><text:span text:style-name="T48">HTTP_8080</text:span></text:p>
            <text:p text:style-name="P29"><text:span text:style-name="T45"><text:s text:c="2"/></text:span><text:span text:style-name="T45">inspect http</text:span></text:p>
            <text:p text:style-name="P29"><text:span text:style-name="T45"><text:s/></text:span><text:span text:style-name="T45">class </text:span><text:span text:style-name="T47">CLASS1</text:span></text:p>
            <text:p text:style-name="P29"><text:span text:style-name="T45"><text:s text:c="2"/></text:span><text:span text:style-name="T45">inspect ftp</text:span></text:p>
            <text:p text:style-name="P29"><text:span text:style-name="T45"><text:s text:c="2"/></text:span><text:span text:style-name="T45">inspect http</text:span></text:p>
            <text:p text:style-name="P29"><text:span text:style-name="T45"><text:s text:c="2"/></text:span><text:span text:style-name="T45">inspect icmp</text:span></text:p>
            <text:p text:style-name="P29"><text:span text:style-name="T45"/></text:p>
            <text:p text:style-name="P29"><text:span text:style-name="T45">service-policy </text:span><text:span text:style-name="T49">POLICY1</text:span><text:span text:style-name="T45"> interface inside</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28" presentation:class="page"/>
          <draw:frame presentation:style-name="pr3" draw:text-style-name="P5" draw:layer="layout" svg:width="16.799cm" svg:height="9.691cm" svg:x="2.1cm" svg:y="17.78cm" presentation:class="notes" presentation:placeholder="true">
            <draw:text-box/>
          </draw:frame>
        </presentation:notes>
      </draw:page>
      <draw:page draw:name="page29" draw:style-name="dp3" draw:master-page-name="Default_20_1" presentation:use-date-time-name="dtd1">
        <draw:custom-shape draw:style-name="gr32" draw:text-style-name="P6" draw:layer="layout" svg:width="24.752cm" svg:height="2.906cm" svg:x="1.147cm" svg:y="10.16cm">
          <text:list text:style-name="L1">
            <text:list-header>
              <text:p text:style-name="P1"><text:span text:style-name="T5">Политика 7 уровня</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29" presentation:class="page"/>
          <draw:frame presentation:style-name="pr1" draw:text-style-name="P5" draw:layer="layout" svg:width="16.799cm" svg:height="9.056cm" svg:x="2.1cm" svg:y="18.415cm" presentation:class="notes" presentation:placeholder="true">
            <draw:text-box/>
          </draw:frame>
        </presentation:notes>
      </draw:page>
      <draw:page draw:name="page30" draw:style-name="dp4" draw:master-page-name="Default" presentation:presentation-page-layout-name="AL2T3" presentation:use-date-time-name="dtd1">
        <draw:custom-shape draw:style-name="gr33" draw:text-style-name="P33" draw:layer="layout" svg:width="26.213cm" svg:height="1.27cm" svg:x="1.092cm" svg:y="0.635cm">
          <text:list text:style-name="L2">
            <text:list-header>
              <text:p text:style-name="P7"><text:span text:style-name="T50">Варианты настройки политик</text:span></text:p>
            </text:list-header>
          </text:list>
          <draw:enhanced-geometry svg:viewBox="0 0 21600 21600" draw:type="mso-spt202" draw:enhanced-path="M 0 0 L 21600 0 21600 21600 0 21600 0 0 Z N"/>
        </draw:custom-shape>
        <draw:frame presentation:style-name="pr23" draw:text-style-name="P34" draw:layer="layout" svg:width="24.42cm" svg:height="17.145cm" svg:x="1.791cm" svg:y="2.54cm" presentation:class="outline" presentation:user-transformed="true">
          <draw:text-box>
            <text:p text:style-name="P29"><text:span text:style-name="T51">class-map type inspect ftp </text:span><text:span text:style-name="T52">NO_GET_CLASS</text:span></text:p>
            <text:p text:style-name="P29"><text:span text:style-name="T51"><text:s/></text:span><text:span text:style-name="T51">match request-command get</text:span></text:p>
            <text:p text:style-name="P29"><text:span text:style-name="T51"/></text:p>
            <text:p text:style-name="P29"><text:span text:style-name="T51">policy-map type inspect ftp </text:span><text:span text:style-name="T53">NO_GET</text:span></text:p>
            <text:p text:style-name="P29"><text:span text:style-name="T51"><text:s/></text:span><text:span text:style-name="T51">class type inspect ftp </text:span><text:span text:style-name="T52">NO_GET_CLASS</text:span></text:p>
            <text:p text:style-name="P29"><text:span text:style-name="T51"><text:s text:c="2"/></text:span><text:span text:style-name="T51">reset </text:span></text:p>
            <text:p text:style-name="P29"><text:span text:style-name="T51"/></text:p>
            <text:p text:style-name="P29"><text:span text:style-name="T51">policy-map global_policy</text:span></text:p>
            <text:p text:style-name="P29"><text:span text:style-name="T51"><text:s/></text:span><text:span text:style-name="T51">class inspection_default</text:span></text:p>
            <text:p text:style-name="P29"><text:span text:style-name="T51"><text:s text:c="2"/></text:span><text:span text:style-name="T51">inspect ftp strict </text:span><text:span text:style-name="T53">NO_GET</text:span></text:p>
            <text:p text:style-name="P29"><text:span text:style-name="T51"/></text:p>
            <text:p text:style-name="P29"><text:span text:style-name="T54"/></text:p>
            <text:p text:style-name="P29"><text:span text:style-name="T51"/></text:p>
            <text:p text:style-name="P29"><text:span text:style-name="T51">policy-map type inspect ftp </text:span><text:span text:style-name="T53">NO_GET</text:span></text:p>
            <text:p text:style-name="P29"><text:span text:style-name="T51"><text:s/></text:span><text:span text:style-name="T51">match request-command get</text:span></text:p>
            <text:p text:style-name="P29"><text:span text:style-name="T51"><text:s text:c="2"/></text:span><text:span text:style-name="T51">reset </text:span></text:p>
            <text:p text:style-name="P29"><text:span text:style-name="T51"/></text:p>
            <text:p text:style-name="P29"><text:span text:style-name="T51">policy-map global_policy</text:span></text:p>
            <text:p text:style-name="P29"><text:span text:style-name="T51"><text:s/></text:span><text:span text:style-name="T51">class inspection_default</text:span></text:p>
            <text:p text:style-name="P29"><text:span text:style-name="T51"><text:s text:c="2"/></text:span><text:span text:style-name="T51">inspect ftp strict </text:span><text:span text:style-name="T53">NO_GET</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30" presentation:class="page"/>
          <draw:frame presentation:style-name="pr3" draw:text-style-name="P5" draw:layer="layout" svg:width="16.799cm" svg:height="9.691cm" svg:x="2.1cm" svg:y="17.78cm" presentation:class="notes" presentation:placeholder="true">
            <draw:text-box/>
          </draw:frame>
        </presentation:notes>
      </draw:page>
      <draw:page draw:name="page31" draw:style-name="dp4" draw:master-page-name="Default" presentation:presentation-page-layout-name="AL2T3" presentation:use-date-time-name="dtd1">
        <draw:custom-shape draw:style-name="gr34" draw:text-style-name="P33" draw:layer="layout" svg:width="26.213cm" svg:height="1.27cm" svg:x="1.092cm" svg:y="0.635cm">
          <text:list text:style-name="L2">
            <text:list-header>
              <text:p text:style-name="P7"><text:span text:style-name="T50">Политика инспектирования</text:span></text:p>
            </text:list-header>
          </text:list>
          <draw:enhanced-geometry svg:viewBox="0 0 21600 21600" draw:type="mso-spt202" draw:enhanced-path="M 0 0 L 21600 0 21600 21600 0 21600 0 0 Z N"/>
        </draw:custom-shape>
        <draw:frame presentation:style-name="pr24" draw:text-style-name="P34" draw:layer="layout" svg:width="24.42cm" svg:height="17.145cm" svg:x="1.791cm" svg:y="2.54cm" presentation:class="outline" presentation:user-transformed="true">
          <draw:text-box>
            <text:p text:style-name="P29"><text:span text:style-name="T51">regex </text:span><text:span text:style-name="T55">FILE_TYPE_GIF</text:span><text:span text:style-name="T51"> ".+\.[Gg][Ii][Ff]" <text:s text:c="4"/></text:span></text:p>
            <text:p text:style-name="P29"><text:span text:style-name="T51">regex </text:span><text:span text:style-name="T55">FILE_TYPE_TXT</text:span><text:span text:style-name="T51"> ".+\.[Tt][Xx][Tt]"</text:span></text:p>
            <text:p text:style-name="P29"><text:span text:style-name="T51"/></text:p>
            <text:p text:style-name="P29"><text:span text:style-name="T51">class-map type regex match-any </text:span><text:span text:style-name="T52">BAD_FILES</text:span></text:p>
            <text:p text:style-name="P29"><text:span text:style-name="T51"><text:s/></text:span><text:span text:style-name="T51">match regex </text:span><text:span text:style-name="T55">FILE_TYPE_TXT</text:span></text:p>
            <text:p text:style-name="P29"><text:span text:style-name="T51"><text:s/></text:span><text:span text:style-name="T51">match regex </text:span><text:span text:style-name="T55">FILE_TYPE_GIF</text:span></text:p>
            <text:p text:style-name="P29"><text:span text:style-name="T51"/></text:p>
            <text:p text:style-name="P29"><text:span text:style-name="T51">policy-map type inspect http </text:span><text:span text:style-name="T56">BLOCK_FILES</text:span></text:p>
            <text:p text:style-name="P29"><text:span text:style-name="T51"><text:s/></text:span><text:span text:style-name="T51">parameters </text:span></text:p>
            <text:p text:style-name="P29"><text:span text:style-name="T51"><text:s text:c="2"/></text:span><text:span text:style-name="T51">match request uri regex class </text:span><text:span text:style-name="T52">BAD_FILES</text:span></text:p>
            <text:p text:style-name="P29"><text:span text:style-name="T51"><text:s text:c="2"/></text:span><text:span text:style-name="T51">drop-connection</text:span></text:p>
            <text:p text:style-name="P29"><text:span text:style-name="T51"/></text:p>
            <text:p text:style-name="P29"><text:span text:style-name="T51">class-map </text:span><text:span text:style-name="T57">HTTP_TRAFFIC</text:span></text:p>
            <text:p text:style-name="P29"><text:span text:style-name="T51"><text:s/></text:span><text:span text:style-name="T51">match port tcp eq http</text:span></text:p>
            <text:p text:style-name="P29"><text:span text:style-name="T51"/></text:p>
            <text:p text:style-name="P29"><text:span text:style-name="T51">policy-map </text:span><text:span text:style-name="T53">INSIDE_POLICY</text:span></text:p>
            <text:p text:style-name="P29"><text:span text:style-name="T51"><text:s/></text:span><text:span text:style-name="T51">class </text:span><text:span text:style-name="T57">HTTP_TRAFFIC</text:span></text:p>
            <text:p text:style-name="P29"><text:span text:style-name="T51"><text:s text:c="2"/></text:span><text:span text:style-name="T51">inspect http </text:span><text:span text:style-name="T56">BLOCK_FILES</text:span></text:p>
            <text:p text:style-name="P29"><text:span text:style-name="T51"/></text:p>
            <text:p text:style-name="P29"><text:span text:style-name="T51">service-policy </text:span><text:span text:style-name="T53">INSIDE_POLICY</text:span><text:span text:style-name="T51"> interface inside </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31" presentation:class="page"/>
          <draw:frame presentation:style-name="pr3" draw:text-style-name="P5" draw:layer="layout" svg:width="16.799cm" svg:height="9.691cm" svg:x="2.1cm" svg:y="17.78cm" presentation:class="notes" presentation:placeholder="true">
            <draw:text-box/>
          </draw:frame>
        </presentation:notes>
      </draw:page>
      <draw:page draw:name="page32" draw:style-name="dp3" draw:master-page-name="Default_20_1" presentation:use-date-time-name="dtd1">
        <draw:custom-shape draw:style-name="gr35" draw:text-style-name="P6" draw:layer="layout" svg:width="24.752cm" svg:height="2.906cm" svg:x="1.147cm" svg:y="10.16cm">
          <text:list text:style-name="L1">
            <text:list-header>
              <text:p text:style-name="P35"><text:span text:style-name="T5">Поиск неисправностей</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32" presentation:class="page"/>
          <draw:frame presentation:style-name="pr1" draw:text-style-name="P5" draw:layer="layout" svg:width="16.799cm" svg:height="9.056cm" svg:x="2.1cm" svg:y="18.415cm" presentation:class="notes" presentation:placeholder="true">
            <draw:text-box/>
          </draw:frame>
        </presentation:notes>
      </draw:page>
      <draw:page draw:name="page33" draw:style-name="dp4" draw:master-page-name="Default" presentation:presentation-page-layout-name="AL2T3" presentation:use-date-time-name="dtd1">
        <draw:custom-shape draw:style-name="gr36" draw:text-style-name="P8" draw:layer="layout" svg:width="26.213cm" svg:height="1.27cm" svg:x="1.092cm" svg:y="0.635cm">
          <text:list text:style-name="L5">
            <text:list-header>
              <text:p text:style-name="P36"><text:span text:style-name="T6">Capture</text:span></text:p>
            </text:list-header>
          </text:list>
          <draw:enhanced-geometry svg:viewBox="0 0 21600 21600" draw:type="mso-spt202" draw:enhanced-path="M 0 0 L 21600 0 21600 21600 0 21600 0 0 Z N"/>
        </draw:custom-shape>
        <draw:frame presentation:style-name="pr25" draw:text-style-name="P37" draw:layer="layout" svg:width="24.42cm" svg:height="17.145cm" svg:x="1.791cm" svg:y="2.54cm" presentation:class="outline" presentation:user-transformed="true">
          <draw:text-box>
            <text:p text:style-name="P10"><text:span text:style-name="T8">Команда capture позволяет перехватывать трафик, который проходит через ASA для дальнейшего анализа.</text:span></text:p>
            <text:p text:style-name="P10"><text:span text:style-name="T8">Параметры команды capture:</text:span></text:p>
            <text:list text:style-name="L3">
              <text:list-item>
                <text:p text:style-name="P10"><text:span text:style-name="T58">access-list — перехватывать пакеты, которые совпадают с указанным ACL;</text:span></text:p>
              </text:list-item>
              <text:list-item>
                <text:p text:style-name="P10"><text:span text:style-name="T58">buffer — настроить размер буфера (в байтах) в который помещаются перехваченные пакеты. По умолчанию размер буфера 512 Kb;</text:span></text:p>
              </text:list-item>
              <text:list-item>
                <text:p text:style-name="P10"><text:span text:style-name="T58">circular-buffer — после заполнения буфера заполнять его сначала заново. По умолчанию буфер не перезаписывается;</text:span></text:p>
              </text:list-item>
              <text:list-item>
                <text:p text:style-name="P10"><text:span text:style-name="T58">ethernet-type — перехватывать Ethernet-пакеты определенного типа. По умолчанию IP;</text:span></text:p>
              </text:list-item>
              <text:list-item>
                <text:p text:style-name="P10"><text:span text:style-name="T58">interface &lt;intf-name&gt; — перехватывать пакеты на указанном интерфейсе. Могут быть указаны такие интерфейсы:</text:span></text:p>
              </text:list-item>
              <text:list-item>
                <text:p text:style-name="P10"><text:span text:style-name="T58">match — перехватывать пакеты совпадающие с указанными далее критериями (критерии аналогичны синтаксису ACL);</text:span></text:p>
              </text:list-item>
              <text:list-item>
                <text:p text:style-name="P10"><text:span text:style-name="T58">trace [trace-count &lt;count&gt;] — позволяет отслеживать каким образом ASA обрабатывает пакеты внутри себя (если этот параметр не указан при задании правила, то при просмотре информации опция trace не будет отображать как ASA обрабатывала пакет). Параметр trace-count позволяет задать максимальное количество пакетов, которые будут отслеживаться. По умолчанию 50, диапазон значений от 1 до 1000;</text:span></text:p>
              </text:list-item>
              <text:list-item>
                <text:p text:style-name="P10"><text:span text:style-name="T58">type — перехватывать пакеты указанного типа:</text:span></text:p>
              </text:list-item>
              <text:list-item>
                <text:p text:style-name="P10"><text:span text:style-name="T58">asp-drop — перехватывать пакеты отброшенные по определенной причине,</text:span></text:p>
              </text:list-item>
            </text:list>
          </draw:text-box>
        </draw:frame>
        <presentation:notes draw:style-name="dp2" presentation:use-date-time-name="dtd1">
          <office:forms form:automatic-focus="false" form:apply-design-mode="false"/>
          <draw:page-thumbnail draw:style-name="gr4" draw:layer="layout" svg:width="20.955cm" svg:height="15.523cm" svg:x="0cm" svg:y="1.622cm" draw:page-number="33" presentation:class="page"/>
          <draw:frame presentation:style-name="pr3" draw:text-style-name="P5" draw:layer="layout" svg:width="16.799cm" svg:height="9.691cm" svg:x="2.1cm" svg:y="17.78cm" presentation:class="notes" presentation:placeholder="true">
            <draw:text-box/>
          </draw:frame>
        </presentation:notes>
      </draw:page>
      <draw:page draw:name="page34" draw:style-name="dp4" draw:master-page-name="Default" presentation:presentation-page-layout-name="AL2T3" presentation:use-date-time-name="dtd1">
        <draw:custom-shape draw:style-name="gr37" draw:text-style-name="P8" draw:layer="layout" svg:width="26.213cm" svg:height="1.27cm" svg:x="1.092cm" svg:y="0.635cm">
          <text:list text:style-name="L5">
            <text:list-header>
              <text:p text:style-name="P36"><text:span text:style-name="T6">Capture</text:span></text:p>
            </text:list-header>
          </text:list>
          <draw:enhanced-geometry svg:viewBox="0 0 21600 21600" draw:type="mso-spt202" draw:enhanced-path="M 0 0 L 21600 0 21600 21600 0 21600 0 0 Z N"/>
        </draw:custom-shape>
        <draw:frame presentation:style-name="pr26" draw:text-style-name="P19" draw:layer="layout" svg:width="24.42cm" svg:height="17.145cm" svg:x="1.791cm" svg:y="2.54cm" presentation:class="outline" presentation:user-transformed="true">
          <draw:text-box>
            <text:p text:style-name="P10"><text:span text:style-name="T59">ASA1(config)# capture </text:span><text:span text:style-name="T60">cap_inside</text:span><text:span text:style-name="T59"> interface inside</text:span></text:p>
            <text:p text:style-name="P10"><text:span text:style-name="T59">ASA1(config)# sh capture cap_inside</text:span></text:p>
            <text:p text:style-name="P10"><text:span text:style-name="T59"/></text:p>
            <text:p text:style-name="P10"><text:span text:style-name="T59">14 packets captured</text:span></text:p>
            <text:p text:style-name="P10"><text:span text:style-name="T59"/></text:p>
            <text:p text:style-name="P10"><text:span text:style-name="T59"><text:s text:c="3"/></text:span><text:span text:style-name="T59">1: 14:46:11.080623 192.168.1.10 &gt; 192.168.3.10: icmp: echo request </text:span></text:p>
            <text:p text:style-name="P10"><text:span text:style-name="T59"><text:s text:c="3"/></text:span><text:span text:style-name="T59">2: 14:46:11.083247 192.168.3.10 &gt; 192.168.1.10: icmp: echo reply </text:span></text:p>
            <text:p text:style-name="P10"><text:span text:style-name="T59"><text:s text:c="3"/></text:span><text:span text:style-name="T59">3: 14:46:12.080638 192.168.1.10 &gt; 192.168.3.10: icmp: echo request </text:span></text:p>
            <text:p text:style-name="P10"><text:span text:style-name="T59"><text:s text:c="3"/></text:span><text:span text:style-name="T59">4: 14:46:12.081309 192.168.3.10 &gt; 192.168.1.10: icmp: echo reply </text:span></text:p>
            <text:p text:style-name="P10"><text:span text:style-name="T59"><text:s text:c="3"/></text:span><text:span text:style-name="T59">5: 14:46:31.081569 192.168.1.10.58226 &gt; 192.168.3.10.80: S 4052042955:4052042955(0) win 65535 &lt;mss 1460,nop,wscale 0, </text:span></text:p>
            <text:p text:style-name="P10"><text:span text:style-name="T59"><text:s text:c="3"/></text:span><text:span text:style-name="T59">6: 14:46:31.081676 192.168.3.10.80 &gt; 192.168.1.10.58226: R 0:0(0) ack 4052042956 win 65535 </text:span></text:p>
            <text:p text:style-name="P10"><text:span text:style-name="T59"><text:s text:c="3"/></text:span><text:span text:style-name="T59">7: 14:46:38.426171 0.0.0.0.68 &gt; 255.255.255.255.67: <text:s/>udp 300 </text:span></text:p>
            <text:p text:style-name="P10"><text:span text:style-name="T59"><text:s text:c="3"/></text:span><text:span text:style-name="T59">8: 14:46:39.543947 0.0.0.0.68 &gt; 255.255.255.255.67: <text:s/>udp 300 </text:span></text:p>
            <text:p text:style-name="P10"><text:span text:style-name="T59"><text:s text:c="3"/></text:span><text:span text:style-name="T59">9: 14:46:41.782857 0.0.0.0.68 &gt; 255.255.255.255.67: <text:s/>udp 300 </text:span></text:p>
            <text:p text:style-name="P10"><text:span text:style-name="T59"><text:s text:c="2"/></text:span><text:span text:style-name="T59">10: 14:46:44.746955 192.168.1.10.58227 &gt; 192.168.3.10.80: S 416086651:416086651(0) win 65535 &lt;mss 1460,nop,wscale 0,no </text:span></text:p>
            <text:p text:style-name="P10"><text:span text:style-name="T59"><text:s text:c="2"/></text:span><text:span text:style-name="T59">11: 14:46:44.747062 192.168.3.10.80 &gt; 192.168.1.10.58227: R 0:0(0) ack 416086652 win 65535 </text:span></text:p>
            <text:p text:style-name="P10"><text:span text:style-name="T59"><text:s text:c="2"/></text:span><text:span text:style-name="T59">12: 14:46:45.322950 192.168.1.10.58228 &gt; 192.168.3.10.80: S 787702359:787702359(0) win 65535 &lt;mss 1460,nop,wscale 0,no </text:span></text:p>
            <text:p text:style-name="P10"><text:span text:style-name="T59"><text:s text:c="2"/></text:span><text:span text:style-name="T59">13: 14:46:45.323042 192.168.3.10.80 &gt; 192.168.1.10.58228: R 0:0(0) ack 787702360 win 65535 </text:span></text:p>
            <text:p text:style-name="P10"><text:span text:style-name="T59"><text:s text:c="2"/></text:span><text:span text:style-name="T59">14: 14:46:46.440452 0.0.0.0.68 &gt; 255.255.255.255.67: <text:s/>udp 300 </text:span></text:p>
            <text:p text:style-name="P10"><text:span text:style-name="T59">14 packets shown</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34" presentation:class="page"/>
          <draw:frame presentation:style-name="pr3" draw:text-style-name="P5" draw:layer="layout" svg:width="16.799cm" svg:height="9.691cm" svg:x="2.1cm" svg:y="17.78cm" presentation:class="notes" presentation:placeholder="true">
            <draw:text-box/>
          </draw:frame>
        </presentation:notes>
      </draw:page>
      <draw:page draw:name="page35" draw:style-name="dp4" draw:master-page-name="Default" presentation:presentation-page-layout-name="AL2T3" presentation:use-date-time-name="dtd1">
        <draw:custom-shape draw:style-name="gr38" draw:text-style-name="P8" draw:layer="layout" svg:width="26.213cm" svg:height="1.27cm" svg:x="1.092cm" svg:y="0.635cm">
          <text:list text:style-name="L5">
            <text:list-header>
              <text:p text:style-name="P36"><text:span text:style-name="T6">Packet tracer</text:span></text:p>
            </text:list-header>
          </text:list>
          <draw:enhanced-geometry svg:viewBox="0 0 21600 21600" draw:type="mso-spt202" draw:enhanced-path="M 0 0 L 21600 0 21600 21600 0 21600 0 0 Z N"/>
        </draw:custom-shape>
        <draw:frame presentation:style-name="pr27" draw:text-style-name="P12" draw:layer="layout" svg:width="24.42cm" svg:height="17.149cm" svg:x="1.791cm" svg:y="2.54cm" presentation:class="outline" presentation:user-transformed="true">
          <draw:text-box>
            <text:p text:style-name="P10"><text:span text:style-name="T8">Команда packet-tracer:</text:span></text:p>
            <text:list text:style-name="L3">
              <text:list-item>
                <text:list>
                  <text:list-item>
                    <text:p text:style-name="P38"><text:span text:style-name="T8">позволяет проверить как ASA обработает пакет не генерируя при этом реальный трафик с соответствующих хостов</text:span></text:p>
                  </text:list-item>
                  <text:list-item>
                    <text:p text:style-name="P38"><text:span text:style-name="T8">ASA сама создает пакет и пропускает его через себя</text:span></text:p>
                  </text:list-item>
                  <text:list-item>
                    <text:p text:style-name="P38"><text:span text:style-name="T8">В результате выполнения команды будет отображен порядок обработки указанного пакета внутри ASA и результат обработки.</text:span></text:p>
                  </text:list-item>
                  <text:list-item>
                    <text:p text:style-name="P38"><text:span text:style-name="T8">При поиске неисправностей packet tracer один из самых удобных инструментов</text:span></text:p>
                  </text:list-item>
                  <text:list-item>
                    <text:p text:style-name="P38"><text:span text:style-name="T8">Так как packet-tracer генерирует указанный пакет, то информацию о нём можно посмотреть в различной статистике, счётчиках, таблицах трансляции. </text:span></text:p>
                  </text:list-item>
                  <text:list-item>
                    <text:p text:style-name="P38"><text:span text:style-name="T8">Команда packet-tracer может использоваться в связке с capture. Даже если при перехвате трафика не использовался параметр trace, с помощью packet-tracer можно получить аналогичный вывод для реального пакета.</text:span></text:p>
                  </text:list-item>
                  <text:list-item>
                    <text:p text:style-name="P38"><text:span text:style-name="T8">Утилита packet tracer доступна и в веб-интерфейсе ASDM.</text:span></text:p>
                  </text:list-item>
                </text:list>
              </text:list-item>
            </text:list>
          </draw:text-box>
        </draw:frame>
        <presentation:notes draw:style-name="dp2" presentation:use-date-time-name="dtd1">
          <office:forms form:automatic-focus="false" form:apply-design-mode="false"/>
          <draw:page-thumbnail draw:style-name="gr4" draw:layer="layout" svg:width="20.955cm" svg:height="15.523cm" svg:x="0cm" svg:y="1.622cm" draw:page-number="35" presentation:class="page"/>
          <draw:frame presentation:style-name="pr3" draw:text-style-name="P5" draw:layer="layout" svg:width="16.799cm" svg:height="9.691cm" svg:x="2.1cm" svg:y="17.78cm" presentation:class="notes" presentation:placeholder="true">
            <draw:text-box/>
          </draw:frame>
        </presentation:notes>
      </draw:page>
      <draw:page draw:name="page36" draw:style-name="dp4" draw:master-page-name="Default" presentation:presentation-page-layout-name="AL2T3" presentation:use-date-time-name="dtd1">
        <draw:custom-shape draw:style-name="gr39" draw:text-style-name="P8" draw:layer="layout" svg:width="26.213cm" svg:height="1.27cm" svg:x="1.092cm" svg:y="0.635cm">
          <text:list text:style-name="L5">
            <text:list-header>
              <text:p text:style-name="P36"><text:span text:style-name="T6">Packet tracer</text:span></text:p>
            </text:list-header>
          </text:list>
          <draw:enhanced-geometry svg:viewBox="0 0 21600 21600" draw:type="mso-spt202" draw:enhanced-path="M 0 0 L 21600 0 21600 21600 0 21600 0 0 Z N"/>
        </draw:custom-shape>
        <draw:frame presentation:style-name="pr28" draw:text-style-name="P40" draw:layer="layout" svg:width="24.42cm" svg:height="17.387cm" svg:x="1.791cm" svg:y="2.54cm" presentation:class="outline" presentation:user-transformed="true">
          <draw:text-box>
            <text:p text:style-name="P39"><text:span text:style-name="T8">Синтаксис команды немного меняется в зависимости от того пакет какого протокола надо сгенерировать. </text:span></text:p>
            <text:p text:style-name="P39"><text:span text:style-name="T61">ASA1# packet-tracer input &lt;intf-name&gt; &lt;protocol&gt; &lt;sIP&gt; &lt;protocol-param&gt; &lt;dIP&gt; [detailed|xml]</text:span></text:p>
            <text:p text:style-name="P39"><text:span text:style-name="T8"/></text:p>
            <text:p text:style-name="P39"><text:span text:style-name="T8">Общие параметры команды packet-tracer:</text:span></text:p>
            <text:list text:style-name="L3">
              <text:list-item>
                <text:list>
                  <text:list-item>
                    <text:p text:style-name="P39"><text:span text:style-name="T8">intf-name — имя интерфейса ASA через который входит пакет,</text:span></text:p>
                  </text:list-item>
                  <text:list-item>
                    <text:p text:style-name="P39"><text:span text:style-name="T8">protocol — протокол, который будет использоваться:</text:span></text:p>
                  </text:list-item>
                  <text:list-item>
                    <text:p text:style-name="P39"><text:span text:style-name="T8">TCP,</text:span></text:p>
                  </text:list-item>
                  <text:list-item>
                    <text:p text:style-name="P39"><text:span text:style-name="T8">UDP,</text:span></text:p>
                  </text:list-item>
                  <text:list-item>
                    <text:p text:style-name="P39"><text:span text:style-name="T8">RAW IP,</text:span></text:p>
                  </text:list-item>
                  <text:list-item>
                    <text:p text:style-name="P39"><text:span text:style-name="T8">ICMP,</text:span></text:p>
                  </text:list-item>
                  <text:list-item>
                    <text:p text:style-name="P39"><text:span text:style-name="T8">protocol-param — параметры, которые зависят от того какой протокол был выбран. Описаны далее в соответствующих разделах,</text:span></text:p>
                  </text:list-item>
                  <text:list-item>
                    <text:p text:style-name="P39"><text:span text:style-name="T8">sIP — IP-адрес отправителя,</text:span></text:p>
                  </text:list-item>
                  <text:list-item>
                    <text:p text:style-name="P39"><text:span text:style-name="T8">dIP — IP-адрес получателя,</text:span></text:p>
                  </text:list-item>
                  <text:list-item>
                    <text:p text:style-name="P39"><text:span text:style-name="T8">detailed — более подробный вывод команды,</text:span></text:p>
                  </text:list-item>
                  <text:list-item>
                    <text:p text:style-name="P39"><text:span text:style-name="T8">xml — вывод результата в формате xml.</text:span></text:p>
                  </text:list-item>
                </text:list>
              </text:list-item>
            </text:list>
          </draw:text-box>
        </draw:frame>
        <presentation:notes draw:style-name="dp2" presentation:use-date-time-name="dtd1">
          <office:forms form:automatic-focus="false" form:apply-design-mode="false"/>
          <draw:page-thumbnail draw:style-name="gr4" draw:layer="layout" svg:width="20.955cm" svg:height="15.523cm" svg:x="0cm" svg:y="1.622cm" draw:page-number="36" presentation:class="page"/>
          <draw:frame presentation:style-name="pr3" draw:text-style-name="P5" draw:layer="layout" svg:width="16.799cm" svg:height="9.691cm" svg:x="2.1cm" svg:y="17.78cm" presentation:class="notes" presentation:placeholder="true">
            <draw:text-box/>
          </draw:frame>
        </presentation:notes>
      </draw:page>
      <draw:page draw:name="page37" draw:style-name="dp4" draw:master-page-name="Default" presentation:presentation-page-layout-name="AL2T3" presentation:use-date-time-name="dtd1">
        <draw:custom-shape draw:style-name="gr40" draw:text-style-name="P8" draw:layer="layout" svg:width="26.213cm" svg:height="1.27cm" svg:x="1.092cm" svg:y="0.635cm">
          <text:list text:style-name="L5">
            <text:list-header>
              <text:p text:style-name="P36"><text:span text:style-name="T6">Packet tracer</text:span></text:p>
            </text:list-header>
          </text:list>
          <draw:enhanced-geometry svg:viewBox="0 0 21600 21600" draw:type="mso-spt202" draw:enhanced-path="M 0 0 L 21600 0 21600 21600 0 21600 0 0 Z N"/>
        </draw:custom-shape>
        <draw:frame presentation:style-name="pr29" draw:text-style-name="P41" draw:layer="layout" svg:width="24.42cm" svg:height="17.254cm" svg:x="1.791cm" svg:y="2.54cm" presentation:class="outline" presentation:user-transformed="true">
          <draw:text-box>
            <text:p text:style-name="P39"><text:span text:style-name="T11">packet-tracer input inside tcp 192.168.1.10 40000 192.168.100.10 80</text:span></text:p>
            <text:p text:style-name="P39"><text:span text:style-name="T11"/></text:p>
            <text:p text:style-name="P39"><text:span text:style-name="T11">Phase: 1</text:span></text:p>
            <text:p text:style-name="P39"><text:span text:style-name="T11">Type: FLOW-LOOKUP</text:span></text:p>
            <text:p text:style-name="P39"><text:span text:style-name="T11">Subtype: </text:span></text:p>
            <text:p text:style-name="P39"><text:span text:style-name="T11">Result: ALLOW</text:span></text:p>
            <text:p text:style-name="P39"><text:span text:style-name="T11">Config:</text:span></text:p>
            <text:p text:style-name="P39"><text:span text:style-name="T11">Additional Information:</text:span></text:p>
            <text:p text:style-name="P39"><text:span text:style-name="T11">Found no matching flow, creating a new flow</text:span></text:p>
            <text:p text:style-name="P39"><text:span text:style-name="T11"/></text:p>
            <text:p text:style-name="P39"><text:span text:style-name="T11">Phase: 2</text:span></text:p>
            <text:p text:style-name="P39"><text:span text:style-name="T11">Type: ROUTE-LOOKUP</text:span></text:p>
            <text:p text:style-name="P39"><text:span text:style-name="T11">Subtype: input</text:span></text:p>
            <text:p text:style-name="P39"><text:span text:style-name="T11">Result: ALLOW</text:span></text:p>
            <text:p text:style-name="P39"><text:span text:style-name="T11">Config:</text:span></text:p>
            <text:p text:style-name="P39"><text:span text:style-name="T11">Additional Information:</text:span></text:p>
            <text:p text:style-name="P39"><text:span text:style-name="T11">in <text:s text:c="2"/>192.168.100.0 <text:s text:c="2"/>255.255.255.0 <text:s text:c="2"/>outside</text:span></text:p>
            <text:p text:style-name="P39"><text:span text:style-name="T11"/></text:p>
            <text:p text:style-name="P39"><text:span text:style-name="T11">Phase: 3</text:span></text:p>
            <text:p text:style-name="P39"><text:span text:style-name="T11">Type: ACCESS-LIST</text:span></text:p>
            <text:p text:style-name="P39"><text:span text:style-name="T11">Subtype: log</text:span></text:p>
            <text:p text:style-name="P39"><text:span text:style-name="T11">Result: ALLOW</text:span></text:p>
            <text:p text:style-name="P39"><text:span text:style-name="T11">Config:</text:span></text:p>
            <text:p text:style-name="P39"><text:span text:style-name="T11">access-group permit_web in interface inside</text:span></text:p>
            <text:p text:style-name="P39"><text:span text:style-name="T11">access-list permit_web extended permit tcp 192.168.1.0 255.255.255.0 any eq www </text:span></text:p>
            <text:p text:style-name="P39"><text:span text:style-name="T11">Additional Information:</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37" presentation:class="page"/>
          <draw:frame presentation:style-name="pr3" draw:text-style-name="P5" draw:layer="layout" svg:width="16.799cm" svg:height="9.691cm" svg:x="2.1cm" svg:y="17.78cm" presentation:class="notes" presentation:placeholder="true">
            <draw:text-box/>
          </draw:frame>
        </presentation:notes>
      </draw:page>
      <draw:page draw:name="page38" draw:style-name="dp4" draw:master-page-name="Default" presentation:presentation-page-layout-name="AL2T3" presentation:use-date-time-name="dtd1">
        <draw:custom-shape draw:style-name="gr41" draw:text-style-name="P8" draw:layer="layout" svg:width="26.213cm" svg:height="1.27cm" svg:x="1.092cm" svg:y="0.635cm">
          <text:list text:style-name="L5">
            <text:list-header>
              <text:p text:style-name="P36"><text:span text:style-name="T6">Packet tracer</text:span></text:p>
            </text:list-header>
          </text:list>
          <draw:enhanced-geometry svg:viewBox="0 0 21600 21600" draw:type="mso-spt202" draw:enhanced-path="M 0 0 L 21600 0 21600 21600 0 21600 0 0 Z N"/>
        </draw:custom-shape>
        <draw:frame presentation:style-name="pr30" draw:text-style-name="P41" draw:layer="layout" svg:width="24.42cm" svg:height="17.893cm" svg:x="1.791cm" svg:y="2.54cm" presentation:class="outline" presentation:user-transformed="true">
          <draw:text-box>
            <text:p text:style-name="P39"><text:span text:style-name="T11">Phase: 4</text:span></text:p>
            <text:p text:style-name="P39"><text:span text:style-name="T11">Type: CONN-SETTINGS</text:span></text:p>
            <text:p text:style-name="P39"><text:span text:style-name="T11">Subtype: </text:span></text:p>
            <text:p text:style-name="P39"><text:span text:style-name="T11">Result: ALLOW</text:span></text:p>
            <text:p text:style-name="P39"><text:span text:style-name="T11">Config:</text:span></text:p>
            <text:p text:style-name="P39"><text:span text:style-name="T11">class-map any</text:span></text:p>
            <text:p text:style-name="P39"><text:span text:style-name="T11"><text:s/></text:span><text:span text:style-name="T11">match any</text:span></text:p>
            <text:p text:style-name="P39"><text:span text:style-name="T11">policy-map global_policy</text:span></text:p>
            <text:p text:style-name="P39"><text:span text:style-name="T11"><text:s/></text:span><text:span text:style-name="T11">class any</text:span></text:p>
            <text:p text:style-name="P39"><text:span text:style-name="T11"><text:s text:c="2"/></text:span><text:span text:style-name="T11">set connection decrement-ttl</text:span></text:p>
            <text:p text:style-name="P39"><text:span text:style-name="T11">service-policy global_policy global</text:span></text:p>
            <text:p text:style-name="P39"><text:span text:style-name="T11"/></text:p>
            <text:p text:style-name="P39"><text:span text:style-name="T11">Phase: 5</text:span></text:p>
            <text:p text:style-name="P39"><text:span text:style-name="T11">Type: IP-OPTIONS</text:span></text:p>
            <text:p text:style-name="P39"><text:span text:style-name="T11">Result: ALLOW</text:span></text:p>
            <text:p text:style-name="P39"><text:span text:style-name="T11"/></text:p>
            <text:p text:style-name="P39"><text:span text:style-name="T11">Phase: 6</text:span></text:p>
            <text:p text:style-name="P39"><text:span text:style-name="T11">Type: NAT</text:span></text:p>
            <text:p text:style-name="P39"><text:span text:style-name="T11">Subtype: </text:span></text:p>
            <text:p text:style-name="P39"><text:span text:style-name="T11">Result: ALLOW </text:span></text:p>
            <text:p text:style-name="P39"><text:span text:style-name="T11">Config:</text:span></text:p>
            <text:p text:style-name="P39"><text:span text:style-name="T11">nat (inside) 1 0.0.0.0 0.0.0.0</text:span></text:p>
            <text:p text:style-name="P39"><text:span text:style-name="T11"><text:s text:c="2"/></text:span><text:span text:style-name="T11">match ip inside any outside any</text:span></text:p>
            <text:p text:style-name="P39"><text:span text:style-name="T11"><text:s text:c="4"/></text:span><text:span text:style-name="T11">dynamic translation to pool 1 (192.168.3.1 [Interface PAT])</text:span></text:p>
            <text:p text:style-name="P39"><text:span text:style-name="T11"><text:s text:c="4"/></text:span><text:span text:style-name="T11">translate_hits = 2, untranslate_hits = 0</text:span></text:p>
            <text:p text:style-name="P39"><text:span text:style-name="T11">Additional Information:</text:span></text:p>
            <text:p text:style-name="P39"><text:span text:style-name="T11">Dynamic translate inhost/40000 to 192.168.3.1/51495 using netmask 255.255.255.255</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38" presentation:class="page"/>
          <draw:frame presentation:style-name="pr3" draw:text-style-name="P5" draw:layer="layout" svg:width="16.799cm" svg:height="9.691cm" svg:x="2.1cm" svg:y="17.78cm" presentation:class="notes" presentation:placeholder="true">
            <draw:text-box/>
          </draw:frame>
        </presentation:notes>
      </draw:page>
      <draw:page draw:name="page39" draw:style-name="dp4" draw:master-page-name="Default" presentation:presentation-page-layout-name="AL2T3" presentation:use-date-time-name="dtd1">
        <draw:custom-shape draw:style-name="gr42" draw:text-style-name="P8" draw:layer="layout" svg:width="26.213cm" svg:height="1.27cm" svg:x="1.092cm" svg:y="0.635cm">
          <text:list text:style-name="L5">
            <text:list-header>
              <text:p text:style-name="P36"><text:span text:style-name="T6">Packet tracer</text:span></text:p>
            </text:list-header>
          </text:list>
          <draw:enhanced-geometry svg:viewBox="0 0 21600 21600" draw:type="mso-spt202" draw:enhanced-path="M 0 0 L 21600 0 21600 21600 0 21600 0 0 Z N"/>
        </draw:custom-shape>
        <draw:frame presentation:style-name="pr31" draw:text-style-name="P41" draw:layer="layout" svg:width="24.42cm" svg:height="17.893cm" svg:x="1.791cm" svg:y="2.54cm" presentation:class="outline" presentation:user-transformed="true">
          <draw:text-box>
            <text:p text:style-name="P39"><text:span text:style-name="T11">Phase: 7</text:span></text:p>
            <text:p text:style-name="P39"><text:span text:style-name="T11">Type: NAT</text:span></text:p>
            <text:p text:style-name="P39"><text:span text:style-name="T11">Subtype: host-limits</text:span></text:p>
            <text:p text:style-name="P39"><text:span text:style-name="T11">Result: ALLOW</text:span></text:p>
            <text:p text:style-name="P39"><text:span text:style-name="T11">Config:</text:span></text:p>
            <text:p text:style-name="P39"><text:span text:style-name="T11">nat (inside) 1 0.0.0.0 0.0.0.0</text:span></text:p>
            <text:p text:style-name="P39"><text:span text:style-name="T11"><text:s text:c="2"/></text:span><text:span text:style-name="T11">match ip inside any inside any</text:span></text:p>
            <text:p text:style-name="P39"><text:span text:style-name="T11"><text:s text:c="4"/></text:span><text:span text:style-name="T11">dynamic translation to pool 1 (No matching global)</text:span></text:p>
            <text:p text:style-name="P39"><text:span text:style-name="T11"><text:s text:c="4"/></text:span><text:span text:style-name="T11">translate_hits = 0, untranslate_hits = 0</text:span></text:p>
            <text:p text:style-name="P39"><text:span text:style-name="T11"/></text:p>
            <text:p text:style-name="P39"><text:span text:style-name="T11">Phase: 8</text:span></text:p>
            <text:p text:style-name="P39"><text:span text:style-name="T11">Type: IP-OPTIONS</text:span></text:p>
            <text:p text:style-name="P39"><text:span text:style-name="T11">Result: ALLOW</text:span></text:p>
            <text:p text:style-name="P39"><text:span text:style-name="T11"/></text:p>
            <text:p text:style-name="P39"><text:span text:style-name="T11">Phase: 9</text:span></text:p>
            <text:p text:style-name="P39"><text:span text:style-name="T11">Type: FLOW-CREATION</text:span></text:p>
            <text:p text:style-name="P39"><text:span text:style-name="T11">Result: ALLOW</text:span></text:p>
            <text:p text:style-name="P39"><text:span text:style-name="T11">Additional Information:</text:span></text:p>
            <text:p text:style-name="P39"><text:span text:style-name="T11">New flow created with id 143, packet dispatched to next module</text:span></text:p>
            <text:p text:style-name="P39"><text:span text:style-name="T11"/></text:p>
            <text:p text:style-name="P39"><text:span text:style-name="T11">Result:</text:span></text:p>
            <text:p text:style-name="P39"><text:span text:style-name="T11">input-interface: inside</text:span></text:p>
            <text:p text:style-name="P39"><text:span text:style-name="T11">input-status: up</text:span></text:p>
            <text:p text:style-name="P39"><text:span text:style-name="T11">input-line-status: up</text:span></text:p>
            <text:p text:style-name="P39"><text:span text:style-name="T11">output-interface: outside</text:span></text:p>
            <text:p text:style-name="P39"><text:span text:style-name="T11">output-status: up</text:span></text:p>
            <text:p text:style-name="P39"><text:span text:style-name="T11">output-line-status: up</text:span></text:p>
            <text:p text:style-name="P39"><text:span text:style-name="T11">Action: allow</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39" presentation:class="page"/>
          <draw:frame presentation:style-name="pr3" draw:text-style-name="P5" draw:layer="layout" svg:width="16.799cm" svg:height="9.691cm" svg:x="2.1cm" svg:y="17.78cm" presentation:class="notes" presentation:placeholder="true">
            <draw:text-box/>
          </draw:frame>
        </presentation:notes>
      </draw:page>
      <draw:page draw:name="page40" draw:style-name="dp4" draw:master-page-name="Default" presentation:presentation-page-layout-name="AL2T3" presentation:use-date-time-name="dtd1">
        <draw:frame presentation:style-name="pr32" draw:text-style-name="P44" draw:layer="layout" svg:width="26.035cm" svg:height="17.179cm" svg:x="1.27cm" svg:y="2.54cm" presentation:class="outline" presentation:user-transformed="true">
          <draw:text-box>
            <text:p text:style-name="P42"><text:span text:style-name="T62">asa# ping tcp 10.0.1.100 23</text:span></text:p>
            <text:p text:style-name="P42"><text:span text:style-name="T63">Type escape sequence to abort.</text:span></text:p>
            <text:p text:style-name="P42"><text:span text:style-name="T63">No source specified. Pinging from identity interface.</text:span></text:p>
            <text:p text:style-name="P42"><text:span text:style-name="T63">Sending 5 TCP SYN requests to 10.0.1.100 port 23</text:span></text:p>
            <text:p text:style-name="P42"><text:span text:style-name="T63">from 10.0.1.1, timeout is 2 seconds:</text:span></text:p>
            <text:p text:style-name="P42"><text:span text:style-name="T63">!!!!!</text:span></text:p>
            <text:p text:style-name="P42"><text:span text:style-name="T63">Success rate is 100 percent (5/5), round-trip min/avg/max = 122/153/184 ms</text:span></text:p>
            <text:p text:style-name="P42"><text:span text:style-name="T63">ciscoasa# ping tcp 10.0.1.100 80</text:span></text:p>
            <text:p text:style-name="P42"><text:span text:style-name="T63">Type escape sequence to abort.</text:span></text:p>
            <text:p text:style-name="P42"><text:span text:style-name="T63">No source specified. Pinging from identity interface.</text:span></text:p>
            <text:p text:style-name="P42"><text:span text:style-name="T63">Sending 5 TCP SYN requests to 10.0.1.100 port 80</text:span></text:p>
            <text:p text:style-name="P42"><text:span text:style-name="T63">from 10.0.1.1, timeout is 2 seconds:</text:span></text:p>
            <text:p text:style-name="P43"><text:span text:style-name="T64">RRRRR</text:span></text:p>
            <text:p text:style-name="P42"><text:span text:style-name="T63">Success rate is 0 percent (0/5)</text:span></text:p>
            <text:p text:style-name="P42"><text:span text:style-name="T63"/></text:p>
            <text:p text:style-name="P42"><text:span text:style-name="T62">asa# ping tcp</text:span></text:p>
            <text:p text:style-name="P42"><text:span text:style-name="T63">Interface: inside</text:span></text:p>
            <text:p text:style-name="P42"><text:span text:style-name="T63">Target IP address: 192.168.12.100</text:span></text:p>
            <text:p text:style-name="P42"><text:span text:style-name="T63">Destination port: [80]</text:span></text:p>
            <text:p text:style-name="P42"><text:span text:style-name="T63">Specify source? [n]: y</text:span></text:p>
            <text:p text:style-name="P42"><text:span text:style-name="T63">Source IP address: 10.0.1.100</text:span></text:p>
            <text:p text:style-name="P42"><text:span text:style-name="T63">Source port: [0] 5000</text:span></text:p>
            <text:p text:style-name="P42"><text:span text:style-name="T63">Repeat count: [5]</text:span></text:p>
            <text:p text:style-name="P42"><text:span text:style-name="T63">Timeout in seconds: [2]</text:span></text:p>
            <text:p text:style-name="P42"><text:span text:style-name="T63">Type escape sequence to abort.</text:span></text:p>
            <text:p text:style-name="P42"><text:span text:style-name="T63">Sending 5 TCP SYN requests to 192.168.12.100 port 80</text:span></text:p>
            <text:p text:style-name="P42"><text:span text:style-name="T63">from 10.0.1.100 starting port 5000, timeout is 2 seconds:</text:span></text:p>
            <text:p text:style-name="P42"><text:span text:style-name="T64">!!!!!</text:span></text:p>
            <text:p text:style-name="P42"><text:span text:style-name="T63">Success rate is 100 percent (5/5), round-trip min/avg/max = 12/157/305 ms</text:span></text:p>
            <text:p text:style-name="P42"><text:span text:style-name="T63"/></text:p>
          </draw:text-box>
        </draw:frame>
        <draw:custom-shape draw:style-name="gr43" draw:text-style-name="P8" draw:layer="layout" svg:width="26.213cm" svg:height="1.27cm" svg:x="1.093cm" svg:y="0.632cm">
          <text:list text:style-name="L5">
            <text:list-header>
              <text:p text:style-name="P36"><text:span text:style-name="T6">Ping TCP</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40" presentation:class="page"/>
          <draw:frame presentation:style-name="pr3" draw:text-style-name="P5" draw:layer="layout" svg:width="16.799cm" svg:height="9.691cm" svg:x="2.1cm" svg:y="17.78cm" presentation:class="notes" presentation:placeholder="true">
            <draw:text-box/>
          </draw:frame>
        </presentation:notes>
      </draw:page>
      <draw:page draw:name="page41" draw:style-name="dp4" draw:master-page-name="Default" presentation:presentation-page-layout-name="AL2T3" presentation:use-date-time-name="dtd1">
        <draw:frame presentation:style-name="pr33" draw:text-style-name="P45" draw:layer="layout" svg:width="26.745cm" svg:height="17.145cm" svg:x="0.635cm" svg:y="2.84cm" presentation:class="outline" presentation:user-transformed="true">
          <draw:text-box>
            <text:p text:style-name="P42"><text:span text:style-name="T62">asa# ping tcp inside 192.168.12.100 80 source 10.0.1.100 5000</text:span></text:p>
            <text:p text:style-name="P42"><text:span text:style-name="T63">Type escape sequence to abort.</text:span></text:p>
            <text:p text:style-name="P42"><text:span text:style-name="T63">Sending 5 TCP SYN requests to 192.168.12.100 port 80</text:span></text:p>
            <text:p text:style-name="P42"><text:span text:style-name="T63">from 10.0.1.100 starting port 5000, timeout is 2 seconds:</text:span></text:p>
            <text:p text:style-name="P42"><text:span text:style-name="T63">!!!!!</text:span></text:p>
            <text:p text:style-name="P42"><text:span text:style-name="T63">Success rate is 100 percent (5/5), round-trip min/avg/max = 40/107/289 ms</text:span></text:p>
            <text:p text:style-name="P42"><text:span text:style-name="T63"/></text:p>
            <text:p text:style-name="P42"><text:span text:style-name="T63"/></text:p>
            <text:p text:style-name="P42"><text:span text:style-name="T63">ciscoasa# sh xlate</text:span></text:p>
            <text:p text:style-name="P42"><text:span text:style-name="T63">8 in use, 8 most used</text:span></text:p>
            <text:p text:style-name="P42"><text:span text:style-name="T65">Flags: D - DNS, i - dynamic, r - portmap, s - static, I - identity, T - twice</text:span></text:p>
            <text:p text:style-name="P42"><text:span text:style-name="T65">TCP PAT from inside:10.0.1.100/5004 to outside:192.168.12.1/31725 flags ri idle 0:00:01 timeout 0:00:30</text:span></text:p>
            <text:p text:style-name="P42"><text:span text:style-name="T65">TCP PAT from inside:10.0.1.100/5003 to outside:192.168.12.1/52161 flags ri idle 0:00:01 timeout 0:00:30</text:span></text:p>
            <text:p text:style-name="P42"><text:span text:style-name="T65">TCP PAT from inside:10.0.1.100/5002 to outside:192.168.12.1/35413 flags ri idle 0:00:01 timeout 0:00:30</text:span></text:p>
            <text:p text:style-name="P42"><text:span text:style-name="T65">TCP PAT from inside:10.0.1.100/5001 to outside:192.168.12.1/34729 flags ri idle 0:00:01 timeout 0:00:30</text:span></text:p>
            <text:p text:style-name="P42"><text:span text:style-name="T65">TCP PAT from inside:10.0.1.100/5000 to outside:192.168.12.1/46013 flags ri idle 0:00:01 timeout 0:00:30</text:span></text:p>
            <text:p text:style-name="P42"><text:span text:style-name="T65">TCP PAT from inside:10.0.1.100/33370 to outside:192.168.12.1/46283 flags ri idle 0:08:31 timeout 0:00:30</text:span></text:p>
            <text:p text:style-name="P42"><text:span text:style-name="T65">TCP PAT from inside:10.0.1.100/45162 to outside:192.168.12.1/60192 flags ri idle 0:08:38 timeout 0:00:30</text:span></text:p>
            <text:p text:style-name="P42"><text:span text:style-name="T65">TCP PAT from inside:10.0.1.100/41539 to outside:192.168.12.1/45633 flags ri idle 0:08:44 timeout 0:00:30</text:span></text:p>
            <text:p text:style-name="P42"><text:span text:style-name="T63"/></text:p>
          </draw:text-box>
        </draw:frame>
        <draw:custom-shape draw:style-name="gr44" draw:text-style-name="P8" draw:layer="layout" svg:width="26.213cm" svg:height="1.27cm" svg:x="1.093cm" svg:y="0.632cm">
          <text:list text:style-name="L5">
            <text:list-header>
              <text:p text:style-name="P36"><text:span text:style-name="T6">Ping TCP</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41" presentation:class="page"/>
          <draw:frame presentation:style-name="pr3" draw:text-style-name="P5" draw:layer="layout" svg:width="16.799cm" svg:height="9.691cm" svg:x="2.1cm" svg:y="17.78cm" presentation:class="notes" presentation:placeholder="true">
            <draw:text-box/>
          </draw:frame>
        </presentation:notes>
      </draw:page>
      <draw:page draw:name="page42" draw:style-name="dp4" draw:master-page-name="Default" presentation:presentation-page-layout-name="AL2T3" presentation:use-date-time-name="dtd1">
        <draw:frame presentation:style-name="pr34" draw:text-style-name="P45" draw:layer="layout" svg:width="26.11cm" svg:height="17.145cm" svg:x="1.27cm" svg:y="2.54cm" presentation:class="outline" presentation:user-transformed="true">
          <draw:text-box>
            <text:p text:style-name="P42"><text:span text:style-name="T64">asa# sh service-policy flow tcp host 10.0.1.100 host 192.168.12.100 eq 23</text:span></text:p>
            <text:p text:style-name="P42"><text:span text:style-name="T63"/></text:p>
            <text:p text:style-name="P42"><text:span text:style-name="T63">Global policy:</text:span></text:p>
            <text:p text:style-name="P42"><text:span text:style-name="T63"><text:s text:c="2"/></text:span><text:span text:style-name="T63">Service-policy: global_policy</text:span></text:p>
            <text:p text:style-name="P42"><text:span text:style-name="T63"><text:s text:c="4"/></text:span><text:span text:style-name="T63">Class-map: class-default</text:span></text:p>
            <text:p text:style-name="P42"><text:span text:style-name="T63"><text:s text:c="6"/></text:span><text:span text:style-name="T63">Match: any</text:span></text:p>
            <text:p text:style-name="P42"><text:span text:style-name="T63"><text:s text:c="6"/></text:span><text:span text:style-name="T63">Action:</text:span></text:p>
            <text:p text:style-name="P42"><text:span text:style-name="T63"><text:s text:c="8"/></text:span><text:span text:style-name="T63">Output flow:</text:span></text:p>
            <text:p text:style-name="P42"><text:span text:style-name="T63">Interface inside:</text:span></text:p>
            <text:p text:style-name="P42"><text:span text:style-name="T63"><text:s text:c="2"/></text:span><text:span text:style-name="T63">Service-policy: INSIDE</text:span></text:p>
            <text:p text:style-name="P42"><text:span text:style-name="T63"><text:s text:c="4"/></text:span><text:span text:style-name="T63">Class-map: TELNET</text:span></text:p>
            <text:p text:style-name="P42"><text:span text:style-name="T63"><text:s text:c="6"/></text:span><text:span text:style-name="T63">Match: port tcp eq telnet</text:span></text:p>
            <text:p text:style-name="P42"><text:span text:style-name="T63"><text:s text:c="6"/></text:span><text:span text:style-name="T63">Action:</text:span></text:p>
            <text:p text:style-name="P42"><text:span text:style-name="T63"><text:s text:c="8"/></text:span><text:span text:style-name="T63">Input flow: <text:s/>set connection conn-max 3</text:span></text:p>
            <text:p text:style-name="P42"><text:span text:style-name="T63"><text:s text:c="4"/></text:span><text:span text:style-name="T63">Class-map: class-default</text:span></text:p>
            <text:p text:style-name="P42"><text:span text:style-name="T63"><text:s text:c="6"/></text:span><text:span text:style-name="T63">Match: any</text:span></text:p>
            <text:p text:style-name="P42"><text:span text:style-name="T63"><text:s text:c="6"/></text:span><text:span text:style-name="T63">Action:</text:span></text:p>
            <text:p text:style-name="P42"><text:span text:style-name="T63"><text:s text:c="8"/></text:span><text:span text:style-name="T63">Output flow:</text:span></text:p>
            <text:p text:style-name="P42"><text:span text:style-name="T63"/></text:p>
            <text:p text:style-name="P42"><text:span text:style-name="T63"/></text:p>
            <text:p text:style-name="P42"><text:span text:style-name="T64"/></text:p>
            <text:p text:style-name="P42"><text:span text:style-name="T64"/></text:p>
            <text:p text:style-name="P42"><text:span text:style-name="T64">class-map TELNET</text:span></text:p>
            <text:p text:style-name="P42"><text:span text:style-name="T64"><text:s/></text:span><text:span text:style-name="T64">match port tcp eq telnet</text:span></text:p>
            <text:p text:style-name="P42"><text:span text:style-name="T64"/></text:p>
            <text:p text:style-name="P42"><text:span text:style-name="T64">policy-map INSIDE</text:span></text:p>
            <text:p text:style-name="P42"><text:span text:style-name="T64"><text:s/></text:span><text:span text:style-name="T64">class TELNET</text:span></text:p>
            <text:p text:style-name="P42"><text:span text:style-name="T64"><text:s text:c="2"/></text:span><text:span text:style-name="T64">set connection conn-max 3</text:span></text:p>
            <text:p text:style-name="P42"><text:span text:style-name="T64"/></text:p>
            <text:p text:style-name="P42"><text:span text:style-name="T64">service-policy INSIDE interface inside</text:span></text:p>
          </draw:text-box>
        </draw:frame>
        <draw:custom-shape draw:style-name="gr45" draw:text-style-name="P8" draw:layer="layout" svg:width="26.213cm" svg:height="1.27cm" svg:x="1.093cm" svg:y="0.632cm">
          <text:list text:style-name="L5">
            <text:list-header>
              <text:p text:style-name="P36"><text:span text:style-name="T6">show service-policy flow</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42" presentation:class="page"/>
          <draw:frame presentation:style-name="pr3" draw:text-style-name="P5" draw:layer="layout" svg:width="16.799cm" svg:height="9.691cm" svg:x="2.1cm" svg:y="17.78cm" presentation:class="notes" presentation:placeholder="true">
            <draw:text-box/>
          </draw:frame>
        </presentation:notes>
      </draw:page>
      <draw:page draw:name="page43" draw:style-name="dp4" draw:master-page-name="Default" presentation:presentation-page-layout-name="AL2T3" presentation:use-date-time-name="dtd1">
        <draw:frame presentation:style-name="pr35" draw:text-style-name="P44" draw:layer="layout" svg:width="26.035cm" svg:height="17.145cm" svg:x="1.27cm" svg:y="2.54cm" presentation:class="outline" presentation:user-transformed="true">
          <draw:text-box>
            <text:p text:style-name="P42"><text:span text:style-name="T62">asa# show asp drop</text:span></text:p>
            <text:p text:style-name="P42"><text:span text:style-name="T63"/></text:p>
            <text:p text:style-name="P42"><text:span text:style-name="T63">Frame drop:</text:span></text:p>
            <text:p text:style-name="P42"><text:span text:style-name="T63"><text:s text:c="2"/></text:span><text:span text:style-name="T63">No route to host (no-route) <text:s text:c="35"/>5</text:span></text:p>
            <text:p text:style-name="P42"><text:span text:style-name="T63"><text:s text:c="2"/></text:span><text:span text:style-name="T63">Flow is denied by configured rule (acl-drop) <text:s text:c="17"/>17</text:span></text:p>
            <text:p text:style-name="P42"><text:span text:style-name="T63"><text:s text:c="2"/></text:span><text:span text:style-name="T63">Connection limit reached (conn-limit) <text:s text:c="25"/>4</text:span></text:p>
            <text:p text:style-name="P42"><text:span text:style-name="T63"><text:s text:c="2"/></text:span><text:span text:style-name="T63">FP L2 rule drop (l2_acl) <text:s text:c="37"/>78</text:span></text:p>
            <text:p text:style-name="P42"><text:span text:style-name="T63"><text:s text:c="2"/></text:span><text:span text:style-name="T63">Interface is down (interface-down) <text:s text:c="28"/>2</text:span></text:p>
            <text:p text:style-name="P42"><text:span text:style-name="T63"/></text:p>
            <text:p text:style-name="P42"><text:span text:style-name="T63">Last clearing: Never</text:span></text:p>
            <text:p text:style-name="P42"><text:span text:style-name="T63"/></text:p>
            <text:p text:style-name="P42"><text:span text:style-name="T63">Flow drop:</text:span></text:p>
            <text:p text:style-name="P42"><text:span text:style-name="T63"/></text:p>
            <text:p text:style-name="P42"><text:span text:style-name="T63">Last clearing: Never</text:span></text:p>
            <text:p text:style-name="P42"><text:span text:style-name="T63"/></text:p>
            <text:p text:style-name="P42"><text:span text:style-name="T63"/></text:p>
          </draw:text-box>
        </draw:frame>
        <draw:custom-shape draw:style-name="gr46" draw:text-style-name="P8" draw:layer="layout" svg:width="26.213cm" svg:height="1.27cm" svg:x="1.093cm" svg:y="0.632cm">
          <text:list text:style-name="L5">
            <text:list-header>
              <text:p text:style-name="P36"><text:span text:style-name="T6">show asp drop</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43" presentation:class="page"/>
          <draw:frame presentation:style-name="pr3" draw:text-style-name="P5" draw:layer="layout" svg:width="16.799cm" svg:height="9.691cm" svg:x="2.1cm" svg:y="17.78cm" presentation:class="notes" presentation:placeholder="true">
            <draw:text-box/>
          </draw:frame>
        </presentation:notes>
      </draw:page>
      <draw:page draw:name="page44" draw:style-name="dp4" draw:master-page-name="Default" presentation:presentation-page-layout-name="AL2T3" presentation:use-date-time-name="dtd1">
        <draw:frame presentation:style-name="pr36" draw:text-style-name="P44" draw:layer="layout" svg:width="26.035cm" svg:height="17.598cm" svg:x="1.27cm" svg:y="2.54cm" presentation:class="outline" presentation:user-transformed="true">
          <draw:text-box>
            <text:p text:style-name="P42"><text:span text:style-name="T62">asa# show local-host</text:span></text:p>
            <text:p text:style-name="P42"><text:span text:style-name="T63">Interface outside: 1 active, 1 maximum active, 0 denied</text:span></text:p>
            <text:p text:style-name="P42"><text:span text:style-name="T63">local host: &lt;192.168.12.100&gt;,</text:span></text:p>
            <text:p text:style-name="P42"><text:span text:style-name="T63"><text:s text:c="4"/></text:span><text:span text:style-name="T63">TCP flow count/limit = 2/unlimited</text:span></text:p>
            <text:p text:style-name="P42"><text:span text:style-name="T63"><text:s text:c="4"/></text:span><text:span text:style-name="T63">TCP embryonic count to host = 0</text:span></text:p>
            <text:p text:style-name="P42"><text:span text:style-name="T63"><text:s text:c="4"/></text:span><text:span text:style-name="T63">TCP intercept watermark = unlimited</text:span></text:p>
            <text:p text:style-name="P42"><text:span text:style-name="T63"><text:s text:c="4"/></text:span><text:span text:style-name="T63">UDP flow count/limit = 0/unlimited</text:span></text:p>
            <text:p text:style-name="P42"><text:span text:style-name="T63"/></text:p>
            <text:p text:style-name="P42"><text:span text:style-name="T63"><text:s text:c="2"/></text:span><text:span text:style-name="T63">Conn:</text:span></text:p>
            <text:p text:style-name="P42"><text:span text:style-name="T63"><text:s text:c="4"/></text:span><text:span text:style-name="T63">TCP outside 192.168.12.100:23 inside 10.0.1.100:44423, idle 0:05:44, bytes 123, flags UIO</text:span></text:p>
            <text:p text:style-name="P42"><text:span text:style-name="T63"><text:s text:c="4"/></text:span><text:span text:style-name="T63">TCP outside 192.168.12.100:23 inside 10.0.1.100:39469, idle 0:03:02, bytes 173, flags UIO</text:span></text:p>
            <text:p text:style-name="P42"><text:span text:style-name="T63">Interface inside: 1 active, 1 maximum active, 0 denied</text:span></text:p>
            <text:p text:style-name="P42"><text:span text:style-name="T63">local host: &lt;10.0.1.100&gt;,</text:span></text:p>
            <text:p text:style-name="P42"><text:span text:style-name="T63"><text:s text:c="4"/></text:span><text:span text:style-name="T63">TCP flow count/limit = 2/unlimited</text:span></text:p>
            <text:p text:style-name="P42"><text:span text:style-name="T63"><text:s text:c="4"/></text:span><text:span text:style-name="T63">TCP embryonic count to host = 0</text:span></text:p>
            <text:p text:style-name="P42"><text:span text:style-name="T63"><text:s text:c="4"/></text:span><text:span text:style-name="T63">TCP intercept watermark = unlimited</text:span></text:p>
            <text:p text:style-name="P42"><text:span text:style-name="T63"><text:s text:c="4"/></text:span><text:span text:style-name="T63">UDP flow count/limit = 0/unlimited</text:span></text:p>
            <text:p text:style-name="P42"><text:span text:style-name="T63"/></text:p>
            <text:p text:style-name="P42"><text:span text:style-name="T63"><text:s text:c="2"/></text:span><text:span text:style-name="T63">Xlate:</text:span></text:p>
            <text:p text:style-name="P42"><text:span text:style-name="T63"><text:s text:c="4"/></text:span><text:span text:style-name="T63">TCP PAT from inside:10.0.1.100/44423 to outside:192.168.12.1/10471 flags ri idle 0:05:48 timeout 0:00:30</text:span></text:p>
            <text:p text:style-name="P42"><text:span text:style-name="T63"><text:s text:c="4"/></text:span><text:span text:style-name="T63">TCP PAT from inside:10.0.1.100/39469 to outside:192.168.12.1/16460 flags ri idle 0:05:57 timeout 0:00:30</text:span></text:p>
            <text:p text:style-name="P42"><text:span text:style-name="T63"/></text:p>
            <text:p text:style-name="P42"><text:span text:style-name="T63"><text:s text:c="2"/></text:span><text:span text:style-name="T63">Conn:</text:span></text:p>
            <text:p text:style-name="P42"><text:span text:style-name="T63"><text:s text:c="4"/></text:span><text:span text:style-name="T63">TCP outside 192.168.12.100:23 inside 10.0.1.100:44423, idle 0:05:44, bytes 123, flags UIO</text:span></text:p>
            <text:p text:style-name="P42"><text:span text:style-name="T63"><text:s text:c="4"/></text:span><text:span text:style-name="T63">TCP outside 192.168.12.100:23 inside 10.0.1.100:39469, idle 0:03:02, bytes 173, flags UIO</text:span></text:p>
          </draw:text-box>
        </draw:frame>
        <draw:custom-shape draw:style-name="gr47" draw:text-style-name="P8" draw:layer="layout" svg:width="26.213cm" svg:height="1.27cm" svg:x="1.093cm" svg:y="0.632cm">
          <text:list text:style-name="L5">
            <text:list-header>
              <text:p text:style-name="P36"><text:span text:style-name="T6">show local-hos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44" presentation:class="page"/>
          <draw:frame presentation:style-name="pr3" draw:text-style-name="P5" draw:layer="layout" svg:width="16.799cm" svg:height="9.691cm" svg:x="2.1cm" svg:y="17.78cm" presentation:class="notes" presentation:placeholder="true">
            <draw:text-box/>
          </draw:frame>
        </presentation:notes>
      </draw:page>
      <draw:page draw:name="page45" draw:style-name="dp4" draw:master-page-name="Default" presentation:presentation-page-layout-name="AL2T3" presentation:use-date-time-name="dtd1">
        <draw:frame presentation:style-name="pr37" draw:text-style-name="P46" draw:layer="layout" svg:width="26.035cm" svg:height="17.145cm" svg:x="1.27cm" svg:y="2.54cm" presentation:class="outline" presentation:user-transformed="true">
          <draw:text-box>
            <text:p text:style-name="P42"><text:span text:style-name="T62">asa# show local-host brief</text:span></text:p>
            <text:p text:style-name="P42"><text:span text:style-name="T36">Interface outside: 1 active, 1 maximum active, 0 denied</text:span></text:p>
            <text:p text:style-name="P42"><text:span text:style-name="T36">local host: &lt;192.168.12.100&gt;,</text:span></text:p>
            <text:p text:style-name="P42"><text:span text:style-name="T36"><text:s text:c="4"/></text:span><text:span text:style-name="T36">TCP flow count/limit = 2/unlimited</text:span></text:p>
            <text:p text:style-name="P42"><text:span text:style-name="T36"><text:s text:c="4"/></text:span><text:span text:style-name="T36">TCP embryonic count to host = 0</text:span></text:p>
            <text:p text:style-name="P42"><text:span text:style-name="T36"><text:s text:c="4"/></text:span><text:span text:style-name="T36">TCP intercept watermark = unlimited</text:span></text:p>
            <text:p text:style-name="P42"><text:span text:style-name="T36"><text:s text:c="4"/></text:span><text:span text:style-name="T36">UDP flow count/limit = 0/unlimited</text:span></text:p>
            <text:p text:style-name="P42"><text:span text:style-name="T36">Interface inside: 1 active, 1 maximum active, 0 denied</text:span></text:p>
            <text:p text:style-name="P42"><text:span text:style-name="T36">local host: &lt;10.0.1.100&gt;,</text:span></text:p>
            <text:p text:style-name="P42"><text:span text:style-name="T36"><text:s text:c="4"/></text:span><text:span text:style-name="T36">TCP flow count/limit = 2/unlimited</text:span></text:p>
            <text:p text:style-name="P42"><text:span text:style-name="T36"><text:s text:c="4"/></text:span><text:span text:style-name="T36">TCP embryonic count to host = 0</text:span></text:p>
            <text:p text:style-name="P42"><text:span text:style-name="T36"><text:s text:c="4"/></text:span><text:span text:style-name="T36">TCP intercept watermark = unlimited</text:span></text:p>
            <text:p text:style-name="P42"><text:span text:style-name="T36"><text:s text:c="4"/></text:span><text:span text:style-name="T36">UDP flow count/limit = 0/unlimited</text:span></text:p>
            <text:p text:style-name="P42"><text:span text:style-name="T36"/></text:p>
          </draw:text-box>
        </draw:frame>
        <draw:custom-shape draw:style-name="gr48" draw:text-style-name="P8" draw:layer="layout" svg:width="26.213cm" svg:height="1.27cm" svg:x="1.093cm" svg:y="0.632cm">
          <text:list text:style-name="L5">
            <text:list-header>
              <text:p text:style-name="P36"><text:span text:style-name="T6">show local-host brief</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45" presentation:class="page"/>
          <draw:frame presentation:style-name="pr3" draw:text-style-name="P5" draw:layer="layout" svg:width="16.799cm" svg:height="9.691cm" svg:x="2.1cm" svg:y="17.78cm" presentation:class="notes" presentation:placeholder="true">
            <draw:text-box/>
          </draw:frame>
        </presentation:notes>
      </draw:page>
      <draw:page draw:name="page46" draw:style-name="dp4" draw:master-page-name="Default" presentation:presentation-page-layout-name="AL2T3" presentation:use-date-time-name="dtd1">
        <draw:frame presentation:style-name="pr38" draw:text-style-name="P44" draw:layer="layout" svg:width="26.035cm" svg:height="18.161cm" svg:x="1.27cm" svg:y="2.54cm" presentation:class="outline" presentation:user-transformed="true">
          <draw:text-box>
            <text:p text:style-name="P42"><text:span text:style-name="T62">asa# show local-host detail <text:s/>connection tcp 2</text:span></text:p>
            <text:p text:style-name="P42"><text:span text:style-name="T63">Interface outside: 1 active, 1 maximum active, 0 denied</text:span></text:p>
            <text:p text:style-name="P42"><text:span text:style-name="T63">local host: &lt;192.168.12.100&gt;,</text:span></text:p>
            <text:p text:style-name="P42"><text:span text:style-name="T63"><text:s text:c="4"/></text:span><text:span text:style-name="T63">TCP flow count/limit = 2/unlimited</text:span></text:p>
            <text:p text:style-name="P42"><text:span text:style-name="T63"><text:s text:c="4"/></text:span><text:span text:style-name="T63">TCP embryonic count to host = 0</text:span></text:p>
            <text:p text:style-name="P42"><text:span text:style-name="T63"><text:s text:c="4"/></text:span><text:span text:style-name="T63">TCP intercept watermark = unlimited</text:span></text:p>
            <text:p text:style-name="P42"><text:span text:style-name="T63"><text:s text:c="4"/></text:span><text:span text:style-name="T63">UDP flow count/limit = 0/unlimited</text:span></text:p>
            <text:p text:style-name="P42"><text:span text:style-name="T63"/></text:p>
            <text:p text:style-name="P42"><text:span text:style-name="T63"><text:s text:c="2"/></text:span><text:span text:style-name="T63">Conn:</text:span></text:p>
            <text:p text:style-name="P42"><text:span text:style-name="T63"><text:s text:c="4"/></text:span><text:span text:style-name="T63">TCP outside:192.168.12.100/23 inside:10.0.1.100/44423,</text:span></text:p>
            <text:p text:style-name="P42"><text:span text:style-name="T63"><text:s text:c="8"/></text:span><text:span text:style-name="T63">flags UIO, idle 3m52s, uptime 3m56s, timeout 1h0m, bytes 123</text:span></text:p>
            <text:p text:style-name="P42"><text:span text:style-name="T63"><text:s text:c="4"/></text:span><text:span text:style-name="T63">TCP outside:192.168.12.100/23 inside:10.0.1.100/39469,</text:span></text:p>
            <text:p text:style-name="P42"><text:span text:style-name="T63"><text:s text:c="8"/></text:span><text:span text:style-name="T63">flags UIO, idle 1m10s, uptime 4m5s, timeout 1h0m, bytes 173</text:span></text:p>
            <text:p text:style-name="P42"><text:span text:style-name="T63">Interface inside: 1 active, 1 maximum active, 0 denied</text:span></text:p>
            <text:p text:style-name="P42"><text:span text:style-name="T63">local host: &lt;10.0.1.100&gt;,</text:span></text:p>
            <text:p text:style-name="P42"><text:span text:style-name="T63"><text:s text:c="4"/></text:span><text:span text:style-name="T63">TCP flow count/limit = 2/unlimited</text:span></text:p>
            <text:p text:style-name="P42"><text:span text:style-name="T63"><text:s text:c="4"/></text:span><text:span text:style-name="T63">TCP embryonic count to host = 0</text:span></text:p>
            <text:p text:style-name="P42"><text:span text:style-name="T63"><text:s text:c="4"/></text:span><text:span text:style-name="T63">TCP intercept watermark = unlimited</text:span></text:p>
            <text:p text:style-name="P42"><text:span text:style-name="T63"><text:s text:c="4"/></text:span><text:span text:style-name="T63">UDP flow count/limit = 0/unlimited</text:span></text:p>
            <text:p text:style-name="P42"><text:span text:style-name="T63"/></text:p>
            <text:p text:style-name="P42"><text:span text:style-name="T63"><text:s text:c="2"/></text:span><text:span text:style-name="T63">Xlate:</text:span></text:p>
            <text:p text:style-name="P42"><text:span text:style-name="T63"><text:s text:c="4"/></text:span><text:span text:style-name="T63">TCP PAT from inside:10.0.1.100/44423 to outside:192.168.12.1/10471 flags ri idle 0:03:56 timeout 0:00:30</text:span></text:p>
            <text:p text:style-name="P42"><text:span text:style-name="T63"><text:s text:c="4"/></text:span><text:span text:style-name="T63">TCP PAT from inside:10.0.1.100/39469 to outside:192.168.12.1/16460 flags ri idle 0:04:05 timeout 0:00:30</text:span></text:p>
            <text:p text:style-name="P42"><text:span text:style-name="T63"/></text:p>
            <text:p text:style-name="P42"><text:span text:style-name="T63"><text:s text:c="2"/></text:span><text:span text:style-name="T63">Conn:</text:span></text:p>
            <text:p text:style-name="P42"><text:span text:style-name="T63"><text:s text:c="4"/></text:span><text:span text:style-name="T63">TCP outside:192.168.12.100/23 inside:10.0.1.100/44423,</text:span></text:p>
            <text:p text:style-name="P42"><text:span text:style-name="T63"><text:s text:c="8"/></text:span><text:span text:style-name="T63">flags UIO, idle 3m52s, uptime 3m56s, timeout 1h0m, bytes 123</text:span></text:p>
            <text:p text:style-name="P42"><text:span text:style-name="T63"><text:s text:c="4"/></text:span><text:span text:style-name="T63">TCP outside:192.168.12.100/23 inside:10.0.1.100/39469,</text:span></text:p>
            <text:p text:style-name="P42"><text:span text:style-name="T63"><text:s text:c="8"/></text:span><text:span text:style-name="T63">flags UIO, idle 1m10s, uptime 4m5s, timeout 1h0m, bytes 173</text:span></text:p>
            <text:p text:style-name="P42"><text:span text:style-name="T63"/></text:p>
          </draw:text-box>
        </draw:frame>
        <draw:custom-shape draw:style-name="gr49" draw:text-style-name="P28" draw:layer="layout" svg:width="26.213cm" svg:height="1.27cm" svg:x="1.093cm" svg:y="0.632cm">
          <text:list text:style-name="L5">
            <text:list-header>
              <text:p text:style-name="P36"><text:span text:style-name="T41">Показать хосты у которых большое кол-во сессий</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46" presentation:class="page"/>
          <draw:frame presentation:style-name="pr3" draw:text-style-name="P5" draw:layer="layout" svg:width="16.799cm" svg:height="9.691cm" svg:x="2.1cm" svg:y="17.78cm" presentation:class="notes" presentation:placeholder="true">
            <draw:text-box/>
          </draw:frame>
        </presentation:notes>
      </draw:page>
      <draw:page draw:name="page47" draw:style-name="dp4" draw:master-page-name="Default" presentation:presentation-page-layout-name="AL2T3" presentation:use-date-time-name="dtd1">
        <draw:frame presentation:style-name="pr39" draw:text-style-name="P44" draw:layer="layout" svg:width="26.035cm" svg:height="17.145cm" svg:x="1.27cm" svg:y="2.54cm" presentation:class="outline" presentation:user-transformed="true">
          <draw:text-box>
            <text:p text:style-name="P42"><text:span text:style-name="T66">asa# sh nat pool</text:span></text:p>
            <text:p text:style-name="P42"><text:span text:style-name="T63">UDP PAT pool inside, address 10.0.1.1, range 1-511, allocated 0</text:span></text:p>
            <text:p text:style-name="P42"><text:span text:style-name="T63">UDP PAT pool inside, address 10.0.1.1, range 512-1023, allocated 0</text:span></text:p>
            <text:p text:style-name="P42"><text:span text:style-name="T63">UDP PAT pool inside, address 10.0.1.1, range 1024-65535, allocated 4</text:span></text:p>
            <text:p text:style-name="P42"><text:span text:style-name="T63">TCP PAT pool outside, address 192.168.12.1, range 1-511, allocated 0</text:span></text:p>
            <text:p text:style-name="P42"><text:span text:style-name="T63">TCP PAT pool outside, address 192.168.12.1, range 512-1023, allocated 0</text:span></text:p>
            <text:p text:style-name="P42"><text:span text:style-name="T63">TCP PAT pool outside, address 192.168.12.1, range 1024-65535, allocated 2</text:span></text:p>
            <text:p text:style-name="P42"><text:span text:style-name="T63">UDP PAT pool outside, address 192.168.12.1, range 1-511, allocated 0</text:span></text:p>
            <text:p text:style-name="P42"><text:span text:style-name="T63">UDP PAT pool outside, address 192.168.12.1, range 512-1023, allocated 0</text:span></text:p>
            <text:p text:style-name="P42"><text:span text:style-name="T63">UDP PAT pool outside, address 192.168.12.1, range 1024-65535, allocated 4</text:span></text:p>
            <text:p text:style-name="P42"><text:span text:style-name="T63"/></text:p>
          </draw:text-box>
        </draw:frame>
        <draw:custom-shape draw:style-name="gr50" draw:text-style-name="P28" draw:layer="layout" svg:width="26.213cm" svg:height="1.27cm" svg:x="1.093cm" svg:y="0.632cm">
          <text:list text:style-name="L5">
            <text:list-header>
              <text:p text:style-name="P36"><text:span text:style-name="T41">Порты выделенные под NA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47" presentation:class="page"/>
          <draw:frame presentation:style-name="pr3" draw:text-style-name="P5" draw:layer="layout" svg:width="16.799cm" svg:height="9.691cm" svg:x="2.1cm" svg:y="17.78cm" presentation:class="notes" presentation:placeholder="true">
            <draw:text-box/>
          </draw:frame>
        </presentation:notes>
      </draw:page>
      <draw:page draw:name="page48" draw:style-name="dp4" draw:master-page-name="Default" presentation:presentation-page-layout-name="AL2T3" presentation:use-date-time-name="dtd1">
        <draw:frame presentation:style-name="pr40" draw:text-style-name="P44" draw:layer="layout" svg:width="26.035cm" svg:height="17.145cm" svg:x="1.27cm" svg:y="2.54cm" presentation:class="outline" presentation:user-transformed="true">
          <draw:text-box>
            <text:p text:style-name="P42"><text:span text:style-name="T63"/></text:p>
            <text:p text:style-name="P42"><text:span text:style-name="T62">asa# sh conn detail</text:span></text:p>
            <text:p text:style-name="P42"><text:span text:style-name="T63">3 in use, 3 most used</text:span></text:p>
            <text:p text:style-name="P42"><text:span text:style-name="T63">Flags: A - awaiting inside ACK to SYN, a - awaiting outside ACK to SYN,</text:span></text:p>
            <text:p text:style-name="P42"><text:span text:style-name="T63"><text:s text:c="7"/></text:span><text:span text:style-name="T63">B - initial SYN from outside, b - TCP state-bypass or nailed, C - CTIQBE media,</text:span></text:p>
            <text:p text:style-name="P42"><text:span text:style-name="T63"><text:s text:c="7"/></text:span><text:span text:style-name="T63">D - DNS, d - dump, E - outside back connection, F - outside FIN, f - inside FIN,</text:span></text:p>
            <text:p text:style-name="P42"><text:span text:style-name="T63"><text:s text:c="7"/></text:span><text:span text:style-name="T63">G - group, g - MGCP, H - H.323, h - H.225.0, I - inbound data,</text:span></text:p>
            <text:p text:style-name="P42"><text:span text:style-name="T63"><text:s text:c="7"/></text:span><text:span text:style-name="T63">i - incomplete, J - GTP, j - GTP data, K - GTP t3-response</text:span></text:p>
            <text:p text:style-name="P42"><text:span text:style-name="T63"><text:s text:c="7"/></text:span><text:span text:style-name="T63">k - Skinny media, M - SMTP data, m - SIP media, n - GUP</text:span></text:p>
            <text:p text:style-name="P42"><text:span text:style-name="T63"><text:s text:c="7"/></text:span><text:span text:style-name="T63">O - outbound data, P - inside back connection, p - Phone-proxy TFTP connection,</text:span></text:p>
            <text:p text:style-name="P42"><text:span text:style-name="T63"><text:s text:c="7"/></text:span><text:span text:style-name="T63">q - SQL*Net data, R - outside acknowledged FIN,</text:span></text:p>
            <text:p text:style-name="P42"><text:span text:style-name="T63"><text:s text:c="7"/></text:span><text:span text:style-name="T63">R - UDP SUNRPC, r - inside acknowledged FIN, S - awaiting inside SYN,</text:span></text:p>
            <text:p text:style-name="P42"><text:span text:style-name="T63"><text:s text:c="7"/></text:span><text:span text:style-name="T63">s - awaiting outside SYN, T - SIP, t - SIP transient, U - up,</text:span></text:p>
            <text:p text:style-name="P42"><text:span text:style-name="T63"><text:s text:c="7"/></text:span><text:span text:style-name="T63">V - VPN orphan, W - WAAS,</text:span></text:p>
            <text:p text:style-name="P42"><text:span text:style-name="T63"><text:s text:c="7"/></text:span><text:span text:style-name="T63">X - inspected by service module</text:span></text:p>
            <text:p text:style-name="P42"><text:span text:style-name="T63">TCP outside:192.168.12.100/80 inside:10.0.1.100/44954,</text:span></text:p>
            <text:p text:style-name="P42"><text:span text:style-name="T63"><text:s text:c="4"/></text:span><text:span text:style-name="T63">flags U, idle 3s, uptime 3s, timeout 1h0m, bytes 0</text:span></text:p>
            <text:p text:style-name="P42"><text:span text:style-name="T63">TCP outside:192.168.12.100/23 inside:10.0.1.100/44423,</text:span></text:p>
            <text:p text:style-name="P42"><text:span text:style-name="T63"><text:s text:c="4"/></text:span><text:span text:style-name="T63">flags UIO, idle 5s, uptime 9s, timeout 1h0m, bytes 123</text:span></text:p>
            <text:p text:style-name="P42"><text:span text:style-name="T63">TCP outside:192.168.12.100/23 inside:10.0.1.100/39469,</text:span></text:p>
            <text:p text:style-name="P42"><text:span text:style-name="T63"><text:s text:c="4"/></text:span><text:span text:style-name="T63">flags UIO, idle 11s, uptime 18s, timeout 1h0m, bytes 122</text:span></text:p>
            <text:p text:style-name="P42"><text:span text:style-name="T63"/></text:p>
          </draw:text-box>
        </draw:frame>
        <draw:custom-shape draw:style-name="gr51" draw:text-style-name="P8" draw:layer="layout" svg:width="26.213cm" svg:height="1.27cm" svg:x="1.093cm" svg:y="0.632cm">
          <text:list text:style-name="L5">
            <text:list-header>
              <text:p text:style-name="P36"><text:span text:style-name="T6">Сессии</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48" presentation:class="page"/>
          <draw:frame presentation:style-name="pr3" draw:text-style-name="P5" draw:layer="layout" svg:width="16.799cm" svg:height="9.691cm" svg:x="2.1cm" svg:y="17.78cm" presentation:class="notes" presentation:placeholder="true">
            <draw:text-box/>
          </draw:frame>
        </presentation:notes>
      </draw:page>
      <draw:page draw:name="page49" draw:style-name="dp4" draw:master-page-name="Default" presentation:presentation-page-layout-name="AL2T3" presentation:use-date-time-name="dtd1">
        <draw:frame presentation:style-name="pr41" draw:text-style-name="P44" draw:layer="layout" svg:width="26.035cm" svg:height="17.145cm" svg:x="1.27cm" svg:y="2.54cm" presentation:class="outline" presentation:user-transformed="true">
          <draw:text-box>
            <text:p text:style-name="P42"><text:span text:style-name="T62">asa# sh processes cpu-usage sorted non-zero</text:span></text:p>
            <text:p text:style-name="P42"><text:span text:style-name="T63">PC <text:s text:c="8"/>Thread <text:s text:c="6"/>5Sec <text:s text:c="4"/>1Min <text:s text:c="4"/>5Min <text:s text:c="2"/>Process</text:span></text:p>
            <text:p text:style-name="P42"><text:span text:style-name="T63">0x0806a702 <text:s text:c="2"/>0xb5db4130 <text:s text:c="4"/>4.4% <text:s text:c="4"/>0.9% <text:s text:c="4"/>2.3% <text:s text:c="2"/>ci/console</text:span></text:p>
            <text:p text:style-name="P42"><text:span text:style-name="T63">0x081d8531 <text:s text:c="2"/>0xb5dc0e58 <text:s text:c="4"/>0.9% <text:s text:c="4"/>0.3% <text:s text:c="4"/>0.1% <text:s text:c="2"/>Dispatch Unit</text:span></text:p>
            <text:p text:style-name="P42"><text:span text:style-name="T63">0x081d6b94 <text:s text:c="2"/>0xb5dbf5f8 <text:s text:c="4"/>0.5% <text:s text:c="4"/>0.2% <text:s text:c="4"/>0.1% <text:s text:c="2"/>dbgtrace</text:span></text:p>
            <text:p text:style-name="P42"><text:span text:style-name="T63">0x08af25bc <text:s text:c="2"/>0xb5db3b18 <text:s text:c="4"/>0.1% <text:s text:c="4"/>0.1% <text:s text:c="4"/>0.1% <text:s text:c="2"/>update_cpu_usage</text:span></text:p>
            <text:p text:style-name="P42"><text:span text:style-name="T63"/></text:p>
          </draw:text-box>
        </draw:frame>
        <draw:custom-shape draw:style-name="gr52" draw:text-style-name="P8" draw:layer="layout" svg:width="26.213cm" svg:height="1.27cm" svg:x="1.093cm" svg:y="0.632cm">
          <text:list text:style-name="L5">
            <text:list-header>
              <text:p text:style-name="P36"><text:span text:style-name="T6">Процессы</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49" presentation:class="page"/>
          <draw:frame presentation:style-name="pr3" draw:text-style-name="P5" draw:layer="layout" svg:width="16.799cm" svg:height="9.691cm" svg:x="2.1cm" svg:y="17.78cm" presentation:class="notes" presentation:placeholder="true">
            <draw:text-box/>
          </draw:frame>
        </presentation:notes>
      </draw:page>
      <draw:page draw:name="page50" draw:style-name="dp4" draw:master-page-name="Default" presentation:presentation-page-layout-name="AL2T3" presentation:use-date-time-name="dtd1">
        <draw:frame presentation:style-name="pr42" draw:text-style-name="P44" draw:layer="layout" svg:width="26.035cm" svg:height="17.145cm" svg:x="1.27cm" svg:y="2.54cm" presentation:class="outline" presentation:user-transformed="true">
          <draw:text-box>
            <text:p text:style-name="P42"><text:span text:style-name="T62">asa# show traffic</text:span></text:p>
            <text:p text:style-name="P42"><text:span text:style-name="T63">inside:</text:span></text:p>
            <text:p text:style-name="P42"><text:span text:style-name="T63"><text:s text:c="8"/></text:span><text:span text:style-name="T63">received (in 919.920 secs):</text:span></text:p>
            <text:p text:style-name="P42"><text:span text:style-name="T63"><text:s text:c="16"/></text:span><text:span text:style-name="T63">136 packets <text:s text:c="4"/>14958 bytes</text:span></text:p>
            <text:p text:style-name="P42"><text:span text:style-name="T63"><text:s text:c="16"/></text:span><text:span text:style-name="T63">0 pkts/sec <text:s text:c="5"/>16 bytes/sec</text:span></text:p>
            <text:p text:style-name="P42"><text:span text:style-name="T63"><text:s text:c="8"/></text:span><text:span text:style-name="T63">transmitted (in 919.920 secs):</text:span></text:p>
            <text:p text:style-name="P42"><text:span text:style-name="T63"><text:s text:c="16"/></text:span><text:span text:style-name="T63">112 packets <text:s text:c="4"/>10552 bytes</text:span></text:p>
            <text:p text:style-name="P42"><text:span text:style-name="T63"><text:s text:c="16"/></text:span><text:span text:style-name="T63">0 pkts/sec <text:s text:c="5"/>11 bytes/sec</text:span></text:p>
            <text:p text:style-name="P42"><text:span text:style-name="T63"><text:s text:c="6"/></text:span><text:span text:style-name="T63">1 minute input rate 1 pkts/sec, <text:s/>129 bytes/sec</text:span></text:p>
            <text:p text:style-name="P42"><text:span text:style-name="T63"><text:s text:c="6"/></text:span><text:span text:style-name="T63">1 minute output rate 1 pkts/sec, <text:s/>120 bytes/sec</text:span></text:p>
            <text:p text:style-name="P42"><text:span text:style-name="T63"><text:s text:c="6"/></text:span><text:span text:style-name="T63">1 minute drop rate, 0 pkts/sec</text:span></text:p>
            <text:p text:style-name="P42"><text:span text:style-name="T63"><text:s text:c="6"/></text:span><text:span text:style-name="T63">5 minute input rate 0 pkts/sec, <text:s/>49 bytes/sec</text:span></text:p>
            <text:p text:style-name="P42"><text:span text:style-name="T63"><text:s text:c="6"/></text:span><text:span text:style-name="T63">5 minute output rate 0 pkts/sec, <text:s/>35 bytes/sec</text:span></text:p>
            <text:p text:style-name="P42"><text:span text:style-name="T63"><text:s text:c="6"/></text:span><text:span text:style-name="T63">5 minute drop rate, 0 pkts/sec</text:span></text:p>
            <text:p text:style-name="P42"><text:span text:style-name="T63">outside:</text:span></text:p>
            <text:p text:style-name="P42"><text:span text:style-name="T63"><text:s text:c="8"/></text:span><text:span text:style-name="T63">received (in 919.930 secs):</text:span></text:p>
            <text:p text:style-name="P42"><text:span text:style-name="T63"><text:s text:c="16"/></text:span><text:span text:style-name="T63">130 packets <text:s text:c="4"/>14546 bytes</text:span></text:p>
            <text:p text:style-name="P42"><text:span text:style-name="T63"><text:s text:c="16"/></text:span><text:span text:style-name="T63">0 pkts/sec <text:s text:c="5"/>15 bytes/sec</text:span></text:p>
            <text:p text:style-name="P42"><text:span text:style-name="T63"><text:s text:c="8"/></text:span><text:span text:style-name="T63">transmitted (in 919.930 secs):</text:span></text:p>
            <text:p text:style-name="P42"><text:span text:style-name="T63"><text:s text:c="16"/></text:span><text:span text:style-name="T63">119 packets <text:s text:c="4"/>11828 bytes</text:span></text:p>
            <text:p text:style-name="P42"><text:span text:style-name="T63"><text:s text:c="16"/></text:span><text:span text:style-name="T63">0 pkts/sec <text:s text:c="5"/>12 bytes/sec</text:span></text:p>
            <text:p text:style-name="P42"><text:span text:style-name="T63"><text:s text:c="6"/></text:span><text:span text:style-name="T63">1 minute input rate 1 pkts/sec, <text:s/>131 bytes/sec</text:span></text:p>
            <text:p text:style-name="P42"><text:span text:style-name="T63"><text:s text:c="6"/></text:span><text:span text:style-name="T63">1 minute output rate 1 pkts/sec, <text:s/>123 bytes/sec</text:span></text:p>
            <text:p text:style-name="P42"><text:span text:style-name="T63"><text:s text:c="6"/></text:span><text:span text:style-name="T63">1 minute drop rate, 0 pkts/sec</text:span></text:p>
            <text:p text:style-name="P42"><text:span text:style-name="T63"><text:s text:c="6"/></text:span><text:span text:style-name="T63">5 minute input rate 0 pkts/sec, <text:s/>48 bytes/sec</text:span></text:p>
            <text:p text:style-name="P42"><text:span text:style-name="T63"><text:s text:c="6"/></text:span><text:span text:style-name="T63">5 minute output rate 0 pkts/sec, <text:s/>39 bytes/sec</text:span></text:p>
            <text:p text:style-name="P42"><text:span text:style-name="T63"><text:s text:c="6"/></text:span><text:span text:style-name="T63">5 minute drop rate, 0 pkts/sec</text:span></text:p>
            <text:p text:style-name="P42"><text:span text:style-name="T63"/></text:p>
          </draw:text-box>
        </draw:frame>
        <draw:custom-shape draw:style-name="gr53" draw:text-style-name="P8" draw:layer="layout" svg:width="26.213cm" svg:height="1.27cm" svg:x="1.093cm" svg:y="0.632cm">
          <text:list text:style-name="L5">
            <text:list-header>
              <text:p text:style-name="P36"><text:span text:style-name="T6">Статистика по передаче данных</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50" presentation:class="page"/>
          <draw:frame presentation:style-name="pr3" draw:text-style-name="P5" draw:layer="layout" svg:width="16.799cm" svg:height="9.691cm" svg:x="2.1cm" svg:y="17.78cm" presentation:class="notes" presentation:placeholder="true">
            <draw:text-box/>
          </draw:frame>
        </presentation:notes>
      </draw:page>
      <draw:page draw:name="page51" draw:style-name="dp4" draw:master-page-name="Default" presentation:presentation-page-layout-name="AL2T3" presentation:use-date-time-name="dtd1">
        <draw:frame presentation:style-name="pr43" draw:text-style-name="P44" draw:layer="layout" svg:width="26.035cm" svg:height="17.145cm" svg:x="1.27cm" svg:y="2.54cm" presentation:class="outline" presentation:user-transformed="true">
          <draw:text-box>
            <text:p text:style-name="P42"><text:span text:style-name="T63">----------------------------------------</text:span></text:p>
            <text:p text:style-name="P42"><text:span text:style-name="T63">Aggregated Traffic on Physical Interface</text:span></text:p>
            <text:p text:style-name="P42"><text:span text:style-name="T63">----------------------------------------</text:span></text:p>
            <text:p text:style-name="P42"><text:span text:style-name="T63">GigabitEthernet0:</text:span></text:p>
            <text:p text:style-name="P42"><text:span text:style-name="T63"><text:s text:c="8"/></text:span><text:span text:style-name="T63">received (in 922.010 secs):</text:span></text:p>
            <text:p text:style-name="P42"><text:span text:style-name="T63"><text:s text:c="16"/></text:span><text:span text:style-name="T63">136 packets <text:s text:c="4"/>16926 bytes</text:span></text:p>
            <text:p text:style-name="P42"><text:span text:style-name="T63"><text:s text:c="16"/></text:span><text:span text:style-name="T63">0 pkts/sec <text:s text:c="5"/>18 bytes/sec</text:span></text:p>
            <text:p text:style-name="P42"><text:span text:style-name="T63"><text:s text:c="8"/></text:span><text:span text:style-name="T63">transmitted (in 922.010 secs):</text:span></text:p>
            <text:p text:style-name="P42"><text:span text:style-name="T63"><text:s text:c="16"/></text:span><text:span text:style-name="T63">112 packets <text:s text:c="4"/>12120 bytes</text:span></text:p>
            <text:p text:style-name="P42"><text:span text:style-name="T63"><text:s text:c="16"/></text:span><text:span text:style-name="T63">0 pkts/sec <text:s text:c="5"/>13 bytes/sec</text:span></text:p>
            <text:p text:style-name="P42"><text:span text:style-name="T63"><text:s text:c="6"/></text:span><text:span text:style-name="T63">1 minute input rate 1 pkts/sec, <text:s/>146 bytes/sec</text:span></text:p>
            <text:p text:style-name="P42"><text:span text:style-name="T63"><text:s text:c="6"/></text:span><text:span text:style-name="T63">1 minute output rate 1 pkts/sec, <text:s/>136 bytes/sec</text:span></text:p>
            <text:p text:style-name="P42"><text:span text:style-name="T63"><text:s text:c="6"/></text:span><text:span text:style-name="T63">1 minute drop rate, 0 pkts/sec</text:span></text:p>
            <text:p text:style-name="P42"><text:span text:style-name="T63"><text:s text:c="6"/></text:span><text:span text:style-name="T63">5 minute input rate 0 pkts/sec, <text:s/>56 bytes/sec</text:span></text:p>
            <text:p text:style-name="P42"><text:span text:style-name="T63"><text:s text:c="6"/></text:span><text:span text:style-name="T63">5 minute output rate 0 pkts/sec, <text:s/>40 bytes/sec</text:span></text:p>
            <text:p text:style-name="P42"><text:span text:style-name="T63"><text:s text:c="6"/></text:span><text:span text:style-name="T63">5 minute drop rate, 0 pkts/sec</text:span></text:p>
            <text:p text:style-name="P42"><text:span text:style-name="T63">GigabitEthernet1:</text:span></text:p>
            <text:p text:style-name="P42"><text:span text:style-name="T63"><text:s text:c="8"/></text:span><text:span text:style-name="T63">received (in 922.020 secs):</text:span></text:p>
            <text:p text:style-name="P42"><text:span text:style-name="T63"><text:s text:c="16"/></text:span><text:span text:style-name="T63">130 packets <text:s text:c="4"/>16422 bytes</text:span></text:p>
            <text:p text:style-name="P42"><text:span text:style-name="T63"><text:s text:c="16"/></text:span><text:span text:style-name="T63">0 pkts/sec <text:s text:c="5"/>17 bytes/sec</text:span></text:p>
            <text:p text:style-name="P42"><text:span text:style-name="T63"><text:s text:c="8"/></text:span><text:span text:style-name="T63">transmitted (in 922.020 secs):</text:span></text:p>
            <text:p text:style-name="P42"><text:span text:style-name="T63"><text:s text:c="16"/></text:span><text:span text:style-name="T63">119 packets <text:s text:c="4"/>13494 bytes</text:span></text:p>
            <text:p text:style-name="P42"><text:span text:style-name="T63"><text:s text:c="16"/></text:span><text:span text:style-name="T63">0 pkts/sec <text:s text:c="5"/>14 bytes/sec</text:span></text:p>
            <text:p text:style-name="P42"><text:span text:style-name="T63"><text:s text:c="6"/></text:span><text:span text:style-name="T63">1 minute input rate 1 pkts/sec, <text:s/>149 bytes/sec</text:span></text:p>
            <text:p text:style-name="P42"><text:span text:style-name="T63"><text:s text:c="6"/></text:span><text:span text:style-name="T63">1 minute output rate 1 pkts/sec, <text:s/>140 bytes/sec</text:span></text:p>
            <text:p text:style-name="P42"><text:span text:style-name="T63"><text:s text:c="6"/></text:span><text:span text:style-name="T63">1 minute drop rate, 0 pkts/sec</text:span></text:p>
            <text:p text:style-name="P42"><text:span text:style-name="T63"><text:s text:c="6"/></text:span><text:span text:style-name="T63">5 minute input rate 0 pkts/sec, <text:s/>54 bytes/sec</text:span></text:p>
            <text:p text:style-name="P42"><text:span text:style-name="T63"><text:s text:c="6"/></text:span><text:span text:style-name="T63">5 minute output rate 0 pkts/sec, <text:s/>44 bytes/sec</text:span></text:p>
            <text:p text:style-name="P42"><text:span text:style-name="T63"><text:s text:c="6"/></text:span><text:span text:style-name="T63">5 minute drop rate, 0 pkts/sec</text:span></text:p>
          </draw:text-box>
        </draw:frame>
        <draw:custom-shape draw:style-name="gr54" draw:text-style-name="P28" draw:layer="layout" svg:width="26.213cm" svg:height="1.27cm" svg:x="1.093cm" svg:y="0.632cm">
          <text:list text:style-name="L5">
            <text:list-header>
              <text:p text:style-name="P36"><text:span text:style-name="T41">Статистика по передаче данных (продолжение)</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1.622cm" draw:page-number="51" presentation:class="page"/>
          <draw:frame presentation:style-name="pr3" draw:text-style-name="P5" draw:layer="layout" svg:width="16.799cm" svg:height="9.691cm" svg:x="2.1cm" svg:y="17.78cm" presentation:class="notes" presentation:placeholder="true">
            <draw:text-box/>
          </draw:frame>
        </presentation:notes>
      </draw:page>
      <draw:page draw:name="page52" draw:style-name="dp3" draw:master-page-name="Default_20_1" presentation:use-date-time-name="dtd1">
        <draw:custom-shape draw:style-name="gr55" draw:text-style-name="P6" draw:layer="layout" svg:width="24.752cm" svg:height="2.906cm" svg:x="1.147cm" svg:y="10.16cm">
          <text:list text:style-name="L1">
            <text:list-header>
              <text:p text:style-name="P1"><text:span text:style-name="T5">Ограничение сессий</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52" presentation:class="page"/>
          <draw:frame presentation:style-name="pr1" draw:text-style-name="P5" draw:layer="layout" svg:width="16.799cm" svg:height="9.056cm" svg:x="2.1cm" svg:y="18.415cm" presentation:class="notes" presentation:placeholder="true">
            <draw:text-box/>
          </draw:frame>
        </presentation:notes>
      </draw:page>
      <draw:page draw:name="page53" draw:style-name="dp4" draw:master-page-name="Default" presentation:presentation-page-layout-name="AL2T3" presentation:use-date-time-name="dtd1">
        <draw:frame presentation:style-name="pr44" draw:text-style-name="P48" draw:layer="layout" svg:width="26.035cm" svg:height="17.145cm" svg:x="1.27cm" svg:y="2.54cm" presentation:class="outline" presentation:user-transformed="true">
          <draw:text-box>
            <text:p text:style-name="P42"><text:span text:style-name="T33">access-list HOST_1 permit ip any 10.1.1.11 255.255.255.255</text:span></text:p>
            <text:p text:style-name="P42"><text:span text:style-name="T33"/></text:p>
            <text:p text:style-name="P42"><text:span text:style-name="T33">class-map LOCAL_SERVER</text:span></text:p>
            <text:p text:style-name="P42"><text:span text:style-name="T33"><text:s/></text:span><text:span text:style-name="T33">match access-list HOST_1</text:span></text:p>
            <text:p text:style-name="P42"><text:span text:style-name="T33"/></text:p>
            <text:p text:style-name="P42"><text:span text:style-name="T33">class-map ALL-IP</text:span></text:p>
            <text:p text:style-name="P42"><text:span text:style-name="T33"><text:s/></text:span><text:span text:style-name="T33">match any</text:span></text:p>
            <text:p text:style-name="P42"><text:span text:style-name="T33"/></text:p>
            <text:p text:style-name="P42"><text:span text:style-name="T33">policy-map LOCAL_POLICY</text:span></text:p>
            <text:p text:style-name="P42"><text:span text:style-name="T33"><text:s/></text:span><text:span text:style-name="T33">class LOCAL_SERVER</text:span></text:p>
            <text:p text:style-name="P42"><text:span text:style-name="T33"><text:s text:c="2"/></text:span><text:span text:style-name="T33">set connection conn-max 256</text:span></text:p>
            <text:p text:style-name="P42"><text:span text:style-name="T33"><text:s text:c="2"/></text:span><text:span text:style-name="T33">random-sequence-number disable</text:span></text:p>
            <text:p text:style-name="P42"><text:span text:style-name="T33"><text:s/></text:span><text:span text:style-name="T33">class ALL-IP</text:span></text:p>
            <text:p text:style-name="P42"><text:span text:style-name="T33"><text:s text:c="2"/></text:span><text:span text:style-name="T33">set connection decrement-ttl</text:span></text:p>
            <text:p text:style-name="P47"><text:span text:style-name="T33"/></text:p>
            <text:p text:style-name="P47"><text:span text:style-name="T33">service-policy LOCAL_POLICY interface inside</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53" presentation:class="page"/>
          <draw:frame presentation:style-name="pr3" draw:text-style-name="P5" draw:layer="layout" svg:width="16.799cm" svg:height="9.691cm" svg:x="2.1cm" svg:y="17.78cm" presentation:class="notes" presentation:placeholder="true">
            <draw:text-box/>
          </draw:frame>
        </presentation:notes>
      </draw:page>
      <draw:page draw:name="page54" draw:style-name="dp3" draw:master-page-name="Default_20_1" presentation:use-date-time-name="dtd1">
        <draw:custom-shape draw:style-name="gr56" draw:text-style-name="P2" draw:layer="layout" svg:width="24.752cm" svg:height="2.906cm" svg:x="1.147cm" svg:y="10.16cm">
          <text:list text:style-name="L1">
            <text:list-header>
              <text:p text:style-name="P1"><text:span text:style-name="T2">Политика для менеджмент трафика</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54" presentation:class="page"/>
          <draw:frame presentation:style-name="pr1" draw:text-style-name="P5" draw:layer="layout" svg:width="16.799cm" svg:height="9.056cm" svg:x="2.1cm" svg:y="18.415cm" presentation:class="notes" presentation:placeholder="true">
            <draw:text-box/>
          </draw:frame>
        </presentation:notes>
      </draw:page>
      <draw:page draw:name="page55" draw:style-name="dp4" draw:master-page-name="Default" presentation:presentation-page-layout-name="AL2T3" presentation:use-date-time-name="dtd1">
        <draw:custom-shape draw:style-name="gr57" draw:text-style-name="P28" draw:layer="layout" svg:width="26.213cm" svg:height="1.27cm" svg:x="1.092cm" svg:y="0.635cm">
          <text:list text:style-name="L2">
            <text:list-header>
              <text:p text:style-name="P7"><text:span text:style-name="T41">Политика для менеджмент-трафика</text:span></text:p>
            </text:list-header>
          </text:list>
          <draw:enhanced-geometry svg:viewBox="0 0 21600 21600" draw:type="mso-spt202" draw:enhanced-path="M 0 0 L 21600 0 21600 21600 0 21600 0 0 Z N"/>
        </draw:custom-shape>
        <draw:frame presentation:style-name="pr45" draw:text-style-name="P49" draw:layer="layout" svg:width="24.42cm" svg:height="17.145cm" svg:x="1.791cm" svg:y="2.54cm" presentation:class="outline" presentation:user-transformed="true">
          <draw:text-box>
            <text:p text:style-name="P42"><text:span text:style-name="T45">class-map type management MGMT_CMAP</text:span></text:p>
            <text:p text:style-name="P42"><text:span text:style-name="T45"><text:s/></text:span><text:span text:style-name="T45">match port tcp eq telnet</text:span></text:p>
            <text:p text:style-name="P42"><text:span text:style-name="T45"/></text:p>
            <text:p text:style-name="P42"><text:span text:style-name="T45">policy-map MGMT_PMAP</text:span></text:p>
            <text:p text:style-name="P42"><text:span text:style-name="T45"><text:s/></text:span><text:span text:style-name="T45">class MGMT_CMAP</text:span></text:p>
            <text:p text:style-name="P42"><text:span text:style-name="T45"><text:s text:c="2"/></text:span><text:span text:style-name="T45">set connection conn-max 1</text:span></text:p>
            <text:p text:style-name="P42"><text:span text:style-name="T45"/></text:p>
            <text:p text:style-name="P42"><text:span text:style-name="T45">service-policy MGMT_PMAP interface inside</text:span></text:p>
            <text:p text:style-name="P42"><text:span text:style-name="T45"/></text:p>
          </draw:text-box>
        </draw:frame>
        <presentation:notes draw:style-name="dp2" presentation:use-date-time-name="dtd1">
          <office:forms form:automatic-focus="false" form:apply-design-mode="false"/>
          <draw:page-thumbnail draw:style-name="gr4" draw:layer="layout" svg:width="20.955cm" svg:height="15.523cm" svg:x="0cm" svg:y="1.622cm" draw:page-number="55" presentation:class="page"/>
          <draw:frame presentation:style-name="pr3" draw:text-style-name="P5" draw:layer="layout" svg:width="16.799cm" svg:height="9.691cm" svg:x="2.1cm" svg:y="17.78cm" presentation:class="notes" presentation:placeholder="true">
            <draw:text-box/>
          </draw:frame>
        </presentation:notes>
      </draw:page>
      <draw:page draw:name="page56" draw:style-name="dp4" draw:master-page-name="Default" presentation:presentation-page-layout-name="AL2T3" presentation:use-date-time-name="dtd1">
        <draw:custom-shape draw:style-name="gr58" draw:text-style-name="P28" draw:layer="layout" svg:width="26.213cm" svg:height="1.27cm" svg:x="1.092cm" svg:y="0.635cm">
          <text:list text:style-name="L2">
            <text:list-header>
              <text:p text:style-name="P7"><text:span text:style-name="T41">Политика для менеджмент-трафика</text:span></text:p>
            </text:list-header>
          </text:list>
          <draw:enhanced-geometry svg:viewBox="0 0 21600 21600" draw:type="mso-spt202" draw:enhanced-path="M 0 0 L 21600 0 21600 21600 0 21600 0 0 Z N"/>
        </draw:custom-shape>
        <draw:frame presentation:style-name="pr46" draw:text-style-name="P49" draw:layer="layout" svg:width="24.42cm" svg:height="17.145cm" svg:x="1.791cm" svg:y="2.54cm" presentation:class="outline" presentation:user-transformed="true">
          <draw:text-box>
            <text:p text:style-name="P42"><text:span text:style-name="T45">show service-policy</text:span></text:p>
            <text:p text:style-name="P42"><text:span text:style-name="T45">Interface inside:</text:span></text:p>
            <text:p text:style-name="P42"><text:span text:style-name="T45"><text:s text:c="2"/></text:span><text:span text:style-name="T45">Service-policy: MGMT_PMAP</text:span></text:p>
            <text:p text:style-name="P42"><text:span text:style-name="T45"><text:s text:c="4"/></text:span><text:span text:style-name="T45">Class-map: MGMT_CMAP</text:span></text:p>
            <text:p text:style-name="P42"><text:span text:style-name="T45"><text:s text:c="6"/></text:span><text:span text:style-name="T45">Set connection policy: conn-max 1</text:span></text:p>
            <text:p text:style-name="P42"><text:span text:style-name="T45"><text:s text:c="8"/></text:span><text:span text:style-name="T45">current conns 1, drop 3</text:span></text:p>
            <text:p text:style-name="P42"><text:span text:style-name="T45"/></text:p>
            <text:p text:style-name="P42"><text:span text:style-name="T45"/></text:p>
            <text:p text:style-name="P42"><text:span text:style-name="T45">show service-policy flow tcp host 10.0.1.2 host 10.0.1.1 eq 23</text:span></text:p>
            <text:p text:style-name="P42"><text:span text:style-name="T45">Interface inside:</text:span></text:p>
            <text:p text:style-name="P42"><text:span text:style-name="T45"><text:s text:c="2"/></text:span><text:span text:style-name="T45">Service-policy: MGMT_PMAP</text:span></text:p>
            <text:p text:style-name="P42"><text:span text:style-name="T45"><text:s text:c="4"/></text:span><text:span text:style-name="T45">Class-map: MGMT_CMAP</text:span></text:p>
            <text:p text:style-name="P42"><text:span text:style-name="T45"><text:s text:c="6"/></text:span><text:span text:style-name="T45">Match: port tcp eq telnet</text:span></text:p>
            <text:p text:style-name="P42"><text:span text:style-name="T45"><text:s text:c="6"/></text:span><text:span text:style-name="T45">Action:</text:span></text:p>
            <text:p text:style-name="P42"><text:span text:style-name="T45"><text:s text:c="8"/></text:span><text:span text:style-name="T45">Input flow: <text:s/>set connection conn-max 1</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56" presentation:class="page"/>
          <draw:frame presentation:style-name="pr3" draw:text-style-name="P5" draw:layer="layout" svg:width="16.799cm" svg:height="9.691cm" svg:x="2.1cm" svg:y="17.78cm" presentation:class="notes" presentation:placeholder="true">
            <draw:text-box/>
          </draw:frame>
        </presentation:notes>
      </draw:page>
      <draw:page draw:name="page57" draw:style-name="dp3" draw:master-page-name="Default_20_1" presentation:use-date-time-name="dtd1">
        <draw:custom-shape draw:style-name="gr59" draw:text-style-name="P6" draw:layer="layout" svg:width="24.752cm" svg:height="2.906cm" svg:x="1.147cm" svg:y="10.16cm">
          <text:list text:style-name="L1">
            <text:list-header>
              <text:p text:style-name="P1"><text:span text:style-name="T5">IPsec path thru</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57" presentation:class="page"/>
          <draw:frame presentation:style-name="pr1" draw:text-style-name="P5" draw:layer="layout" svg:width="16.799cm" svg:height="9.056cm" svg:x="2.1cm" svg:y="18.415cm" presentation:class="notes" presentation:placeholder="true">
            <draw:text-box/>
          </draw:frame>
        </presentation:notes>
      </draw:page>
      <draw:page draw:name="page58" draw:style-name="dp4" draw:master-page-name="Default" presentation:presentation-page-layout-name="AL2T3" presentation:use-date-time-name="dtd1">
        <draw:custom-shape draw:style-name="gr60" draw:text-style-name="P28" draw:layer="layout" svg:width="26.213cm" svg:height="1.27cm" svg:x="1.092cm" svg:y="0.635cm">
          <text:list text:style-name="L2">
            <text:list-header>
              <text:p text:style-name="P7"><text:span text:style-name="T41">IPsec path thru</text:span></text:p>
            </text:list-header>
          </text:list>
          <draw:enhanced-geometry svg:viewBox="0 0 21600 21600" draw:type="mso-spt202" draw:enhanced-path="M 0 0 L 21600 0 21600 21600 0 21600 0 0 Z N"/>
        </draw:custom-shape>
        <draw:frame presentation:style-name="pr47" draw:text-style-name="P49" draw:layer="layout" svg:width="24.42cm" svg:height="17.145cm" svg:x="1.791cm" svg:y="2.54cm" presentation:class="outline" presentation:user-transformed="true">
          <draw:text-box>
            <text:p text:style-name="P42"><text:span text:style-name="T45"/></text:p>
            <text:p text:style-name="P42"><text:span text:style-name="T45">access-list IPSEC_ACL permit udp any any eq 500</text:span></text:p>
            <text:p text:style-name="P42"><text:span text:style-name="T45">access-list IPSEC_ACL permit udp any any eq 4500</text:span></text:p>
            <text:p text:style-name="P42"><text:span text:style-name="T45"/></text:p>
            <text:p text:style-name="P42"><text:span text:style-name="T45">class-map IPSEC_CLASS</text:span></text:p>
            <text:p text:style-name="P42"><text:span text:style-name="T45"><text:s/></text:span><text:span text:style-name="T45">match access-list IPSEC_ACL</text:span></text:p>
            <text:p text:style-name="P42"><text:span text:style-name="T45"/></text:p>
            <text:p text:style-name="P42"><text:span text:style-name="T45">policy-map type inspect ipsec-pass-thru IPSEC</text:span></text:p>
            <text:p text:style-name="P42"><text:span text:style-name="T45"><text:s/></text:span><text:span text:style-name="T45">parameters</text:span></text:p>
            <text:p text:style-name="P42"><text:span text:style-name="T45"><text:s text:c="2"/></text:span><text:span text:style-name="T45">esp per-client-max 10</text:span></text:p>
            <text:p text:style-name="P42"><text:span text:style-name="T45"/></text:p>
            <text:p text:style-name="P42"><text:span text:style-name="T45">policy-map POLICY</text:span></text:p>
            <text:p text:style-name="P42"><text:span text:style-name="T45"><text:s/></text:span><text:span text:style-name="T45">class IPSEC_CLASS</text:span></text:p>
            <text:p text:style-name="P42"><text:span text:style-name="T45"><text:s text:c="2"/></text:span><text:span text:style-name="T45">inspect ipsec-pass-thru IPSEC</text:span></text:p>
            <text:p text:style-name="P42"><text:span text:style-name="T45"/></text:p>
            <text:p text:style-name="P42"><text:span text:style-name="T45">service-policy POLICY interface outside</text:span></text:p>
          </draw:text-box>
        </draw:frame>
        <presentation:notes draw:style-name="dp2" presentation:use-date-time-name="dtd1">
          <office:forms form:automatic-focus="false" form:apply-design-mode="false"/>
          <draw:page-thumbnail draw:style-name="gr4" draw:layer="layout" svg:width="20.955cm" svg:height="15.523cm" svg:x="0cm" svg:y="1.622cm" draw:page-number="58" presentation:class="page"/>
          <draw:frame presentation:style-name="pr3" draw:text-style-name="P5" draw:layer="layout" svg:width="16.799cm" svg:height="9.691cm" svg:x="2.1cm" svg:y="17.78cm" presentation:class="notes" presentation:placeholder="true">
            <draw:text-box/>
          </draw:frame>
        </presentation:notes>
      </draw:page>
      <draw:page draw:name="page59" draw:style-name="dp3" draw:master-page-name="Default_20_1" presentation:use-date-time-name="dtd1">
        <draw:custom-shape draw:style-name="gr61" draw:text-style-name="P6" draw:layer="layout" svg:width="24.752cm" svg:height="2.906cm" svg:x="1.147cm" svg:y="10.16cm">
          <text:list text:style-name="L1">
            <text:list-header>
              <text:p text:style-name="P1"><text:span text:style-name="T5">TCP State Bypass</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59" presentation:class="page"/>
          <draw:frame presentation:style-name="pr1" draw:text-style-name="P5" draw:layer="layout" svg:width="16.799cm" svg:height="9.056cm" svg:x="2.1cm" svg:y="18.415cm" presentation:class="notes" presentation:placeholder="true">
            <draw:text-box/>
          </draw:frame>
        </presentation:notes>
      </draw:page>
      <draw:page draw:name="page60" draw:style-name="dp4" draw:master-page-name="Default" presentation:presentation-page-layout-name="AL2T3" presentation:use-date-time-name="dtd1">
        <draw:custom-shape draw:style-name="gr62" draw:text-style-name="P8" draw:layer="layout" svg:width="26.213cm" svg:height="1.27cm" svg:x="1.092cm" svg:y="0.635cm">
          <text:list text:style-name="L2">
            <text:list-header>
              <text:p text:style-name="P7"><text:span text:style-name="T6">TCP State Bypass</text:span></text:p>
            </text:list-header>
          </text:list>
          <draw:enhanced-geometry svg:viewBox="0 0 21600 21600" draw:type="mso-spt202" draw:enhanced-path="M 0 0 L 21600 0 21600 21600 0 21600 0 0 Z N"/>
        </draw:custom-shape>
        <draw:frame presentation:style-name="pr48" draw:text-style-name="P34" draw:layer="layout" svg:width="24.42cm" svg:height="17.145cm" svg:x="1.791cm" svg:y="2.54cm" presentation:class="outline" presentation:user-transformed="true">
          <draw:text-box>
            <text:p text:style-name="P29"><text:span text:style-name="T34">access-list BYPASS permit tcp host 10.0.0.1 host 8.7.23.4 eq 25</text:span></text:p>
            <text:p text:style-name="P29"><text:span text:style-name="T34">access-list BYPASS permit tcp host 8.7.23.4 eq 25 host 10.0.0.1</text:span></text:p>
            <text:p text:style-name="P29"><text:span text:style-name="T67"/></text:p>
            <text:p text:style-name="P29"><text:span text:style-name="T45">class-map STATE-BYPASS</text:span></text:p>
            <text:p text:style-name="P29"><text:span text:style-name="T45"><text:s/></text:span><text:span text:style-name="T45">match access-group STATE-BYPASS-ACL</text:span></text:p>
            <text:p text:style-name="P29"><text:span text:style-name="T45"/></text:p>
            <text:p text:style-name="P29"><text:span text:style-name="T45">policy-map global_policy</text:span></text:p>
            <text:p text:style-name="P29"><text:span text:style-name="T45"><text:s/></text:span><text:span text:style-name="T45">class BYPASS</text:span></text:p>
            <text:p text:style-name="P29"><text:span text:style-name="T68"><text:s text:c="2"/></text:span><text:span text:style-name="T68">set connection advanced-options tcp-state-bypass</text:span></text:p>
            <text:p text:style-name="P29"><text:span text:style-name="T45"/></text:p>
            <text:p text:style-name="P29"><text:span text:style-name="T45">service-policy global_policy global</text:span></text:p>
            <text:p text:style-name="P29"><text:span text:style-name="T45"/></text:p>
          </draw:text-box>
        </draw:frame>
        <presentation:notes draw:style-name="dp2" presentation:use-date-time-name="dtd1">
          <office:forms form:automatic-focus="false" form:apply-design-mode="false"/>
          <draw:page-thumbnail draw:style-name="gr4" draw:layer="layout" svg:width="20.955cm" svg:height="15.523cm" svg:x="0cm" svg:y="1.622cm" draw:page-number="60" presentation:class="page"/>
          <draw:frame presentation:style-name="pr3" draw:text-style-name="P5" draw:layer="layout" svg:width="16.799cm" svg:height="9.691cm" svg:x="2.1cm" svg:y="17.78cm" presentation:class="notes" presentation:placeholder="true">
            <draw:text-box/>
          </draw:frame>
        </presentation:notes>
      </draw:page>
      <draw:page draw:name="page61" draw:style-name="dp1" draw:master-page-name="Default_20_1" presentation:presentation-page-layout-name="AL1T0" presentation:use-date-time-name="dtd1">
        <draw:custom-shape draw:style-name="gr63" draw:text-style-name="P50" draw:layer="layout" svg:width="24.753cm" svg:height="3.074cm" svg:x="1.27cm" svg:y="8.356cm">
          <text:p text:style-name="P1"><text:span text:style-name="T69">Настройка базовых правил фильтрации и инспектирования трафика на Cisco ASA</text:span></text:p>
          <text:p text:style-name="P1"><text:span text:style-name="T69"/></text:p>
          <text:p text:style-name="P1"><text:span text:style-name="T69"/></text:p>
          <text:list text:style-name="L1">
            <text:list-item>
              <text:p text:style-name="P1"><text:span text:style-name="T69"/></text:p>
            </text:list-item>
            <text:list-item>
              <text:p text:style-name="P1"><text:span text:style-name="T69"/></text:p>
            </text:list-item>
          </text:list>
          <draw:enhanced-geometry svg:viewBox="0 0 21600 21600" draw:type="mso-spt202" draw:enhanced-path="M 0 0 L 21600 0 21600 21600 0 21600 0 0 Z N"/>
        </draw:custom-shape>
        <draw:custom-shape draw:style-name="gr64" draw:text-style-name="P3" draw:layer="layout" svg:width="6.3cm" svg:height="1.4cm" svg:x="20.999cm" svg:y="19.111cm">
          <text:list text:style-name="L1">
            <text:list-header>
              <text:p text:style-name="P1"><text:span text:style-name="T3">Сетевые Дни</text:span></text:p>
            </text:list-header>
          </text:list>
          <draw:enhanced-geometry svg:viewBox="0 0 21600 21600" draw:type="mso-spt202" draw:enhanced-path="M 0 0 L 21600 0 21600 21600 0 21600 0 0 Z N"/>
        </draw:custom-shape>
        <draw:custom-shape draw:style-name="gr65" draw:text-style-name="P4" draw:layer="layout" svg:width="18.414cm" svg:height="2.635cm" svg:x="1.271cm" svg:y="11.43cm">
          <text:list text:style-name="L1">
            <text:list-header>
              <text:p text:style-name="P1"><text:span text:style-name="T4">Автор курса: Наташа Самойленко</text:span></text:p>
            </text:list-header>
            <text:list-item>
              <text:p text:style-name="P1"><text:span text:style-name="T4">nataliya.samoylenko@gmail.com</text:span></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5.523cm" svg:x="0cm" svg:y="2.257cm" draw:page-number="61" presentation:class="page"/>
          <draw:frame presentation:style-name="pr1" draw:text-style-name="P5" draw:layer="layout" svg:width="16.799cm" svg:height="9.056cm" svg:x="2.1cm" svg:y="18.4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6" draw:display-name="Bitmape 6"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ccccff" draw:fill-gradient-name="Gradient_20_7" draw:fill-hatch-name="Hatch_20_1" draw:fill-image-name="Bitmape_20_6"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none" fo:font-style="italic" style:font-family-asian="SimSun" style:font-pitch-asian="variable" style:language-asian="zh" style:country-asian="C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List_20_Contents" style:display-name="List Contents" style:family="graphic">
      <style:paragraph-properties fo:margin-left="1.764cm" fo:margin-right="0cm" fo:text-indent="0cm"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Footnote_20_Symbol" style:display-name="Footnote Symbol" style:family="graphic">
      <style:paragraph-properties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Endnote_20_Symbol" style:display-name="Endnote Symbol" style:family="graphic">
      <style:paragraph-properties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fo:font-family="'Times New Roman'" style:font-family-generic="roman" style:font-pitch="variable" fo:font-size="12pt" fo:language="zxx" fo:country="none" style:text-underline-style="solid" style:text-underline-width="auto" style:text-underline-color="font-color" style:font-family-asian="SimSun" style:font-pitch-asian="variable" style:language-asian="zxx" style:country-asian="none" style:font-family-complex="'Times New Roman'" style:font-family-generic-complex="roman" style:font-pitch-complex="variable" style:font-size-complex="12pt"/>
    </style:style>
    <style:style style:name="Visited_20_Internet_20_Link" style:display-name="Visited Internet Link" style:family="graphic">
      <style:paragraph-properties style:text-autospace="none"/>
      <style:text-properties fo:color="#800000" fo:font-family="'Times New Roman'" style:font-family-generic="roman" style:font-pitch="variable" fo:font-size="12pt" fo:language="zxx" fo:country="none" style:text-underline-style="solid" style:text-underline-width="auto" style:text-underline-color="font-color" style:font-family-asian="SimSun" style:font-pitch-asian="variable" style:language-asian="zxx" style:country-asian="none" style:font-family-complex="'Times New Roman'" style:font-family-generic-complex="roman" style:font-pitch-complex="variable" style:font-size-complex="12pt"/>
    </style:style>
    <style:style style:name="_3f__3f__3f__3f__3f__3f__3f_" style:display-name="???????" style:family="graphic">
      <style:paragraph-properties style:text-autospace="none"/>
      <style:text-properties fo:font-size="12pt" fo:language="en" fo:country="US" style:font-size-asian="12pt" style:font-size-complex="12pt"/>
    </style:style>
    <style:style style:name="_3f__3f__3f__3f__3f__3f__3f__3f__3f__3f__20__3f__3f__3f__3f__3f__3f__3f_" style:display-name="?????????? ???????" style:family="graphic">
      <style:paragraph-properties style:text-autospace="none"/>
    </style:style>
    <style:style style:name="_3f__3f__3f__3f__3f__3f__3f__3f__3f__20__3f__3f__3f__3f__3f__3f__3f_" style:display-name="????????? ???????" style:family="graphic">
      <style:paragraph-properties fo:text-align="center" style:text-autospace="none"/>
      <style:text-properties fo:font-weight="bold" style:font-weight-asian="bold"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SimSun"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0pt" style:font-size-asian="20pt" style:font-size-complex="20pt"/>
    </style:style>
    <style:style style:name="Default-outline3" style:family="presentation" style:parent-style-name="Default-outline2">
      <style:paragraph-properties fo:margin-top="0cm" fo:margin-bottom="0.3cm"/>
      <style:text-properties fo:font-size="20pt" style:font-size-asian="20pt" style:font-size-complex="20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0pt" fo:font-style="normal" fo:text-shadow="none" style:text-underline-style="none" fo:font-weight="normal" style:letter-kerning="true" style:font-family-asian="SimSun"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auto-grow-width="true" fo:min-height="0.935cm" fo:min-width="11.903cm"/>
    </style:style>
    <style:style style:name="Mgr4" style:family="graphic" style:parent-style-name="standard">
      <style:graphic-properties draw:stroke="none" draw:fill="none" draw:fill-color="#ffffff" draw:auto-grow-width="true" fo:min-height="0.935cm" fo:min-width="9.452cm"/>
    </style:style>
    <style:style style:name="Mgr5" style:family="graphic" style:parent-style-name="standard">
      <style:graphic-properties draw:stroke="none" draw:fill="solid" draw:fill-color="#9999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r3" style:family="presentation" style:parent-style-name="Default_20_1-backgroundobjects">
      <style:graphic-properties draw:stroke="none" draw:fill="none" draw:fill-color="#ffffff" draw:auto-grow-height="false" fo:min-height="1.485cm"/>
    </style:style>
    <style:style style:name="Mpr4"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style>
    <style:style style:name="MP4"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page-thumbnail draw:layer="backgroundobjects" svg:width="21cm" svg:height="14.884cm" svg:x="0cm" svg:y="1.905cm"/>
      <draw:frame draw:style-name="Mgr3" draw:layer="backgroundobjects" svg:width="12.403cm" svg:height="1.185cm" svg:x="7.917cm" svg:y="27.39cm">
        <draw:text-box>
          <text:p text:style-name="MP3"><text:page-number>&lt;Nummer&gt;</text:page-number></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0">
        <office:forms form:automatic-focus="false" form:apply-design-mode="false"/>
        <draw:page-thumbnail presentation:style-name="Default-title" draw:layer="backgroundobjects" svg:width="20.955cm" svg:height="15.523cm" svg:x="0cm" svg:y="1.622cm" presentation:class="page"/>
        <draw:frame presentation:style-name="Default-notes" draw:layer="backgroundobjects" svg:width="16.799cm" svg:height="9.691cm" svg:x="2.1cm" svg:y="17.78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2"><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draw:style-name="Mgr4" draw:layer="backgroundobjects" svg:width="9.952cm" svg:height="1.185cm" svg:x="10.795cm" svg:y="27.94cm">
          <draw:text-box>
            <text:p text:style-name="MP3"><text:page-number>&lt;Nummer&gt;</text:page-number></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59cm" svg:x="1.4cm" svg:y="4.914cm" presentation:class="outline" presentation:placeholder="true">
        <draw:text-box/>
      </draw:frame>
      <draw:custom-shape draw:style-name="Mgr5" draw:text-style-name="MP4" draw:layer="backgroundobjects" svg:width="28cm" svg:height="7.788cm" svg:x="0cm" svg:y="6.81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Default_20_1-title" draw:layer="backgroundobjects" svg:width="20.955cm" svg:height="15.523cm" svg:x="0cm" svg:y="2.257cm" presentation:class="page"/>
        <draw:frame presentation:style-name="Default_20_1-notes" draw:layer="backgroundobjects" svg:width="16.799cm" svg:height="9.056cm" svg:x="2.1cm" svg:y="18.415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draw:style-name="Mgr4" draw:layer="backgroundobjects" svg:width="9.952cm" svg:height="1.185cm" svg:x="10.795cm" svg:y="27.941cm">
          <draw:text-box>
            <text:p text:style-name="MP3"><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taliya Samoylenko</meta:initial-creator>
    <meta:creation-date>2011-04-27T07:03:17</meta:creation-date>
    <meta:editing-duration>P2DT22H34M4S</meta:editing-duration>
    <meta:editing-cycles>462</meta:editing-cycles>
    <dc:date>2015-12-23T21:27:02</dc:date>
    <meta:generator>OpenOffice/4.1.2$Unix OpenOffice.org_project/412m3$Build-9782</meta:generator>
    <dc:title>BGP NetDay</dc:title>
    <meta:document-statistic meta:object-count="255"/>
  </office:meta>
</office:document-meta>
</file>